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356c5"/>
    </style:style>
    <style:style style:name="T1" style:family="text">
      <style:text-properties officeooo:rsid="001356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comment0_5f_python"><text:span text:style-name="T1">#!/usr/bin/python3</text:span></text:span></text:p>
      <text:p text:style-name="P1"><text:span text:style-name="T1"/></text:p>
      <text:p text:style-name="P1"><text:span text:style-name="string_5f_python"><text:span text:style-name="T1">"""</text:span></text:span></text:p>
      <text:p text:style-name="P1"><text:span text:style-name="string_5f_python"><text:span text:style-name="T1">Python Duplicator</text:span></text:span></text:p>
      <text:p text:style-name="P1"><text:span text:style-name="string_5f_python"><text:span text:style-name="T1"/></text:span></text:p>
      <text:p text:style-name="P1"><text:span text:style-name="string_5f_python"><text:span text:style-name="T1">runs using python3.2 (on RPi)</text:span></text:span></text:p>
      <text:p text:style-name="P1"><text:span text:style-name="string_5f_python"><text:span text:style-name="T1">uses tkinter (may need to be installed, sudo apt-get install python-tk)</text:span></text:span></text:p>
      <text:p text:style-name="P1"><text:span text:style-name="string_5f_python"><text:span text:style-name="T1"/></text:span></text:p>
      <text:p text:style-name="P1"><text:span text:style-name="string_5f_python"><text:span text:style-name="T1">Requires : <text:s/>dc3dd (sudo apt-get install dc3dd)</text:span></text:span></text:p>
      <text:p text:style-name="P1"><text:span text:style-name="string_5f_python"><text:span text:style-name="T1"/></text:span></text:p>
      <text:p text:style-name="P1"><text:span text:style-name="string_5f_python"><text:span text:style-name="T1">"""</text:span></text:span></text:p>
      <text:p text:style-name="P1"><text:span text:style-name="T1"/></text:p>
      <text:p text:style-name="P1"><text:span text:style-name="keyword0_5f_python"><text:span text:style-name="T1">from</text:span></text:span><text:span text:style-name="T1"> </text:span><text:span text:style-name="keyword2_5f_python"><text:span text:style-name="T1">tkinter</text:span></text:span><text:span text:style-name="T1"> </text:span><text:span text:style-name="keyword0_5f_python"><text:span text:style-name="T1">import</text:span></text:span><text:span text:style-name="T1"> </text:span><text:span text:style-name="symbol0_5f_python"><text:span text:style-name="T1">*</text:span></text:span></text:p>
      <text:p text:style-name="P1"><text:span text:style-name="keyword0_5f_python"><text:span text:style-name="T1">from</text:span></text:span><text:span text:style-name="T1"> </text:span><text:span text:style-name="keyword2_5f_python"><text:span text:style-name="T1">tkinter</text:span></text:span><text:span text:style-name="T1">.</text:span><text:span text:style-name="member0_5f_python"><text:span text:style-name="T1">scrolledtext</text:span></text:span><text:span text:style-name="T1"> </text:span><text:span text:style-name="keyword0_5f_python"><text:span text:style-name="T1">import</text:span></text:span><text:span text:style-name="T1"> </text:span><text:span text:style-name="symbol0_5f_python"><text:span text:style-name="T1">*</text:span></text:span></text:p>
      <text:p text:style-name="P1"><text:span text:style-name="keyword0_5f_python"><text:span text:style-name="T1">from</text:span></text:span><text:span text:style-name="T1"> </text:span><text:span text:style-name="keyword2_5f_python"><text:span text:style-name="T1">tkinter</text:span></text:span><text:span text:style-name="T1">.</text:span><text:span text:style-name="member0_5f_python"><text:span text:style-name="T1">messagebox</text:span></text:span><text:span text:style-name="T1"> </text:span><text:span text:style-name="keyword0_5f_python"><text:span text:style-name="T1">import</text:span></text:span><text:span text:style-name="T1"> </text:span><text:span text:style-name="symbol0_5f_python"><text:span text:style-name="T1">*</text:span></text:span><text:span text:style-name="T1"> </text:span><text:span text:style-name="comment0_5f_python"><text:span text:style-name="T1"># onExit popup box</text:span></text:span></text:p>
      <text:p text:style-name="P1"><text:span text:style-name="keyword0_5f_python"><text:span text:style-name="T1">from</text:span></text:span><text:span text:style-name="T1"> </text:span><text:span text:style-name="keyword2_5f_python"><text:span text:style-name="T1">tkinter</text:span></text:span><text:span text:style-name="T1">.</text:span><text:span text:style-name="member0_5f_python"><text:span text:style-name="T1">font</text:span></text:span><text:span text:style-name="T1"> </text:span><text:span text:style-name="keyword0_5f_python"><text:span text:style-name="T1">import</text:span></text:span><text:span text:style-name="T1"> Font, nametofont</text:span></text:p>
      <text:p text:style-name="P1"><text:span text:style-name="keyword0_5f_python"><text:span text:style-name="T1">from</text:span></text:span><text:span text:style-name="T1"> </text:span><text:span text:style-name="keyword2_5f_python"><text:span text:style-name="T1">tkinter</text:span></text:span><text:span text:style-name="T1">.</text:span><text:span text:style-name="member0_5f_python"><text:span text:style-name="T1">filedialog</text:span></text:span><text:span text:style-name="T1"> </text:span><text:span text:style-name="keyword0_5f_python"><text:span text:style-name="T1">import</text:span></text:span><text:span text:style-name="T1"> askdirectory</text:span></text:p>
      <text:p text:style-name="P1"><text:span text:style-name="T1"/></text:p>
      <text:p text:style-name="P1"><text:span text:style-name="keyword0_5f_python"><text:span text:style-name="T1">from</text:span></text:span><text:span text:style-name="T1"> </text:span><text:span text:style-name="keyword2_5f_python"><text:span text:style-name="T1">tkinter</text:span></text:span><text:span text:style-name="T1">.</text:span><text:span text:style-name="member0_5f_python"><text:span text:style-name="T1">ttk</text:span></text:span><text:span text:style-name="T1"> </text:span><text:span text:style-name="keyword0_5f_python"><text:span text:style-name="T1">import</text:span></text:span><text:span text:style-name="T1"> </text:span><text:span text:style-name="symbol0_5f_python"><text:span text:style-name="T1">*</text:span></text:span><text:span text:style-name="T1"> </text:span><text:span text:style-name="comment0_5f_python"><text:span text:style-name="T1"># overwrites any methods also defined by tkinter (above)</text:span></text:span></text:p>
      <text:p text:style-name="P1"><text:span text:style-name="T1"/></text:p>
      <text:p text:style-name="P1"><text:span text:style-name="keyword0_5f_python"><text:span text:style-name="T1">import</text:span></text:span><text:span text:style-name="T1"> </text:span><text:span text:style-name="keyword2_5f_python"><text:span text:style-name="T1">os</text:span></text:span><text:span text:style-name="T1">, </text:span><text:span text:style-name="keyword2_5f_python"><text:span text:style-name="T1">re</text:span></text:span><text:span text:style-name="T1">, </text:span><text:span text:style-name="keyword2_5f_python"><text:span text:style-name="T1">string</text:span></text:span><text:span text:style-name="T1">, </text:span><text:span text:style-name="keyword2_5f_python"><text:span text:style-name="T1">subprocess</text:span></text:span></text:p>
      <text:p text:style-name="P1"><text:span text:style-name="T1"/></text:p>
      <text:p text:style-name="P1"><text:span text:style-name="T1"/></text:p>
      <text:p text:style-name="P1"><text:span text:style-name="keyword0_5f_python"><text:span text:style-name="T1">class</text:span></text:span><text:span text:style-name="T1"> Dup_GUI</text:span><text:span text:style-name="symbol0_5f_python"><text:span text:style-name="T1">(</text:span></text:span><text:span text:style-name="T1">Frame, </text:span><text:span text:style-name="keyword1_5f_python"><text:span text:style-name="T1">object</text:span></text:span><text:span text:style-name="symbol0_5f_python"><text:span text:style-name="T1">)</text:span></text:span><text:span text:style-name="T1">:</text:span></text:p>
      <text:p text:style-name="P1"><text:span text:style-name="T1"><text:s text:c="4"/></text:span><text:span text:style-name="keyword0_5f_python"><text:span text:style-name="T1">def</text:span></text:span><text:span text:style-name="T1"> </text:span><text:span text:style-name="keyword3_5f_python"><text:span text:style-name="T1">__init__</text:span></text:span><text:span text:style-name="symbol0_5f_python"><text:span text:style-name="T1">(</text:span></text:span><text:span text:style-name="keyword1_5f_python"><text:span text:style-name="T1">self</text:span></text:span><text:span text:style-name="T1">, master</text:span><text:span text:style-name="symbol0_5f_python"><text:span text:style-name="T1">)</text:span></text:span><text:span text:style-name="T1">:</text:span></text:p>
      <text:p text:style-name="P1"><text:span text:style-name="T1"><text:s text:c="8"/></text:span><text:span text:style-name="keyword1_5f_python"><text:span text:style-name="T1">super</text:span></text:span><text:span text:style-name="symbol0_5f_python"><text:span text:style-name="T1">(</text:span></text:span><text:span text:style-name="T1">Dup_GUI, </text:span><text:span text:style-name="keyword1_5f_python"><text:span text:style-name="T1">self</text:span></text:span><text:span text:style-name="symbol0_5f_python"><text:span text:style-name="T1">)</text:span></text:span><text:span text:style-name="T1">.</text:span><text:span text:style-name="keyword3_5f_python"><text:span text:style-name="T1">__init__</text:span></text:span><text:span text:style-name="symbol0_5f_python"><text:span text:style-name="T1">(</text:span></text:span><text:span text:style-name="T1">master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master</text:span></text:span><text:span text:style-name="T1"> = master </text:span><text:span text:style-name="comment0_5f_python"><text:span text:style-name="T1"># master = 'root'</text:span></text:span></text:p>
      <text:p text:style-name="P1"><text:span text:style-name="T1"/></text:p>
      <text:p text:style-name="P1"><text:span text:style-name="T1"><text:s text:c="8"/></text:span><text:span text:style-name="comment0_5f_python"><text:span text:style-name="T1">## <text:s/>WHO AM I ?</text:span></text:span></text:p>
      <text:p text:style-name="P1"><text:span text:style-name="T1"><text:s text:c="8"/></text:span><text:span text:style-name="comment0_5f_python"><text:span text:style-name="T1">#print("Who am I: " + self.winfo_class()) <text:s/># = 'Frame' !!</text:span></text:span></text:p>
      <text:p text:style-name="P1"><text:span text:style-name="T1"><text:s text:c="8"/></text:span><text:span text:style-name="comment0_5f_python"><text:span text:style-name="T1">#print("Who am I: " + self.__class__.__name__) # = 'Dup_GUI'</text:span></text:span></text:p>
      <text:p text:style-name="P1"><text:span text:style-name="T1"/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master</text:span></text:span><text:span text:style-name="T1">.</text:span><text:span text:style-name="member0_5f_python"><text:span text:style-name="T1">protocol</text:span></text:span><text:span text:style-name="symbol0_5f_python"><text:span text:style-name="T1">(</text:span></text:span><text:span text:style-name="string_5f_python"><text:span text:style-name="T1">"WM_DELETE_WINDOW"</text:span></text:span><text:span text:style-name="T1">, </text:span><text:span text:style-name="keyword1_5f_python"><text:span text:style-name="T1">self</text:span></text:span><text:span text:style-name="T1">.</text:span><text:span text:style-name="member0_5f_python"><text:span text:style-name="T1">onExit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/></text:p>
      <text:p text:style-name="P1"><text:span text:style-name="T1"><text:s text:c="8"/></text:span><text:span text:style-name="comment0_5f_python"><text:span text:style-name="T1">#---------------------------------------------------------</text:span></text:span></text:p>
      <text:p text:style-name="P1"><text:span text:style-name="T1"><text:s text:c="8"/></text:span><text:span text:style-name="comment0_5f_python"><text:span text:style-name="T1"># ttk STYLE CONFIGURATION &amp; MAPPING</text:span></text:span></text:p>
      <text:p text:style-name="P1"><text:span text:style-name="T1"><text:s text:c="8"/></text:span><text:span text:style-name="comment0_5f_python"><text:span text:style-name="T1">#---------------------------------------------------------</text:span></text:span></text:p>
      <text:p text:style-name="P1"><text:span text:style-name="T1"/></text:p>
      <text:p text:style-name="P1"><text:span text:style-name="T1"><text:s text:c="8"/></text:span></text:p>
      <text:p text:style-name="P1"><text:span text:style-name="T1"><text:s text:c="8"/></text:span><text:span text:style-name="comment0_5f_python"><text:span text:style-name="T1">## LEARNING POINT: ttk Styles</text:span></text:span></text:p>
      <text:p text:style-name="P1"><text:span text:style-name="T1"><text:s text:c="8"/></text:span><text:span text:style-name="comment0_5f_python"><text:span text:style-name="T1"># print(ttk.Style().layout("TCheckbutton"))</text:span></text:span></text:p>
      <text:p text:style-name="P1"><text:span text:style-name="T1"><text:s text:c="8"/></text:span><text:span text:style-name="comment0_5f_python"><text:span text:style-name="T1">#[('Checkbutton.padding', {'children': [('Checkbutton.indicator', {'side': 'left', 'sticky': ''}),</text:span></text:span></text:p>
      <text:p text:style-name="P1"><text:span text:style-name="T1"><text:s text:c="8"/></text:span><text:span text:style-name="comment0_5f_python"><text:span text:style-name="T1"># <text:s text:c="22"/>('Checkbutton.focus', {'children': [('Checkbutton.label',{'sticky': 'nswe'})],</text:span></text:span></text:p>
      <text:p text:style-name="P1"><text:span text:style-name="T1"><text:s text:c="8"/></text:span><text:span text:style-name="comment0_5f_python"><text:span text:style-name="T1"># <text:s text:c="22"/>'side': 'left', 'sticky': 'w'})],'sticky': 'nswe'})]</text:span></text:span></text:p>
      <text:p text:style-name="P1"><text:span text:style-name="T1"><text:s text:c="8"/></text:span></text:p>
      <text:p text:style-name="P1"><text:span text:style-name="T1"><text:s text:c="8"/></text:span><text:span text:style-name="comment0_5f_python"><text:span text:style-name="T1"># print(ttk.Style().element_options("Checkbutton.indicator"))</text:span></text:span></text:p>
      <text:p text:style-name="P1"><text:span text:style-name="T1"><text:s text:c="8"/></text:span><text:span text:style-name="comment0_5f_python"><text:span text:style-name="T1">#('-background', '-indicatorcolor', '-indicatorrelief', '-indicatordiameter', '-indicatormargin', '-borderwidth')</text:span></text:span></text:p>
      <text:p text:style-name="P1"><text:span text:style-name="T1"><text:s text:c="8"/></text:span></text:p>
      <text:p text:style-name="P1"><text:span text:style-name="T1"><text:s text:c="8"/></text:span><text:span text:style-name="comment0_5f_python"><text:span text:style-name="T1">#print(ttk.Style().lookup("Checkbutton", "indicatordiameter"))</text:span></text:span></text:p>
      <text:p text:style-name="P1"><text:soft-page-break/><text:span text:style-name="T1"><text:s text:c="8"/></text:span><text:span text:style-name="comment0_5f_python"><text:span text:style-name="T1"># 10</text:span></text:span></text:p>
      <text:p text:style-name="P1"><text:span text:style-name="T1"><text:s text:c="8"/>Style</text:span><text:span text:style-name="symbol0_5f_python"><text:span text:style-name="T1">()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string_5f_python"><text:span text:style-name="T1">"TCheckbutton"</text:span></text:span><text:span text:style-name="T1">, indicatordiameter = </text:span><text:span text:style-name="number_5f_python"><text:span text:style-name="T1">20</text:span></text:span><text:span text:style-name="T1">, borderwidth = </text:span><text:span text:style-name="number_5f_python"><text:span text:style-name="T1">4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8"/></text:span><text:span text:style-name="comment0_5f_python"><text:span text:style-name="T1"># print(ttk.Style().layout("Vertical.TScrollbar"))</text:span></text:span></text:p>
      <text:p text:style-name="P1"><text:span text:style-name="T1"><text:s text:c="8"/></text:span><text:span text:style-name="comment0_5f_python"><text:span text:style-name="T1"># [('Vertical.Scrollbar.trough', {'children': [('Vertical.Scrollbar.uparrow', {'side': 'top', 'sticky': ''}),</text:span></text:span></text:p>
      <text:p text:style-name="P1"><text:span text:style-name="T1"><text:s text:c="8"/></text:span><text:span text:style-name="comment0_5f_python"><text:span text:style-name="T1"># <text:s text:c="22"/>('Vertical.Scrollbar.downarrow', {'side': 'bottom', 'sticky': ''}),</text:span></text:span></text:p>
      <text:p text:style-name="P1"><text:span text:style-name="T1"><text:s text:c="8"/></text:span><text:span text:style-name="comment0_5f_python"><text:span text:style-name="T1"># <text:s text:c="22"/>('Vertical.Scrollbar.thumb', {'expand': '1', 'sticky': 'nswe'})], 'sticky': 'ns'})]</text:span></text:span></text:p>
      <text:p text:style-name="P1"><text:span text:style-name="T1"><text:s text:c="8"/></text:span><text:span text:style-name="comment0_5f_python"><text:span text:style-name="T1"># print(ttk.Style().lookup("Vertical.TScrollbar", "arrowsize"))</text:span></text:span></text:p>
      <text:p text:style-name="P1"><text:span text:style-name="T1"><text:s text:c="8"/></text:span><text:span text:style-name="comment0_5f_python"><text:span text:style-name="T1"># 12</text:span></text:span></text:p>
      <text:p text:style-name="P1"><text:span text:style-name="T1"><text:s text:c="8"/></text:span><text:span text:style-name="comment0_5f_python"><text:span text:style-name="T1">#ttk.Style().configure("Vertical.TScrollbar", arrowsize = 20) ## DOESNT WORK !!!!</text:span></text:span></text:p>
      <text:p text:style-name="P1"><text:span text:style-name="T1"><text:s text:c="8"/>Style</text:span><text:span text:style-name="symbol0_5f_python"><text:span text:style-name="T1">()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string_5f_python"><text:span text:style-name="T1">"TCombobox"</text:span></text:span><text:span text:style-name="T1">, arrowsize = </text:span><text:span text:style-name="number_5f_python"><text:span text:style-name="T1">20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8"/></text:span><text:span text:style-name="comment0_5f_python"><text:span text:style-name="T1"># needed as 'from tkinter.ttk import *' used instead of 'import tkinter.ttk'</text:span></text:span></text:p>
      <text:p text:style-name="P1"><text:span text:style-name="T1"><text:s text:c="8"/>Style</text:span><text:span text:style-name="symbol0_5f_python"><text:span text:style-name="T1">()</text:span></text:span><text:span text:style-name="T1">.</text:span><text:span text:style-name="member0_5f_python"><text:span text:style-name="T1">map</text:span></text:span><text:span text:style-name="symbol0_5f_python"><text:span text:style-name="T1">(</text:span></text:span><text:span text:style-name="string_5f_python"><text:span text:style-name="T1">"TEntry"</text:span></text:span><text:span text:style-name="T1">, background = </text:span><text:span text:style-name="symbol0_5f_python"><text:span text:style-name="T1">[(</text:span></text:span><text:span text:style-name="string_5f_python"><text:span text:style-name="T1">"disabled"</text:span></text:span><text:span text:style-name="T1">, </text:span><text:span text:style-name="string_5f_python"><text:span text:style-name="T1">"white"</text:span></text:span><text:span text:style-name="symbol0_5f_python"><text:span text:style-name="T1">)]</text:span></text:span><text:span text:style-name="T1">, foreground = </text:span><text:span text:style-name="symbol0_5f_python"><text:span text:style-name="T1">[(</text:span></text:span><text:span text:style-name="string_5f_python"><text:span text:style-name="T1">"disabled"</text:span></text:span><text:span text:style-name="T1">, </text:span><text:span text:style-name="string_5f_python"><text:span text:style-name="T1">"black"</text:span></text:span><text:span text:style-name="symbol0_5f_python"><text:span text:style-name="T1">)])</text:span></text:span></text:p>
      <text:p text:style-name="P1"><text:span text:style-name="T1"/></text:p>
      <text:p text:style-name="P1"><text:span text:style-name="T1"><text:s text:c="8"/></text:span></text:p>
      <text:p text:style-name="P1"><text:span text:style-name="T1"><text:s text:c="8"/></text:span><text:span text:style-name="comment0_5f_python"><text:span text:style-name="T1">#--------------------------------------------------------------------</text:span></text:span></text:p>
      <text:p text:style-name="P1"><text:span text:style-name="T1"><text:s text:c="8"/></text:span><text:span text:style-name="comment0_5f_python"><text:span text:style-name="T1"># APPLICATION WIDE VARIABLES</text:span></text:span></text:p>
      <text:p text:style-name="P1"><text:span text:style-name="T1"><text:s text:c="8"/></text:span><text:span text:style-name="comment0_5f_python"><text:span text:style-name="T1">#--------------------------------------------------------------------</text:span></text:span></text:p>
      <text:p text:style-name="P1"><text:span text:style-name="T1"/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debugMode</text:span></text:span><text:span text:style-name="T1"> = </text:span><text:span text:style-name="number_5f_python"><text:span text:style-name="T1">1</text:span></text:span><text:span text:style-name="T1"> </text:span><text:span text:style-name="comment0_5f_python"><text:span text:style-name="T1"># 0=None, 1=Exit procedures OK/Error, 2 = Everything</text:span></text:span></text:p>
      <text:p text:style-name="P1"><text:span text:style-name="T1"/></text:p>
      <text:p text:style-name="P1"><text:span text:style-name="T1"><text:s text:c="8"/></text:span><text:span text:style-name="comment0_5f_python"><text:span text:style-name="T1"># <text:s/>apps running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apps</text:span></text:span><text:span text:style-name="T1"> = </text:span><text:span text:style-name="symbol0_5f_python"><text:span text:style-name="T1">[]</text:span></text:span><text:span text:style-name="T1"> </text:span><text:span text:style-name="comment0_5f_python"><text:span text:style-name="T1"># list of apps for goto menu &amp; knowing what <text:s/>is running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apps</text:span></text:span><text:span text:style-name="T1">.</text:span><text:span text:style-name="member0_5f_python"><text:span text:style-name="T1">append</text:span></text:span><text:span text:style-name="symbol0_5f_python"><text:span text:style-name="T1">(</text:span></text:span><text:span text:style-name="keyword1_5f_python"><text:span text:style-name="T1">self</text:span></text:span><text:span text:style-name="T1">.__class__.__name__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currentApp</text:span></text:span><text:span text:style-name="T1"> = </text:span><text:span text:style-name="string_5f_python"><text:span text:style-name="T1">""</text:span></text:span></text:p>
      <text:p text:style-name="P1"><text:span text:style-name="T1"/></text:p>
      <text:p text:style-name="P1"><text:span text:style-name="T1"/></text:p>
      <text:p text:style-name="P1"><text:span text:style-name="T1"><text:s text:c="8"/></text:span><text:span text:style-name="comment0_5f_python"><text:span text:style-name="T1">#--------------------------------------------------------------------</text:span></text:span></text:p>
      <text:p text:style-name="P1"><text:span text:style-name="T1"><text:s text:c="8"/></text:span><text:span text:style-name="comment0_5f_python"><text:span text:style-name="T1"># GUI SETUP</text:span></text:span></text:p>
      <text:p text:style-name="P1"><text:span text:style-name="T1"><text:s text:c="8"/></text:span><text:span text:style-name="comment0_5f_python"><text:span text:style-name="T1">#--------------------------------------------------------------------</text:span></text:span></text:p>
      <text:p text:style-name="P1"><text:span text:style-name="T1"/></text:p>
      <text:p text:style-name="P1"><text:span text:style-name="T1"><text:s text:c="8"/>SW = </text:span><text:span text:style-name="keyword1_5f_python"><text:span text:style-name="T1">self</text:span></text:span><text:span text:style-name="T1">.</text:span><text:span text:style-name="member0_5f_python"><text:span text:style-name="T1">master</text:span></text:span><text:span text:style-name="T1">.</text:span><text:span text:style-name="member0_5f_python"><text:span text:style-name="T1">winfo_screenwidth</text:span></text:span><text:span text:style-name="symbol0_5f_python"><text:span text:style-name="T1">()</text:span></text:span></text:p>
      <text:p text:style-name="P1"><text:span text:style-name="T1"><text:s text:c="8"/>SH = </text:span><text:span text:style-name="keyword1_5f_python"><text:span text:style-name="T1">self</text:span></text:span><text:span text:style-name="T1">.</text:span><text:span text:style-name="member0_5f_python"><text:span text:style-name="T1">master</text:span></text:span><text:span text:style-name="T1">.</text:span><text:span text:style-name="member0_5f_python"><text:span text:style-name="T1">winfo_screenheight</text:span></text:span><text:span text:style-name="symbol0_5f_python"><text:span text:style-name="T1">()</text:span></text:span></text:p>
      <text:p text:style-name="P1"><text:span text:style-name="T1"/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screenWidth</text:span></text:span><text:span text:style-name="T1"> = </text:span><text:span text:style-name="keyword1_5f_python"><text:span text:style-name="T1">int</text:span></text:span><text:span text:style-name="symbol0_5f_python"><text:span text:style-name="T1">(</text:span></text:span><text:span text:style-name="T1">SW </text:span><text:span text:style-name="symbol0_5f_python"><text:span text:style-name="T1">*</text:span></text:span><text:span text:style-name="T1"> </text:span><text:span text:style-name="number_5f_python"><text:span text:style-name="T1">0.60</text:span>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screenHeight</text:span></text:span><text:span text:style-name="T1"> = </text:span><text:span text:style-name="keyword1_5f_python"><text:span text:style-name="T1">int</text:span></text:span><text:span text:style-name="symbol0_5f_python"><text:span text:style-name="T1">(</text:span></text:span><text:span text:style-name="T1">SH </text:span><text:span text:style-name="symbol0_5f_python"><text:span text:style-name="T1">*</text:span></text:span><text:span text:style-name="T1"> </text:span><text:span text:style-name="number_5f_python"><text:span text:style-name="T1">0.60</text:span>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widgetscale</text:span></text:span><text:span text:style-name="T1"> = </text:span><text:span text:style-name="keyword1_5f_python"><text:span text:style-name="T1">round</text:span></text:span><text:span text:style-name="symbol0_5f_python"><text:span text:style-name="T1">(</text:span></text:span><text:span text:style-name="T1">SW / </text:span><text:span text:style-name="number_5f_python"><text:span text:style-name="T1">800</text:span></text:span><text:span text:style-name="T1">, </text:span><text:span text:style-name="number_5f_python"><text:span text:style-name="T1">1</text:span>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fontscale</text:span></text:span><text:span text:style-name="T1"> = </text:span><text:span text:style-name="keyword1_5f_python"><text:span text:style-name="T1">int</text:span></text:span><text:span text:style-name="symbol0_5f_python"><text:span text:style-name="T1">(</text:span></text:span><text:span text:style-name="T1">SW / </text:span><text:span text:style-name="number_5f_python"><text:span text:style-name="T1">80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8"/></text:span><text:span text:style-name="comment0_5f_python"><text:span text:style-name="T1"># LIST OF ALL DEFAULT FONTS</text:span></text:span></text:p>
      <text:p text:style-name="P1"><text:span text:style-name="T1"><text:s text:c="8"/></text:span><text:span text:style-name="comment0_5f_python"><text:span text:style-name="T1"># "TkDefaultFont", "TkTextFont", "TkFixedFont", "TkMenuFont", "TkHeadingFont"</text:span></text:span></text:p>
      <text:p text:style-name="P1"><text:span text:style-name="T1"><text:s text:c="8"/></text:span><text:span text:style-name="comment0_5f_python"><text:span text:style-name="T1"># "TkCaptionFont", "TkSmallCaptionFont", "TkIconFont", "TkTooltipFont"</text:span></text:span></text:p>
      <text:p text:style-name="P1"><text:span text:style-name="T1"><text:s text:c="8"/></text:span><text:span text:style-name="keyword0_5f_python"><text:span text:style-name="T1">for</text:span></text:span><text:span text:style-name="T1"> fontname </text:span><text:span text:style-name="keyword0_5f_python"><text:span text:style-name="T1">in</text:span></text:span><text:span text:style-name="T1"> </text:span><text:span text:style-name="symbol0_5f_python"><text:span text:style-name="T1">[</text:span></text:span><text:span text:style-name="string_5f_python"><text:span text:style-name="T1">"TkDefaultFont"</text:span></text:span><text:span text:style-name="T1">, </text:span><text:span text:style-name="string_5f_python"><text:span text:style-name="T1">"TkTextFont"</text:span></text:span><text:span text:style-name="T1">, </text:span><text:span text:style-name="string_5f_python"><text:span text:style-name="T1">"TkMenuFont"</text:span></text:span><text:span text:style-name="symbol0_5f_python"><text:span text:style-name="T1">]</text:span></text:span><text:span text:style-name="T1">:</text:span></text:p>
      <text:p text:style-name="P1"><text:span text:style-name="T1"><text:s text:c="12"/>default_font = nametofont</text:span><text:span text:style-name="symbol0_5f_python"><text:span text:style-name="T1">(</text:span></text:span><text:span text:style-name="T1">fontname</text:span><text:span text:style-name="symbol0_5f_python"><text:span text:style-name="T1">)</text:span></text:span></text:p>
      <text:p text:style-name="P1"><text:span text:style-name="T1"><text:s text:c="12"/>default_font.</text:span><text:span text:style-name="member0_5f_python"><text:span text:style-name="T1">configure</text:span></text:span><text:span text:style-name="symbol0_5f_python"><text:span text:style-name="T1">(</text:span></text:span><text:span text:style-name="T1">size = </text:span><text:span text:style-name="keyword1_5f_python"><text:span text:style-name="T1">int</text:span>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fontscale</text:span></text:span><text:span text:style-name="symbol0_5f_python"><text:span text:style-name="T1">))</text:span></text:span></text:p>
      <text:p text:style-name="P1"><text:span text:style-name="T1"/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bind</text:span></text:span><text:span text:style-name="symbol0_5f_python"><text:span text:style-name="T1">(</text:span></text:span><text:span text:style-name="string_5f_python"><text:span text:style-name="T1">"&lt;Configure&gt;"</text:span></text:span><text:span text:style-name="T1">, </text:span><text:span text:style-name="keyword1_5f_python"><text:span text:style-name="T1">self</text:span></text:span><text:span text:style-name="T1">.</text:span><text:span text:style-name="member0_5f_python"><text:span text:style-name="T1">onResize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master</text:span></text:span><text:span text:style-name="T1">.</text:span><text:span text:style-name="member0_5f_python"><text:span text:style-name="T1">geometry</text:span></text:span><text:span text:style-name="symbol0_5f_python"><text:span text:style-name="T1">(</text:span></text:span><text:span text:style-name="keyword1_5f_python"><text:span text:style-name="T1">str</text:span>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screenWidth</text:span></text:span><text:span text:style-name="symbol0_5f_python"><text:span text:style-name="T1">)</text:span></text:span><text:span text:style-name="T1"> + </text:span><text:span text:style-name="string_5f_python"><text:span text:style-name="T1">"x"</text:span></text:span><text:span text:style-name="T1"> + </text:span><text:span text:style-name="keyword1_5f_python"><text:span text:style-name="T1">str</text:span>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screenHeight</text:span></text:span><text:span text:style-name="T1"> - </text:span><text:span text:style-name="number_5f_python"><text:span text:style-name="T1">30</text:span></text:span><text:span text:style-name="symbol0_5f_python"><text:span text:style-name="T1">))</text:span></text:span></text:p>
      <text:p text:style-name="P1"><text:soft-page-break/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master</text:span></text:span><text:span text:style-name="T1">.</text:span><text:span text:style-name="member0_5f_python"><text:span text:style-name="T1">rowconfigure</text:span></text:span><text:span text:style-name="symbol0_5f_python"><text:span text:style-name="T1">(</text:span></text:span><text:span text:style-name="number_5f_python"><text:span text:style-name="T1">0</text:span></text:span><text:span text:style-name="T1">, weight = </text:span><text:span text:style-name="number_5f_python"><text:span text:style-name="T1">1</text:span>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master</text:span></text:span><text:span text:style-name="T1">.</text:span><text:span text:style-name="member0_5f_python"><text:span text:style-name="T1">columnconfigure</text:span></text:span><text:span text:style-name="symbol0_5f_python"><text:span text:style-name="T1">(</text:span></text:span><text:span text:style-name="number_5f_python"><text:span text:style-name="T1">0</text:span></text:span><text:span text:style-name="T1">, weight = </text:span><text:span text:style-name="number_5f_python"><text:span text:style-name="T1">1</text:span>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grid</text:span></text:span><text:span text:style-name="symbol0_5f_python"><text:span text:style-name="T1">(</text:span></text:span><text:span text:style-name="T1">column = </text:span><text:span text:style-name="number_5f_python"><text:span text:style-name="T1">0</text:span></text:span><text:span text:style-name="T1">, row = </text:span><text:span text:style-name="number_5f_python"><text:span text:style-name="T1">0</text:span></text:span><text:span text:style-name="T1">, sticky = </text:span><text:span text:style-name="symbol0_5f_python"><text:span text:style-name="T1">(</text:span></text:span><text:span text:style-name="T1">N, S, W, E</text:span><text:span text:style-name="symbol0_5f_python"><text:span text:style-name="T1">))</text:span></text:span></text:p>
      <text:p text:style-name="P1"><text:span text:style-name="T1"/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createMenu</text:span></text:span><text:span text:style-name="symbol0_5f_python"><text:span text:style-name="T1">(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mainFrame</text:span></text:span><text:span text:style-name="T1"> = Frame</text:span><text:span text:style-name="symbol0_5f_python"><text:span text:style-name="T1">(</text:span></text:span><text:span text:style-name="keyword1_5f_python"><text:span text:style-name="T1">self</text:span>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mainFrame</text:span></text:span><text:span text:style-name="T1">.</text:span><text:span text:style-name="member0_5f_python"><text:span text:style-name="T1">grid</text:span></text:span><text:span text:style-name="symbol0_5f_python"><text:span text:style-name="T1">(</text:span></text:span><text:span text:style-name="T1">row = </text:span><text:span text:style-name="number_5f_python"><text:span text:style-name="T1">0</text:span></text:span><text:span text:style-name="T1">, column = </text:span><text:span text:style-name="number_5f_python"><text:span text:style-name="T1">0</text:span></text:span><text:span text:style-name="T1">, sticky = </text:span><text:span text:style-name="symbol0_5f_python"><text:span text:style-name="T1">(</text:span></text:span><text:span text:style-name="T1">N, S, W, E</text:span><text:span text:style-name="symbol0_5f_python"><text:span text:style-name="T1">)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rowconfigure</text:span></text:span><text:span text:style-name="symbol0_5f_python"><text:span text:style-name="T1">(</text:span></text:span><text:span text:style-name="number_5f_python"><text:span text:style-name="T1">0</text:span></text:span><text:span text:style-name="T1">, weight = </text:span><text:span text:style-name="number_5f_python"><text:span text:style-name="T1">1</text:span>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columnconfigure</text:span></text:span><text:span text:style-name="symbol0_5f_python"><text:span text:style-name="T1">(</text:span></text:span><text:span text:style-name="number_5f_python"><text:span text:style-name="T1">0</text:span></text:span><text:span text:style-name="T1">, weight = </text:span><text:span text:style-name="number_5f_python"><text:span text:style-name="T1">1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update_idletasks</text:span></text:span><text:span text:style-name="symbol0_5f_python"><text:span text:style-name="T1">()</text:span></text:span></text:p>
      <text:p text:style-name="P1"><text:span text:style-name="T1"/></text:p>
      <text:p text:style-name="P1"><text:span text:style-name="T1"><text:s text:c="4"/></text:span><text:span text:style-name="comment0_5f_python"><text:span text:style-name="T1">#--------------------------------------------------------------------</text:span></text:span></text:p>
      <text:p text:style-name="P1"><text:span text:style-name="T1"><text:s text:c="4"/></text:span><text:span text:style-name="comment0_5f_python"><text:span text:style-name="T1"># CREATE GUI MAIN WINDOW, MENU &amp; STATUS BAR</text:span></text:span></text:p>
      <text:p text:style-name="P1"><text:span text:style-name="T1"><text:s text:c="4"/></text:span><text:span text:style-name="comment0_5f_python"><text:span text:style-name="T1">#--------------------------------------------------------------------</text:span></text:span></text:p>
      <text:p text:style-name="P1"><text:span text:style-name="T1"><text:s text:c="4"/></text:span><text:span text:style-name="keyword0_5f_python"><text:span text:style-name="T1">def</text:span></text:span><text:span text:style-name="T1"> createMenu</text:span><text:span text:style-name="symbol0_5f_python"><text:span text:style-name="T1">(</text:span></text:span><text:span text:style-name="keyword1_5f_python"><text:span text:style-name="T1">self</text:span></text:span><text:span text:style-name="symbol0_5f_python"><text:span text:style-name="T1">)</text:span></text:span><text:span text:style-name="T1">:</text:span></text:p>
      <text:p text:style-name="P1"><text:span text:style-name="T1"><text:s text:c="8"/></text:span><text:span text:style-name="keyword0_5f_python"><text:span text:style-name="T1">try</text:span></text:span><text:span text:style-name="T1">: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menubar</text:span></text:span><text:span text:style-name="T1"> = Menu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master</text:span></text:span><text:span text:style-name="symbol0_5f_python"><text:span text:style-name="T1">)</text:span>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master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menu = </text:span><text:span text:style-name="keyword1_5f_python"><text:span text:style-name="T1">self</text:span></text:span><text:span text:style-name="T1">.</text:span><text:span text:style-name="member0_5f_python"><text:span text:style-name="T1">menubar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menubar</text:span></text:span><text:span text:style-name="T1">.</text:span><text:span text:style-name="member0_5f_python"><text:span text:style-name="T1">add_command</text:span></text:span><text:span text:style-name="symbol0_5f_python"><text:span text:style-name="T1">(</text:span></text:span><text:span text:style-name="T1">label = </text:span><text:span text:style-name="string_5f_python"><text:span text:style-name="T1">"Exit"</text:span></text:span><text:span text:style-name="T1">, command = </text:span><text:span text:style-name="keyword0_5f_python"><text:span text:style-name="T1">lambda</text:span></text:span><text:span text:style-name="T1">: </text:span><text:span text:style-name="keyword1_5f_python"><text:span text:style-name="T1">self</text:span></text:span><text:span text:style-name="T1">.</text:span><text:span text:style-name="member0_5f_python"><text:span text:style-name="T1">onExit</text:span></text:span><text:span text:style-name="symbol0_5f_python"><text:span text:style-name="T1">())</text:span></text:span></text:p>
      <text:p text:style-name="P1"><text:span text:style-name="T1"/></text:p>
      <text:p text:style-name="P1"><text:span text:style-name="T1"><text:s text:c="12"/></text:span><text:span text:style-name="keyword0_5f_python"><text:span text:style-name="T1">if</text:span></text:span><text:span text:style-name="T1"> </text:span><text:span text:style-name="keyword1_5f_python"><text:span text:style-name="T1">self</text:span></text:span><text:span text:style-name="T1">.</text:span><text:span text:style-name="member0_5f_python"><text:span text:style-name="T1">debugMode</text:span></text:span><text:span text:style-name="T1"> </text:span><text:span text:style-name="symbol0_5f_python"><text:span text:style-name="T1">&gt;</text:span></text:span><text:span text:style-name="T1"> </text:span><text:span text:style-name="number_5f_python"><text:span text:style-name="T1">0</text:span></text:span><text:span text:style-name="T1">:</text:span></text:p>
      <text:p text:style-name="P1"><text:span text:style-name="T1"><text:s text:c="16"/></text:span><text:span text:style-name="keyword0_5f_python"><text:span text:style-name="T1">print</text:span></text:span><text:span text:style-name="symbol0_5f_python"><text:span text:style-name="T1">(</text:span></text:span><text:span text:style-name="string_5f_python"><text:span text:style-name="T1">"CreateMenu: Ok"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8"/></text:span><text:span text:style-name="keyword0_5f_python"><text:span text:style-name="T1">except</text:span></text:span><text:span text:style-name="T1">:</text:span></text:p>
      <text:p text:style-name="P1"><text:span text:style-name="T1"><text:s text:c="12"/></text:span><text:span text:style-name="keyword0_5f_python"><text:span text:style-name="T1">if</text:span></text:span><text:span text:style-name="T1"> </text:span><text:span text:style-name="keyword1_5f_python"><text:span text:style-name="T1">self</text:span></text:span><text:span text:style-name="T1">.</text:span><text:span text:style-name="member0_5f_python"><text:span text:style-name="T1">debugMode</text:span></text:span><text:span text:style-name="T1"> </text:span><text:span text:style-name="symbol0_5f_python"><text:span text:style-name="T1">&gt;</text:span></text:span><text:span text:style-name="T1"> </text:span><text:span text:style-name="number_5f_python"><text:span text:style-name="T1">0</text:span></text:span><text:span text:style-name="T1">:</text:span></text:p>
      <text:p text:style-name="P1"><text:span text:style-name="T1"><text:s text:c="16"/></text:span><text:span text:style-name="keyword0_5f_python"><text:span text:style-name="T1">print</text:span></text:span><text:span text:style-name="symbol0_5f_python"><text:span text:style-name="T1">(</text:span></text:span><text:span text:style-name="string_5f_python"><text:span text:style-name="T1">"CreateMenu: Error"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/></text:p>
      <text:p text:style-name="P1"><text:span text:style-name="T1"><text:s text:c="4"/></text:span><text:span text:style-name="comment0_5f_python"><text:span text:style-name="T1">#--------------------------------------------------------------------</text:span></text:span></text:p>
      <text:p text:style-name="P1"><text:span text:style-name="T1"><text:s text:c="4"/></text:span><text:span text:style-name="comment0_5f_python"><text:span text:style-name="T1"># NAVIGATION</text:span></text:span></text:p>
      <text:p text:style-name="P1"><text:span text:style-name="T1"><text:s text:c="4"/></text:span><text:span text:style-name="comment0_5f_python"><text:span text:style-name="T1">#--------------------------------------------------------------------</text:span></text:span></text:p>
      <text:p text:style-name="P1"><text:span text:style-name="T1"><text:s text:c="4"/></text:span><text:span text:style-name="keyword0_5f_python"><text:span text:style-name="T1">def</text:span></text:span><text:span text:style-name="T1"> todo</text:span><text:span text:style-name="symbol0_5f_python"><text:span text:style-name="T1">(</text:span></text:span><text:span text:style-name="keyword1_5f_python"><text:span text:style-name="T1">self</text:span></text:span><text:span text:style-name="symbol0_5f_python"><text:span text:style-name="T1">)</text:span></text:span><text:span text:style-name="T1">:</text:span></text:p>
      <text:p text:style-name="P1"><text:span text:style-name="T1"><text:s text:c="8"/></text:span><text:span text:style-name="comment0_5f_python"><text:span text:style-name="T1">#default command during development</text:span></text:span></text:p>
      <text:p text:style-name="P1"><text:span text:style-name="T1"><text:s text:c="8"/></text:span><text:span text:style-name="keyword0_5f_python"><text:span text:style-name="T1">pass</text:span></text:span></text:p>
      <text:p text:style-name="P1"><text:span text:style-name="T1"/></text:p>
      <text:p text:style-name="P1"><text:span text:style-name="T1"><text:s text:c="4"/></text:span><text:span text:style-name="keyword0_5f_python"><text:span text:style-name="T1">def</text:span></text:span><text:span text:style-name="T1"> onResize</text:span><text:span text:style-name="symbol0_5f_python"><text:span text:style-name="T1">(</text:span></text:span><text:span text:style-name="keyword1_5f_python"><text:span text:style-name="T1">self</text:span></text:span><text:span text:style-name="T1">, event</text:span><text:span text:style-name="symbol0_5f_python"><text:span text:style-name="T1">)</text:span></text:span><text:span text:style-name="T1">:</text:span></text:p>
      <text:p text:style-name="P1"><text:span text:style-name="T1"><text:s text:c="8"/>SW = </text:span><text:span text:style-name="keyword1_5f_python"><text:span text:style-name="T1">self</text:span></text:span><text:span text:style-name="T1">.</text:span><text:span text:style-name="member0_5f_python"><text:span text:style-name="T1">winfo_width</text:span></text:span><text:span text:style-name="symbol0_5f_python"><text:span text:style-name="T1">(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fontscale</text:span></text:span><text:span text:style-name="T1"> = </text:span><text:span text:style-name="keyword1_5f_python"><text:span text:style-name="T1">int</text:span></text:span><text:span text:style-name="symbol0_5f_python"><text:span text:style-name="T1">(</text:span></text:span><text:span text:style-name="T1">SW / </text:span><text:span text:style-name="number_5f_python"><text:span text:style-name="T1">80</text:span>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widgetscale</text:span></text:span><text:span text:style-name="T1"> = </text:span><text:span text:style-name="keyword1_5f_python"><text:span text:style-name="T1">round</text:span></text:span><text:span text:style-name="symbol0_5f_python"><text:span text:style-name="T1">(</text:span></text:span><text:span text:style-name="T1">SW / </text:span><text:span text:style-name="number_5f_python"><text:span text:style-name="T1">800</text:span></text:span><text:span text:style-name="T1">, </text:span><text:span text:style-name="number_5f_python"><text:span text:style-name="T1">1</text:span></text:span><text:span text:style-name="symbol0_5f_python"><text:span text:style-name="T1">)</text:span></text:span><text:span text:style-name="T1"> </text:span><text:span text:style-name="comment0_5f_python"><text:span text:style-name="T1"># ????</text:span></text:span></text:p>
      <text:p text:style-name="P1"><text:span text:style-name="T1"/></text:p>
      <text:p text:style-name="P1"><text:span text:style-name="T1"><text:s text:c="8"/></text:span><text:span text:style-name="keyword0_5f_python"><text:span text:style-name="T1">if</text:span></text:span><text:span text:style-name="T1"> </text:span><text:span text:style-name="keyword1_5f_python"><text:span text:style-name="T1">self</text:span></text:span><text:span text:style-name="T1">.</text:span><text:span text:style-name="member0_5f_python"><text:span text:style-name="T1">fontscale</text:span></text:span><text:span text:style-name="T1"> </text:span><text:span text:style-name="symbol0_5f_python"><text:span text:style-name="T1">&lt;</text:span></text:span><text:span text:style-name="T1"> </text:span><text:span text:style-name="number_5f_python"><text:span text:style-name="T1">8</text:span></text:span><text:span text:style-name="T1">: </text:span><text:span text:style-name="keyword1_5f_python"><text:span text:style-name="T1">self</text:span></text:span><text:span text:style-name="T1">.</text:span><text:span text:style-name="member0_5f_python"><text:span text:style-name="T1">fontscale</text:span></text:span><text:span text:style-name="T1"> = </text:span><text:span text:style-name="number_5f_python"><text:span text:style-name="T1">8</text:span></text:span></text:p>
      <text:p text:style-name="P1"><text:span text:style-name="T1"/></text:p>
      <text:p text:style-name="P1"><text:span text:style-name="T1"><text:s text:c="8"/></text:span><text:span text:style-name="keyword0_5f_python"><text:span text:style-name="T1">for</text:span></text:span><text:span text:style-name="T1"> fontname </text:span><text:span text:style-name="keyword0_5f_python"><text:span text:style-name="T1">in</text:span></text:span><text:span text:style-name="T1"> </text:span><text:span text:style-name="symbol0_5f_python"><text:span text:style-name="T1">[</text:span></text:span><text:span text:style-name="string_5f_python"><text:span text:style-name="T1">"TkDefaultFont"</text:span></text:span><text:span text:style-name="T1">, </text:span><text:span text:style-name="string_5f_python"><text:span text:style-name="T1">"TkTextFont"</text:span></text:span><text:span text:style-name="T1">, </text:span><text:span text:style-name="string_5f_python"><text:span text:style-name="T1">"TkMenuFont"</text:span></text:span><text:span text:style-name="T1">,</text:span></text:p>
      <text:p text:style-name="P1"><text:span text:style-name="T1"><text:s text:c="25"/></text:span><text:span text:style-name="string_5f_python"><text:span text:style-name="T1">"TkCaptionFont"</text:span></text:span><text:span text:style-name="T1">, </text:span><text:span text:style-name="string_5f_python"><text:span text:style-name="T1">"TkFixedFont"</text:span></text:span><text:span text:style-name="T1">, </text:span><text:span text:style-name="string_5f_python"><text:span text:style-name="T1">"TkIconFont"</text:span></text:span><text:span text:style-name="T1"> </text:span><text:span text:style-name="symbol0_5f_python"><text:span text:style-name="T1">]</text:span></text:span><text:span text:style-name="T1">:</text:span></text:p>
      <text:p text:style-name="P1"><text:span text:style-name="T1"><text:s text:c="12"/>default_font = nametofont</text:span><text:span text:style-name="symbol0_5f_python"><text:span text:style-name="T1">(</text:span></text:span><text:span text:style-name="T1">fontname</text:span><text:span text:style-name="symbol0_5f_python"><text:span text:style-name="T1">)</text:span></text:span></text:p>
      <text:p text:style-name="P1"><text:span text:style-name="T1"><text:s text:c="12"/>default_font.</text:span><text:span text:style-name="member0_5f_python"><text:span text:style-name="T1">configure</text:span></text:span><text:span text:style-name="symbol0_5f_python"><text:span text:style-name="T1">(</text:span></text:span><text:span text:style-name="T1">size = </text:span><text:span text:style-name="keyword1_5f_python"><text:span text:style-name="T1">self</text:span></text:span><text:span text:style-name="T1">.</text:span><text:span text:style-name="member0_5f_python"><text:span text:style-name="T1">fontscale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8"/>Style</text:span><text:span text:style-name="symbol0_5f_python"><text:span text:style-name="T1">()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string_5f_python"><text:span text:style-name="T1">"TCheckbutton"</text:span></text:span><text:span text:style-name="T1">, indicatordiameter = </text:span><text:span text:style-name="keyword1_5f_python"><text:span text:style-name="T1">int</text:span></text:span><text:span text:style-name="symbol0_5f_python"><text:span text:style-name="T1">(</text:span></text:span><text:span text:style-name="number_5f_python"><text:span text:style-name="T1">1.5</text:span></text:span><text:span text:style-name="T1"> </text:span><text:span text:style-name="symbol0_5f_python"><text:span text:style-name="T1">*</text:span></text:span><text:span text:style-name="T1"> </text:span><text:span text:style-name="keyword1_5f_python"><text:span text:style-name="T1">self</text:span></text:span><text:span text:style-name="T1">.</text:span><text:span text:style-name="member0_5f_python"><text:span text:style-name="T1">fontscale</text:span></text:span><text:span text:style-name="symbol0_5f_python"><text:span text:style-name="T1">)</text:span></text:span><text:span text:style-name="T1">, borderwidth = </text:span><text:span text:style-name="number_5f_python"><text:span text:style-name="T1">4</text:span></text:span><text:span text:style-name="symbol0_5f_python"><text:span text:style-name="T1">)</text:span></text:span></text:p>
      <text:p text:style-name="P1"><text:span text:style-name="T1"><text:s text:c="8"/>Style</text:span><text:span text:style-name="symbol0_5f_python"><text:span text:style-name="T1">()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string_5f_python"><text:span text:style-name="T1">"TCombobox"</text:span></text:span><text:span text:style-name="T1">, arrowsize = </text:span><text:span text:style-name="keyword1_5f_python"><text:span text:style-name="T1">int</text:span></text:span><text:span text:style-name="symbol0_5f_python"><text:span text:style-name="T1">(</text:span></text:span><text:span text:style-name="number_5f_python"><text:span text:style-name="T1">1.5</text:span></text:span><text:span text:style-name="T1"> </text:span><text:span text:style-name="symbol0_5f_python"><text:span text:style-name="T1">*</text:span></text:span><text:span text:style-name="T1"> </text:span><text:span text:style-name="keyword1_5f_python"><text:span text:style-name="T1">self</text:span></text:span><text:span text:style-name="T1">.</text:span><text:span text:style-name="member0_5f_python"><text:span text:style-name="T1">fontscale</text:span></text:span><text:span text:style-name="symbol0_5f_python"><text:span text:style-name="T1">))</text:span></text:span></text:p>
      <text:p text:style-name="P1"><text:soft-page-break/><text:span text:style-name="T1"><text:s text:c="8"/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update_idletasks</text:span></text:span><text:span text:style-name="symbol0_5f_python"><text:span text:style-name="T1">()</text:span></text:span></text:p>
      <text:p text:style-name="P1"><text:span text:style-name="T1"/></text:p>
      <text:p text:style-name="P1"><text:span text:style-name="T1"/></text:p>
      <text:p text:style-name="P1"><text:span text:style-name="T1"><text:s text:c="4"/></text:span><text:span text:style-name="keyword0_5f_python"><text:span text:style-name="T1">def</text:span></text:span><text:span text:style-name="T1"> onExit</text:span><text:span text:style-name="symbol0_5f_python"><text:span text:style-name="T1">(</text:span></text:span><text:span text:style-name="keyword1_5f_python"><text:span text:style-name="T1">self</text:span></text:span><text:span text:style-name="symbol0_5f_python"><text:span text:style-name="T1">)</text:span></text:span><text:span text:style-name="T1">:</text:span></text:p>
      <text:p text:style-name="P1"><text:span text:style-name="T1"><text:s text:c="8"/></text:span><text:span text:style-name="keyword0_5f_python"><text:span text:style-name="T1">try</text:span></text:span><text:span text:style-name="T1">:</text:span></text:p>
      <text:p text:style-name="P1"><text:span text:style-name="T1"><text:s text:c="12"/></text:span><text:span text:style-name="keyword0_5f_python"><text:span text:style-name="T1">if</text:span></text:span><text:span text:style-name="T1"> askokcancel</text:span><text:span text:style-name="symbol0_5f_python"><text:span text:style-name="T1">(</text:span></text:span><text:span text:style-name="string_5f_python"><text:span text:style-name="T1">"Just Checking"</text:span></text:span><text:span text:style-name="T1">, </text:span><text:span text:style-name="string_5f_python"><text:span text:style-name="T1">"Do you want to close now?"</text:span></text:span><text:span text:style-name="symbol0_5f_python"><text:span text:style-name="T1">)</text:span></text:span><text:span text:style-name="T1">:</text:span></text:p>
      <text:p text:style-name="P1"><text:span text:style-name="T1"><text:s text:c="16"/></text:span><text:span text:style-name="keyword1_5f_python"><text:span text:style-name="T1">self</text:span></text:span><text:span text:style-name="T1">.</text:span><text:span text:style-name="member0_5f_python"><text:span text:style-name="T1">master</text:span></text:span><text:span text:style-name="T1">.</text:span><text:span text:style-name="member0_5f_python"><text:span text:style-name="T1">destroy</text:span></text:span><text:span text:style-name="symbol0_5f_python"><text:span text:style-name="T1">()</text:span></text:span></text:p>
      <text:p text:style-name="P1"><text:span text:style-name="T1"/></text:p>
      <text:p text:style-name="P1"><text:span text:style-name="T1"><text:s text:c="12"/></text:span><text:span text:style-name="keyword0_5f_python"><text:span text:style-name="T1">if</text:span></text:span><text:span text:style-name="T1"> </text:span><text:span text:style-name="keyword1_5f_python"><text:span text:style-name="T1">self</text:span></text:span><text:span text:style-name="T1">.</text:span><text:span text:style-name="member0_5f_python"><text:span text:style-name="T1">debugMode</text:span></text:span><text:span text:style-name="T1"> </text:span><text:span text:style-name="symbol0_5f_python"><text:span text:style-name="T1">&gt;</text:span></text:span><text:span text:style-name="T1"> </text:span><text:span text:style-name="number_5f_python"><text:span text:style-name="T1">0</text:span></text:span><text:span text:style-name="T1">: </text:span><text:span text:style-name="keyword0_5f_python"><text:span text:style-name="T1">print</text:span></text:span><text:span text:style-name="symbol0_5f_python"><text:span text:style-name="T1">(</text:span></text:span><text:span text:style-name="string_5f_python"><text:span text:style-name="T1">"on Exit: Ok"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8"/></text:span><text:span text:style-name="keyword0_5f_python"><text:span text:style-name="T1">except</text:span></text:span><text:span text:style-name="T1">:</text:span></text:p>
      <text:p text:style-name="P1"><text:span text:style-name="T1"><text:s text:c="12"/></text:span><text:span text:style-name="keyword0_5f_python"><text:span text:style-name="T1">if</text:span></text:span><text:span text:style-name="T1"> </text:span><text:span text:style-name="keyword1_5f_python"><text:span text:style-name="T1">self</text:span></text:span><text:span text:style-name="T1">.</text:span><text:span text:style-name="member0_5f_python"><text:span text:style-name="T1">debugMode</text:span></text:span><text:span text:style-name="T1"> </text:span><text:span text:style-name="symbol0_5f_python"><text:span text:style-name="T1">&gt;</text:span></text:span><text:span text:style-name="T1"> </text:span><text:span text:style-name="number_5f_python"><text:span text:style-name="T1">0</text:span></text:span><text:span text:style-name="T1">:</text:span></text:p>
      <text:p text:style-name="P1"><text:span text:style-name="T1"><text:s text:c="16"/></text:span><text:span text:style-name="keyword0_5f_python"><text:span text:style-name="T1">print</text:span></text:span><text:span text:style-name="symbol0_5f_python"><text:span text:style-name="T1">(</text:span></text:span><text:span text:style-name="string_5f_python"><text:span text:style-name="T1">"on Exit: Error"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/></text:p>
      <text:p text:style-name="P1"><text:span text:style-name="comment0_5f_python"><text:span text:style-name="T1">#-------------------------------------------------</text:span></text:span></text:p>
      <text:p text:style-name="P1"><text:span text:style-name="comment0_5f_python"><text:span text:style-name="T1"># Duplicator</text:span></text:span></text:p>
      <text:p text:style-name="P1"><text:span text:style-name="comment0_5f_python"><text:span text:style-name="T1">#-------------------------------------------------</text:span></text:span></text:p>
      <text:p text:style-name="P1"><text:span text:style-name="keyword0_5f_python"><text:span text:style-name="T1">class</text:span></text:span><text:span text:style-name="T1"> Duplicator</text:span><text:span text:style-name="symbol0_5f_python"><text:span text:style-name="T1">(</text:span></text:span><text:span text:style-name="T1">Frame</text:span><text:span text:style-name="symbol0_5f_python"><text:span text:style-name="T1">)</text:span></text:span><text:span text:style-name="T1">:</text:span></text:p>
      <text:p text:style-name="P1"><text:span text:style-name="T1"><text:s text:c="4"/></text:span><text:span text:style-name="keyword0_5f_python"><text:span text:style-name="T1">def</text:span></text:span><text:span text:style-name="T1"> </text:span><text:span text:style-name="keyword3_5f_python"><text:span text:style-name="T1">__init__</text:span></text:span><text:span text:style-name="symbol0_5f_python"><text:span text:style-name="T1">(</text:span></text:span><text:span text:style-name="keyword1_5f_python"><text:span text:style-name="T1">self</text:span></text:span><text:span text:style-name="T1">, master, app, no_of_dest_drives</text:span><text:span text:style-name="symbol0_5f_python"><text:span text:style-name="T1">)</text:span></text:span><text:span text:style-name="T1">:</text:span></text:p>
      <text:p text:style-name="P1"><text:span text:style-name="T1"><text:s text:c="8"/>Frame.</text:span><text:span text:style-name="keyword3_5f_python"><text:span text:style-name="T1">__init__</text:span></text:span><text:span text:style-name="symbol0_5f_python"><text:span text:style-name="T1">(</text:span></text:span><text:span text:style-name="keyword1_5f_python"><text:span text:style-name="T1">self</text:span></text:span><text:span text:style-name="T1">, master = master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8"/></text:span><text:span text:style-name="comment0_5f_python"><text:span text:style-name="T1">## <text:s/>WHO AM I ?</text:span></text:span></text:p>
      <text:p text:style-name="P1"><text:span text:style-name="T1"><text:s text:c="8"/></text:span><text:span text:style-name="comment0_5f_python"><text:span text:style-name="T1">#print("Who am I: <text:s/>" + self.winfo_class()) <text:s/># = 'Frame' !!</text:span></text:span></text:p>
      <text:p text:style-name="P1"><text:span text:style-name="T1"><text:s text:c="8"/></text:span><text:span text:style-name="comment0_5f_python"><text:span text:style-name="T1">#print("Who is my master: " + master.__class__.__name__) # = Frame</text:span></text:span></text:p>
      <text:p text:style-name="P1"><text:span text:style-name="T1"><text:s text:c="8"/></text:span><text:span text:style-name="comment0_5f_python"><text:span text:style-name="T1">#print("Who is my app: " + app.__class__.__name__) # = Dup_GUI</text:span></text:span></text:p>
      <text:p text:style-name="P1"><text:span text:style-name="T1"><text:s text:c="8"/></text:span><text:span text:style-name="comment0_5f_python"><text:span text:style-name="T1">#print("Who am I: <text:s/>" + self.__class__.__name__) # = 'Duplicator'</text:span></text:span></text:p>
      <text:p text:style-name="P1"><text:span text:style-name="T1"/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app</text:span></text:span><text:span text:style-name="T1"> = app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app</text:span></text:span><text:span text:style-name="T1">.</text:span><text:span text:style-name="member0_5f_python"><text:span text:style-name="T1">apps</text:span></text:span><text:span text:style-name="T1">.</text:span><text:span text:style-name="member0_5f_python"><text:span text:style-name="T1">append</text:span></text:span><text:span text:style-name="symbol0_5f_python"><text:span text:style-name="T1">(</text:span></text:span><text:span text:style-name="keyword1_5f_python"><text:span text:style-name="T1">self</text:span></text:span><text:span text:style-name="T1">.__class__.__name__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monitorMode</text:span></text:span><text:span text:style-name="T1"> = </text:span><text:span text:style-name="string_5f_python"><text:span text:style-name="T1">"Insert"</text:span></text:span><text:span text:style-name="T1"> </text:span><text:span text:style-name="comment0_5f_python"><text:span text:style-name="T1"># options: Insert, Overtype</text:span></text:span></text:p>
      <text:p text:style-name="P1"><text:span text:style-name="T1"/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bind</text:span></text:span><text:span text:style-name="symbol0_5f_python"><text:span text:style-name="T1">(</text:span></text:span><text:span text:style-name="string_5f_python"><text:span text:style-name="T1">"&lt;Configure&gt;"</text:span></text:span><text:span text:style-name="T1">, </text:span><text:span text:style-name="keyword1_5f_python"><text:span text:style-name="T1">self</text:span></text:span><text:span text:style-name="T1">.</text:span><text:span text:style-name="member0_5f_python"><text:span text:style-name="T1">onResize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8"/></text:span><text:span text:style-name="comment0_5f_python"><text:span text:style-name="T1">#----------------START DELARATIONS------------------------------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no_of_dest_drives</text:span></text:span><text:span text:style-name="T1"> = no_of_dest_drives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err</text:span></text:span><text:span text:style-name="T1"> = </text:span><text:span text:style-name="number_5f_python"><text:span text:style-name="T1">0</text:span></text:span></text:p>
      <text:p text:style-name="P1"><text:span text:style-name="T1"><text:s text:c="8"/></text:span></text:p>
      <text:p text:style-name="P1"><text:span text:style-name="T1"><text:s text:c="8"/></text:span><text:span text:style-name="comment0_5f_python"><text:span text:style-name="T1">##</text:span></text:span></text:p>
      <text:p text:style-name="P1"><text:span text:style-name="T1"><text:s text:c="8"/></text:span><text:span text:style-name="comment0_5f_python"><text:span text:style-name="T1"># Directory Copier items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src_dir_path</text:span></text:span><text:span text:style-name="T1"> = StringVar</text:span><text:span text:style-name="symbol0_5f_python"><text:span text:style-name="T1">(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src_dir_path</text:span></text:span><text:span text:style-name="T1">.</text:span><text:span text:style-name="member0_5f_python"><text:span text:style-name="T1">set</text:span></text:span><text:span text:style-name="symbol0_5f_python"><text:span text:style-name="T1">(</text:span></text:span><text:span text:style-name="string_5f_python"><text:span text:style-name="T1">""</text:span>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src_fldr</text:span></text:span><text:span text:style-name="T1"> = StringVar</text:span><text:span text:style-name="symbol0_5f_python"><text:span text:style-name="T1">(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src_fldr</text:span></text:span><text:span text:style-name="T1">.</text:span><text:span text:style-name="member0_5f_python"><text:span text:style-name="T1">set</text:span></text:span><text:span text:style-name="symbol0_5f_python"><text:span text:style-name="T1">(</text:span></text:span><text:span text:style-name="string_5f_python"><text:span text:style-name="T1">""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dest_fldr</text:span></text:span><text:span text:style-name="T1"> = </text:span><text:span text:style-name="symbol0_5f_python"><text:span text:style-name="T1">[]</text:span></text:span></text:p>
      <text:p text:style-name="P1"><text:span text:style-name="T1"><text:s text:c="8"/></text:span><text:span text:style-name="keyword0_5f_python"><text:span text:style-name="T1">for</text:span></text:span><text:span text:style-name="T1"> count </text:span><text:span text:style-name="keyword0_5f_python"><text:span text:style-name="T1">in</text:span></text:span><text:span text:style-name="T1"> </text:span><text:span text:style-name="keyword1_5f_python"><text:span text:style-name="T1">range</text:span></text:span><text:span text:style-name="T1"> 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no_of_dest_drives</text:span></text:span><text:span text:style-name="symbol0_5f_python"><text:span text:style-name="T1">)</text:span></text:span><text:span text:style-name="T1">: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dest_fldr</text:span></text:span><text:span text:style-name="T1">.</text:span><text:span text:style-name="member0_5f_python"><text:span text:style-name="T1">append</text:span></text:span><text:span text:style-name="symbol0_5f_python"><text:span text:style-name="T1">(</text:span></text:span><text:span text:style-name="T1">StringVar</text:span><text:span text:style-name="symbol0_5f_python"><text:span text:style-name="T1">())</text:span>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dest_fldr</text:span></text:span><text:span text:style-name="symbol0_5f_python"><text:span text:style-name="T1">[</text:span></text:span><text:span text:style-name="T1">count</text:span><text:span text:style-name="symbol0_5f_python"><text:span text:style-name="T1">]</text:span></text:span><text:span text:style-name="T1">.</text:span><text:span text:style-name="member0_5f_python"><text:span text:style-name="T1">set</text:span></text:span><text:span text:style-name="symbol0_5f_python"><text:span text:style-name="T1">(</text:span></text:span><text:span text:style-name="string_5f_python"><text:span text:style-name="T1">""</text:span></text:span><text:span text:style-name="symbol0_5f_python"><text:span text:style-name="T1">)</text:span></text:span></text:p>
      <text:p text:style-name="P1"><text:span text:style-name="T1"/></text:p>
      <text:p text:style-name="P1"><text:soft-page-break/><text:span text:style-name="T1"><text:s text:c="8"/></text:span><text:span text:style-name="comment0_5f_python"><text:span text:style-name="T1">##</text:span></text:span></text:p>
      <text:p text:style-name="P1"><text:span text:style-name="T1"><text:s text:c="8"/></text:span><text:span text:style-name="comment0_5f_python"><text:span text:style-name="T1"># Drive Cloner items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device_list</text:span></text:span><text:span text:style-name="T1"> = </text:span><text:span text:style-name="symbol0_5f_python"><text:span text:style-name="T1">[]</text:span></text:span><text:span text:style-name="T1"> </text:span><text:span text:style-name="comment0_5f_python"><text:span text:style-name="T1"># all devices discovered by 'lsblk' (name, mountpoint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drive_locks</text:span></text:span><text:span text:style-name="T1"> = </text:span><text:span text:style-name="symbol0_5f_python"><text:span text:style-name="T1">[]</text:span></text:span><text:span text:style-name="T1"> </text:span><text:span text:style-name="comment0_5f_python"><text:span text:style-name="T1"># boolean value True if 'locked'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drive_list</text:span></text:span><text:span text:style-name="T1"> = </text:span><text:span text:style-name="symbol0_5f_python"><text:span text:style-name="T1">[]</text:span></text:span><text:span text:style-name="T1"> </text:span><text:span text:style-name="comment0_5f_python"><text:span text:style-name="T1"># only those drives which are NOT 'locked' (used by Comboboxes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dest</text:span></text:span><text:span text:style-name="T1"> = </text:span><text:span text:style-name="symbol0_5f_python"><text:span text:style-name="T1">[]</text:span></text:span><text:span text:style-name="T1"> </text:span><text:span text:style-name="comment0_5f_python"><text:span text:style-name="T1"># a list of StringVar</text:span></text:span></text:p>
      <text:p text:style-name="P1"><text:span text:style-name="T1"><text:s text:c="8"/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default_tab_spacing</text:span></text:span><text:span text:style-name="T1"> = <text:s/></text:span><text:span text:style-name="symbol0_5f_python"><text:span text:style-name="T1">[</text:span></text:span><text:span text:style-name="number_5f_python"><text:span text:style-name="T1">4.0</text:span></text:span><text:span text:style-name="T1">, </text:span><text:span text:style-name="number_5f_python"><text:span text:style-name="T1">7.0</text:span></text:span><text:span text:style-name="T1">, </text:span><text:span text:style-name="number_5f_python"><text:span text:style-name="T1">9.0</text:span></text:span><text:span text:style-name="T1">, </text:span><text:span text:style-name="number_5f_python"><text:span text:style-name="T1">11.0</text:span></text:span><text:span text:style-name="T1">, </text:span><text:span text:style-name="number_5f_python"><text:span text:style-name="T1">13.0</text:span></text:span><text:span text:style-name="T1">, </text:span><text:span text:style-name="number_5f_python"><text:span text:style-name="T1">14.0</text:span></text:span><text:span text:style-name="symbol0_5f_python"><text:span text:style-name="T1">]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driveList_tabsL</text:span></text:span><text:span text:style-name="T1"> = </text:span><text:span text:style-name="symbol0_5f_python"><text:span text:style-name="T1">[]</text:span></text:span></text:p>
      <text:p text:style-name="P1"><text:span text:style-name="T1"><text:s text:c="8"/></text:span><text:span text:style-name="keyword0_5f_python"><text:span text:style-name="T1">for</text:span></text:span><text:span text:style-name="T1"> i </text:span><text:span text:style-name="keyword0_5f_python"><text:span text:style-name="T1">in</text:span></text:span><text:span text:style-name="T1"> </text:span><text:span text:style-name="keyword1_5f_python"><text:span text:style-name="T1">range</text:span></text:span><text:span text:style-name="symbol0_5f_python"><text:span text:style-name="T1">(</text:span></text:span><text:span text:style-name="keyword1_5f_python"><text:span text:style-name="T1">len</text:span>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default_tab_spacing</text:span></text:span><text:span text:style-name="symbol0_5f_python"><text:span text:style-name="T1">))</text:span></text:span><text:span text:style-name="T1">: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driveList_tabsL</text:span></text:span><text:span text:style-name="T1">.</text:span><text:span text:style-name="member0_5f_python"><text:span text:style-name="T1">append</text:span></text:span><text:span text:style-name="symbol0_5f_python"><text:span text:style-name="T1">(</text:span></text:span><text:span text:style-name="keyword1_5f_python"><text:span text:style-name="T1">round</text:span>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default_tab_spacing</text:span></text:span><text:span text:style-name="symbol0_5f_python"><text:span text:style-name="T1">[</text:span></text:span><text:span text:style-name="T1">i</text:span><text:span text:style-name="symbol0_5f_python"><text:span text:style-name="T1">]</text:span></text:span><text:span text:style-name="T1"> </text:span><text:span text:style-name="symbol0_5f_python"><text:span text:style-name="T1">*</text:span></text:span><text:span text:style-name="T1"> </text:span><text:span text:style-name="keyword1_5f_python"><text:span text:style-name="T1">self</text:span></text:span><text:span text:style-name="T1">.</text:span><text:span text:style-name="member0_5f_python"><text:span text:style-name="T1">app</text:span></text:span><text:span text:style-name="T1">.</text:span><text:span text:style-name="member0_5f_python"><text:span text:style-name="T1">widgetscale</text:span></text:span><text:span text:style-name="T1">, </text:span><text:span text:style-name="number_5f_python"><text:span text:style-name="T1">1</text:span></text:span><text:span text:style-name="symbol0_5f_python"><text:span text:style-name="T1">))</text:span></text:span></text:p>
      <text:p text:style-name="P1"><text:span text:style-name="T1"><text:s text:c="8"/>d = </text:span><text:span text:style-name="keyword1_5f_python"><text:span text:style-name="T1">self</text:span></text:span><text:span text:style-name="T1">.</text:span><text:span text:style-name="member0_5f_python"><text:span text:style-name="T1">driveList_tabsL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driveList_tabs</text:span></text:span><text:span text:style-name="T1"> = </text:span><text:span text:style-name="keyword1_5f_python"><text:span text:style-name="T1">str</text:span></text:span><text:span text:style-name="symbol0_5f_python"><text:span text:style-name="T1">(</text:span></text:span><text:span text:style-name="T1">d</text:span><text:span text:style-name="symbol0_5f_python"><text:span text:style-name="T1">[</text:span></text:span><text:span text:style-name="number_5f_python"><text:span text:style-name="T1">0</text:span></text:span><text:span text:style-name="symbol0_5f_python"><text:span text:style-name="T1">])</text:span></text:span><text:span text:style-name="T1">+</text:span><text:span text:style-name="string_5f_python"><text:span text:style-name="T1">"c "</text:span></text:span><text:span text:style-name="T1">+</text:span><text:span text:style-name="keyword1_5f_python"><text:span text:style-name="T1">str</text:span></text:span><text:span text:style-name="symbol0_5f_python"><text:span text:style-name="T1">(</text:span></text:span><text:span text:style-name="T1">d</text:span><text:span text:style-name="symbol0_5f_python"><text:span text:style-name="T1">[</text:span></text:span><text:span text:style-name="number_5f_python"><text:span text:style-name="T1">1</text:span></text:span><text:span text:style-name="symbol0_5f_python"><text:span text:style-name="T1">])</text:span></text:span><text:span text:style-name="T1">+</text:span><text:span text:style-name="string_5f_python"><text:span text:style-name="T1">"c r "</text:span></text:span><text:span text:style-name="T1">+</text:span><text:span text:style-name="keyword1_5f_python"><text:span text:style-name="T1">str</text:span></text:span><text:span text:style-name="symbol0_5f_python"><text:span text:style-name="T1">(</text:span></text:span><text:span text:style-name="T1">d</text:span><text:span text:style-name="symbol0_5f_python"><text:span text:style-name="T1">[</text:span></text:span><text:span text:style-name="number_5f_python"><text:span text:style-name="T1">2</text:span></text:span><text:span text:style-name="symbol0_5f_python"><text:span text:style-name="T1">])</text:span></text:span><text:span text:style-name="T1">+</text:span><text:span text:style-name="string_5f_python"><text:span text:style-name="T1">"c r "</text:span></text:span><text:span text:style-name="T1">+</text:span><text:span text:style-name="keyword1_5f_python"><text:span text:style-name="T1">str</text:span></text:span><text:span text:style-name="symbol0_5f_python"><text:span text:style-name="T1">(</text:span></text:span><text:span text:style-name="T1">d</text:span><text:span text:style-name="symbol0_5f_python"><text:span text:style-name="T1">[</text:span></text:span><text:span text:style-name="number_5f_python"><text:span text:style-name="T1">3</text:span></text:span><text:span text:style-name="symbol0_5f_python"><text:span text:style-name="T1">])</text:span></text:span><text:span text:style-name="T1">+</text:span><text:span text:style-name="string_5f_python"><text:span text:style-name="T1">"c r "</text:span></text:span><text:span text:style-name="T1">+</text:span><text:span text:style-name="keyword1_5f_python"><text:span text:style-name="T1">str</text:span></text:span><text:span text:style-name="symbol0_5f_python"><text:span text:style-name="T1">(</text:span></text:span><text:span text:style-name="T1">d</text:span><text:span text:style-name="symbol0_5f_python"><text:span text:style-name="T1">[</text:span></text:span><text:span text:style-name="number_5f_python"><text:span text:style-name="T1">4</text:span></text:span><text:span text:style-name="symbol0_5f_python"><text:span text:style-name="T1">])</text:span></text:span><text:span text:style-name="T1">+</text:span><text:span text:style-name="string_5f_python"><text:span text:style-name="T1">"c r "</text:span></text:span><text:span text:style-name="T1">+</text:span><text:span text:style-name="keyword1_5f_python"><text:span text:style-name="T1">str</text:span></text:span><text:span text:style-name="symbol0_5f_python"><text:span text:style-name="T1">(</text:span></text:span><text:span text:style-name="T1">d</text:span><text:span text:style-name="symbol0_5f_python"><text:span text:style-name="T1">[</text:span></text:span><text:span text:style-name="number_5f_python"><text:span text:style-name="T1">5</text:span></text:span><text:span text:style-name="symbol0_5f_python"><text:span text:style-name="T1">])</text:span></text:span><text:span text:style-name="T1">+</text:span><text:span text:style-name="string_5f_python"><text:span text:style-name="T1">"c"</text:span></text:span></text:p>
      <text:p text:style-name="P1"><text:span text:style-name="T1"/></text:p>
      <text:p text:style-name="P1"><text:span text:style-name="T1"><text:s text:c="8"/></text:span></text:p>
      <text:p text:style-name="P1"><text:span text:style-name="T1"><text:s text:c="8"/></text:span><text:span text:style-name="comment0_5f_python"><text:span text:style-name="T1">#------------------END DELARATIONS------------------------------</text:span></text:span></text:p>
      <text:p text:style-name="P1"><text:span text:style-name="T1"/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createWidgets</text:span></text:span><text:span text:style-name="symbol0_5f_python"><text:span text:style-name="T1">()</text:span></text:span></text:p>
      <text:p text:style-name="P1"><text:span text:style-name="T1"/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master</text:span></text:span><text:span text:style-name="T1">.</text:span><text:span text:style-name="member0_5f_python"><text:span text:style-name="T1">rowconfigure</text:span></text:span><text:span text:style-name="symbol0_5f_python"><text:span text:style-name="T1">(</text:span></text:span><text:span text:style-name="number_5f_python"><text:span text:style-name="T1">0</text:span></text:span><text:span text:style-name="T1">, weight = </text:span><text:span text:style-name="number_5f_python"><text:span text:style-name="T1">1</text:span>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master</text:span></text:span><text:span text:style-name="T1">.</text:span><text:span text:style-name="member0_5f_python"><text:span text:style-name="T1">columnconfigure</text:span></text:span><text:span text:style-name="symbol0_5f_python"><text:span text:style-name="T1">(</text:span></text:span><text:span text:style-name="number_5f_python"><text:span text:style-name="T1">0</text:span></text:span><text:span text:style-name="T1">, weight = </text:span><text:span text:style-name="number_5f_python"><text:span text:style-name="T1">1</text:span>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grid</text:span></text:span><text:span text:style-name="symbol0_5f_python"><text:span text:style-name="T1">(</text:span></text:span><text:span text:style-name="T1">column = </text:span><text:span text:style-name="number_5f_python"><text:span text:style-name="T1">0</text:span></text:span><text:span text:style-name="T1">, row = </text:span><text:span text:style-name="number_5f_python"><text:span text:style-name="T1">0</text:span></text:span><text:span text:style-name="T1">, sticky = </text:span><text:span text:style-name="symbol0_5f_python"><text:span text:style-name="T1">(</text:span></text:span><text:span text:style-name="T1">N, S, W, E</text:span><text:span text:style-name="symbol0_5f_python"><text:span text:style-name="T1">))</text:span></text:span></text:p>
      <text:p text:style-name="P1"><text:span text:style-name="T1"/></text:p>
      <text:p text:style-name="P1"><text:span text:style-name="T1"><text:s text:c="4"/></text:span><text:span text:style-name="keyword0_5f_python"><text:span text:style-name="T1">def</text:span></text:span><text:span text:style-name="T1"> createWidgets</text:span><text:span text:style-name="symbol0_5f_python"><text:span text:style-name="T1">(</text:span></text:span><text:span text:style-name="keyword1_5f_python"><text:span text:style-name="T1">self</text:span></text:span><text:span text:style-name="symbol0_5f_python"><text:span text:style-name="T1">)</text:span></text:span><text:span text:style-name="T1">: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nBook</text:span></text:span><text:span text:style-name="T1"> = Notebook</text:span><text:span text:style-name="symbol0_5f_python"><text:span text:style-name="T1">(</text:span></text:span><text:span text:style-name="keyword1_5f_python"><text:span text:style-name="T1">self</text:span>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nBook</text:span></text:span><text:span text:style-name="T1">.</text:span><text:span text:style-name="member0_5f_python"><text:span text:style-name="T1">grid</text:span></text:span><text:span text:style-name="symbol0_5f_python"><text:span text:style-name="T1">(</text:span></text:span><text:span text:style-name="T1">row = </text:span><text:span text:style-name="number_5f_python"><text:span text:style-name="T1">0</text:span></text:span><text:span text:style-name="T1">, column = </text:span><text:span text:style-name="number_5f_python"><text:span text:style-name="T1">0</text:span></text:span><text:span text:style-name="T1">, padx = </text:span><text:span text:style-name="number_5f_python"><text:span text:style-name="T1">5</text:span></text:span><text:span text:style-name="T1">, pady = </text:span><text:span text:style-name="number_5f_python"><text:span text:style-name="T1">5</text:span></text:span><text:span text:style-name="T1">, sticky = </text:span><text:span text:style-name="symbol0_5f_python"><text:span text:style-name="T1">(</text:span></text:span><text:span text:style-name="T1">N, S, W, E</text:span><text:span text:style-name="symbol0_5f_python"><text:span text:style-name="T1">))</text:span></text:span></text:p>
      <text:p text:style-name="P1"><text:span text:style-name="T1"/></text:p>
      <text:p text:style-name="P1"><text:span text:style-name="T1"><text:s text:c="8"/></text:span><text:span text:style-name="comment0_5f_python"><text:span text:style-name="T1">## DIRECTORY COPIER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directoryCopy</text:span></text:span><text:span text:style-name="T1"> = Frame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nBook</text:span></text:span><text:span text:style-name="T1">, padding = </text:span><text:span text:style-name="symbol0_5f_python"><text:span text:style-name="T1">(</text:span></text:span><text:span text:style-name="number_5f_python"><text:span text:style-name="T1">5</text:span></text:span><text:span text:style-name="T1">, </text:span><text:span text:style-name="number_5f_python"><text:span text:style-name="T1">5</text:span></text:span><text:span text:style-name="T1">, </text:span><text:span text:style-name="number_5f_python"><text:span text:style-name="T1">5</text:span></text:span><text:span text:style-name="T1">, </text:span><text:span text:style-name="number_5f_python"><text:span text:style-name="T1">5</text:span></text:span><text:span text:style-name="symbol0_5f_python"><text:span text:style-name="T1">)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nBook</text:span></text:span><text:span text:style-name="T1">.</text:span><text:span text:style-name="member0_5f_python"><text:span text:style-name="T1">add</text:span>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directoryCopy</text:span></text:span><text:span text:style-name="T1">, text = </text:span><text:span text:style-name="string_5f_python"><text:span text:style-name="T1">"Directory Copier"</text:span></text:span><text:span text:style-name="symbol0_5f_python"><text:span text:style-name="T1">)</text:span></text:span></text:p>
      <text:p text:style-name="P1"><text:span text:style-name="T1"><text:s text:c="8"/></text:span></text:p>
      <text:p text:style-name="P1"><text:span text:style-name="T1"><text:s text:c="8"/>r = </text:span><text:span text:style-name="number_5f_python"><text:span text:style-name="T1">0</text:span></text:span></text:p>
      <text:p text:style-name="P1"><text:span text:style-name="T1"><text:s text:c="8"/>c = </text:span><text:span text:style-name="number_5f_python"><text:span text:style-name="T1">0</text:span></text:span></text:p>
      <text:p text:style-name="P1"><text:span text:style-name="T1"><text:s text:c="8"/></text:span><text:span text:style-name="comment0_5f_python"><text:span text:style-name="T1"># Source Directory Selection</text:span></text:span></text:p>
      <text:p text:style-name="P1"><text:span text:style-name="T1"><text:s text:c="8"/>Label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directoryCopy</text:span></text:span><text:span text:style-name="T1">, text = </text:span><text:span text:style-name="string_5f_python"><text:span text:style-name="T1">"Source"</text:span></text:span><text:span text:style-name="symbol0_5f_python"><text:span text:style-name="T1">)</text:span></text:span><text:span text:style-name="T1">.</text:span><text:span text:style-name="member0_5f_python"><text:span text:style-name="T1">grid</text:span></text:span><text:span text:style-name="symbol0_5f_python"><text:span text:style-name="T1">(</text:span></text:span><text:span text:style-name="T1">row = r, column = c, columnspan = </text:span><text:span text:style-name="number_5f_python"><text:span text:style-name="T1">3</text:span></text:span><text:span text:style-name="T1">, pady = </text:span><text:span text:style-name="symbol0_5f_python"><text:span text:style-name="T1">(</text:span></text:span><text:span text:style-name="number_5f_python"><text:span text:style-name="T1">5</text:span></text:span><text:span text:style-name="T1">, </text:span><text:span text:style-name="number_5f_python"><text:span text:style-name="T1">0</text:span></text:span><text:span text:style-name="symbol0_5f_python"><text:span text:style-name="T1">))</text:span></text:span></text:p>
      <text:p text:style-name="P1"><text:span text:style-name="T1"><text:s text:c="8"/>Label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directoryCopy</text:span></text:span><text:span text:style-name="T1">, text = </text:span><text:span text:style-name="string_5f_python"><text:span text:style-name="T1">"Root Path"</text:span></text:span><text:span text:style-name="symbol0_5f_python"><text:span text:style-name="T1">)</text:span></text:span><text:span text:style-name="T1">.</text:span><text:span text:style-name="member0_5f_python"><text:span text:style-name="T1">grid</text:span></text:span><text:span text:style-name="symbol0_5f_python"><text:span text:style-name="T1">(</text:span></text:span><text:span text:style-name="T1">row = r + </text:span><text:span text:style-name="number_5f_python"><text:span text:style-name="T1">1</text:span></text:span><text:span text:style-name="T1">, column = c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src_dir_path_entry</text:span></text:span><text:span text:style-name="T1"> = Entry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directoryCopy</text:span></text:span><text:span text:style-name="T1">, textvariable = </text:span><text:span text:style-name="keyword1_5f_python"><text:span text:style-name="T1">self</text:span></text:span><text:span text:style-name="T1">.</text:span><text:span text:style-name="member0_5f_python"><text:span text:style-name="T1">src_dir_path</text:span></text:span><text:span text:style-name="T1">, width = </text:span><text:span text:style-name="number_5f_python"><text:span text:style-name="T1">30</text:span>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src_dir_path_entry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state = </text:span><text:span text:style-name="string_5f_python"><text:span text:style-name="T1">"disabled"</text:span>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src_dir_path_entry</text:span></text:span><text:span text:style-name="T1">.</text:span><text:span text:style-name="member0_5f_python"><text:span text:style-name="T1">grid</text:span></text:span><text:span text:style-name="symbol0_5f_python"><text:span text:style-name="T1">(</text:span></text:span><text:span text:style-name="T1">row = r + </text:span><text:span text:style-name="number_5f_python"><text:span text:style-name="T1">1</text:span></text:span><text:span text:style-name="T1">, column = c + </text:span><text:span text:style-name="number_5f_python"><text:span text:style-name="T1">1</text:span></text:span><text:span text:style-name="T1">, padx = </text:span><text:span text:style-name="number_5f_python"><text:span text:style-name="T1">5</text:span></text:span><text:span text:style-name="T1">, pady = </text:span><text:span text:style-name="number_5f_python"><text:span text:style-name="T1">5</text:span>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src_dir_butt</text:span></text:span><text:span text:style-name="T1"> = Button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directoryCopy</text:span></text:span><text:span text:style-name="T1">, text = </text:span><text:span text:style-name="string_5f_python"><text:span text:style-name="T1">"Browse"</text:span></text:span><text:span text:style-name="T1">, command = </text:span><text:span text:style-name="keyword0_5f_python"><text:span text:style-name="T1">lambda</text:span></text:span><text:span text:style-name="T1">: </text:span><text:span text:style-name="keyword1_5f_python"><text:span text:style-name="T1">self</text:span></text:span><text:span text:style-name="T1">.</text:span><text:span text:style-name="member0_5f_python"><text:span text:style-name="T1">buttonHandler</text:span></text:span><text:span text:style-name="symbol0_5f_python"><text:span text:style-name="T1">(</text:span></text:span><text:span text:style-name="string_5f_python"><text:span text:style-name="T1">'src_fldr'</text:span></text:span><text:span text:style-name="symbol0_5f_python"><text:span text:style-name="T1">)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src_dir_butt</text:span></text:span><text:span text:style-name="T1">.</text:span><text:span text:style-name="member0_5f_python"><text:span text:style-name="T1">grid</text:span></text:span><text:span text:style-name="symbol0_5f_python"><text:span text:style-name="T1">(</text:span></text:span><text:span text:style-name="T1">row = r + </text:span><text:span text:style-name="number_5f_python"><text:span text:style-name="T1">1</text:span></text:span><text:span text:style-name="T1">, column = c + </text:span><text:span text:style-name="number_5f_python"><text:span text:style-name="T1">2</text:span></text:span><text:span text:style-name="T1">, padx = </text:span><text:span text:style-name="number_5f_python"><text:span text:style-name="T1">5</text:span></text:span><text:span text:style-name="T1">, pady = </text:span><text:span text:style-name="number_5f_python"><text:span text:style-name="T1">5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8"/>Label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directoryCopy</text:span></text:span><text:span text:style-name="T1">, text = </text:span><text:span text:style-name="string_5f_python"><text:span text:style-name="T1">"Copy folder"</text:span></text:span><text:span text:style-name="symbol0_5f_python"><text:span text:style-name="T1">)</text:span></text:span><text:span text:style-name="T1">.</text:span><text:span text:style-name="member0_5f_python"><text:span text:style-name="T1">grid</text:span></text:span><text:span text:style-name="symbol0_5f_python"><text:span text:style-name="T1">(</text:span></text:span><text:span text:style-name="T1">row = r + </text:span><text:span text:style-name="number_5f_python"><text:span text:style-name="T1">2</text:span></text:span><text:span text:style-name="T1">, column = c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src_fldr_entry</text:span></text:span><text:span text:style-name="T1"> = Entry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directoryCopy</text:span></text:span><text:span text:style-name="T1">, textvariable = </text:span><text:span text:style-name="keyword1_5f_python"><text:span text:style-name="T1">self</text:span></text:span><text:span text:style-name="T1">.</text:span><text:span text:style-name="member0_5f_python"><text:span text:style-name="T1">src_fldr</text:span></text:span><text:span text:style-name="T1">, width = </text:span><text:span text:style-name="number_5f_python"><text:span text:style-name="T1">30</text:span>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src_fldr_entry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state = </text:span><text:span text:style-name="string_5f_python"><text:span text:style-name="T1">"disabled"</text:span>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src_fldr_entry</text:span></text:span><text:span text:style-name="T1">.</text:span><text:span text:style-name="member0_5f_python"><text:span text:style-name="T1">grid</text:span></text:span><text:span text:style-name="symbol0_5f_python"><text:span text:style-name="T1">(</text:span></text:span><text:span text:style-name="T1">row = r + </text:span><text:span text:style-name="number_5f_python"><text:span text:style-name="T1">2</text:span></text:span><text:span text:style-name="T1">, column = c + </text:span><text:span text:style-name="number_5f_python"><text:span text:style-name="T1">1</text:span></text:span><text:span text:style-name="T1">, padx = </text:span><text:span text:style-name="number_5f_python"><text:span text:style-name="T1">5</text:span></text:span><text:span text:style-name="T1">, pady = </text:span><text:span text:style-name="number_5f_python"><text:span text:style-name="T1">5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8"/>Button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directoryCopy</text:span></text:span><text:span text:style-name="T1">, text = </text:span><text:span text:style-name="string_5f_python"><text:span text:style-name="T1">"Reset"</text:span></text:span><text:span text:style-name="T1">, command = </text:span><text:span text:style-name="keyword0_5f_python"><text:span text:style-name="T1">lambda</text:span></text:span><text:span text:style-name="T1">: </text:span><text:span text:style-name="keyword1_5f_python"><text:span text:style-name="T1">self</text:span></text:span><text:span text:style-name="T1">.</text:span><text:span text:style-name="member0_5f_python"><text:span text:style-name="T1">reset</text:span></text:span><text:span text:style-name="symbol0_5f_python"><text:span text:style-name="T1">())</text:span></text:span><text:span text:style-name="T1">.</text:span><text:span text:style-name="member0_5f_python"><text:span text:style-name="T1">grid</text:span></text:span><text:span text:style-name="symbol0_5f_python"><text:span text:style-name="T1">(</text:span></text:span><text:span text:style-name="T1">row = r + </text:span><text:span text:style-name="number_5f_python"><text:span text:style-name="T1">4</text:span></text:span><text:span text:style-name="T1">, </text:span><text:soft-page-break/><text:span text:style-name="T1">column = c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go_butt</text:span></text:span><text:span text:style-name="T1"> = Button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directoryCopy</text:span></text:span><text:span text:style-name="T1">, text = </text:span><text:span text:style-name="string_5f_python"><text:span text:style-name="T1">"GO !"</text:span></text:span><text:span text:style-name="T1">, command = </text:span><text:span text:style-name="keyword0_5f_python"><text:span text:style-name="T1">lambda</text:span></text:span><text:span text:style-name="T1">: </text:span><text:span text:style-name="keyword1_5f_python"><text:span text:style-name="T1">self</text:span></text:span><text:span text:style-name="T1">.</text:span><text:span text:style-name="member0_5f_python"><text:span text:style-name="T1">goDirCopy</text:span></text:span><text:span text:style-name="symbol0_5f_python"><text:span text:style-name="T1">()</text:span></text:span><text:span text:style-name="T1">, state = </text:span><text:span text:style-name="string_5f_python"><text:span text:style-name="T1">"disabled"</text:span>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go_butt</text:span></text:span><text:span text:style-name="T1">.</text:span><text:span text:style-name="member0_5f_python"><text:span text:style-name="T1">grid</text:span></text:span><text:span text:style-name="symbol0_5f_python"><text:span text:style-name="T1">(</text:span></text:span><text:span text:style-name="T1">row = r + </text:span><text:span text:style-name="number_5f_python"><text:span text:style-name="T1">4</text:span></text:span><text:span text:style-name="T1">, column = c + </text:span><text:span text:style-name="number_5f_python"><text:span text:style-name="T1">1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8"/>c = </text:span><text:span text:style-name="number_5f_python"><text:span text:style-name="T1">4</text:span></text:span></text:p>
      <text:p text:style-name="P1"><text:span text:style-name="T1"><text:s text:c="8"/></text:span><text:span text:style-name="comment0_5f_python"><text:span text:style-name="T1"># Destination Directory Selections</text:span></text:span></text:p>
      <text:p text:style-name="P1"><text:span text:style-name="T1"><text:s text:c="8"/>Label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directoryCopy</text:span></text:span><text:span text:style-name="T1">, text = </text:span><text:span text:style-name="string_5f_python"><text:span text:style-name="T1">"Destination"</text:span></text:span><text:span text:style-name="symbol0_5f_python"><text:span text:style-name="T1">)</text:span></text:span><text:span text:style-name="T1">.</text:span><text:span text:style-name="member0_5f_python"><text:span text:style-name="T1">grid</text:span></text:span><text:span text:style-name="symbol0_5f_python"><text:span text:style-name="T1">(</text:span></text:span><text:span text:style-name="T1">row = r, column = c, columnspan = </text:span><text:span text:style-name="number_5f_python"><text:span text:style-name="T1">3</text:span></text:span><text:span text:style-name="T1">, pady = </text:span><text:span text:style-name="symbol0_5f_python"><text:span text:style-name="T1">(</text:span></text:span><text:span text:style-name="number_5f_python"><text:span text:style-name="T1">5</text:span></text:span><text:span text:style-name="T1">, </text:span><text:span text:style-name="number_5f_python"><text:span text:style-name="T1">0</text:span></text:span><text:span text:style-name="symbol0_5f_python"><text:span text:style-name="T1">))</text:span></text:span></text:p>
      <text:p text:style-name="P1"><text:span text:style-name="T1"/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dest_fldr_butt</text:span></text:span><text:span text:style-name="T1"> = </text:span><text:span text:style-name="symbol0_5f_python"><text:span text:style-name="T1">[]</text:span></text:span></text:p>
      <text:p text:style-name="P1"><text:span text:style-name="T1"><text:s text:c="8"/></text:span><text:span text:style-name="keyword0_5f_python"><text:span text:style-name="T1">for</text:span></text:span><text:span text:style-name="T1"> count </text:span><text:span text:style-name="keyword0_5f_python"><text:span text:style-name="T1">in</text:span></text:span><text:span text:style-name="T1"> </text:span><text:span text:style-name="keyword1_5f_python"><text:span text:style-name="T1">range</text:span>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no_of_dest_drives</text:span></text:span><text:span text:style-name="symbol0_5f_python"><text:span text:style-name="T1">)</text:span></text:span><text:span text:style-name="T1">:</text:span></text:p>
      <text:p text:style-name="P1"><text:span text:style-name="T1"><text:s text:c="12"/>r += </text:span><text:span text:style-name="number_5f_python"><text:span text:style-name="T1">1</text:span></text:span></text:p>
      <text:p text:style-name="P1"><text:span text:style-name="T1"><text:s text:c="12"/>Browse_Label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directoryCopy</text:span></text:span><text:span text:style-name="T1">, </text:span><text:span text:style-name="string_5f_python"><text:span text:style-name="T1">"Dest "</text:span></text:span><text:span text:style-name="T1"> + </text:span><text:span text:style-name="keyword1_5f_python"><text:span text:style-name="T1">str</text:span></text:span><text:span text:style-name="symbol0_5f_python"><text:span text:style-name="T1">(</text:span></text:span><text:span text:style-name="T1">count + </text:span><text:span text:style-name="number_5f_python"><text:span text:style-name="T1">1</text:span></text:span><text:span text:style-name="symbol0_5f_python"><text:span text:style-name="T1">)</text:span></text:span><text:span text:style-name="T1">, </text:span><text:span text:style-name="symbol0_5f_python"><text:span text:style-name="T1">[</text:span></text:span><text:span text:style-name="T1">r, c</text:span><text:span text:style-name="symbol0_5f_python"><text:span text:style-name="T1">])</text:span></text:span></text:p>
      <text:p text:style-name="P1"><text:span text:style-name="T1"><text:s text:c="12"/>Browse_Entry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directoryCopy</text:span></text:span><text:span text:style-name="T1">, </text:span><text:span text:style-name="keyword1_5f_python"><text:span text:style-name="T1">self</text:span></text:span><text:span text:style-name="T1">.</text:span><text:span text:style-name="member0_5f_python"><text:span text:style-name="T1">dest_fldr</text:span></text:span><text:span text:style-name="symbol0_5f_python"><text:span text:style-name="T1">[</text:span></text:span><text:span text:style-name="T1">count</text:span><text:span text:style-name="symbol0_5f_python"><text:span text:style-name="T1">]</text:span></text:span><text:span text:style-name="T1">, </text:span><text:span text:style-name="symbol0_5f_python"><text:span text:style-name="T1">[</text:span></text:span><text:span text:style-name="T1">r, c + </text:span><text:span text:style-name="number_5f_python"><text:span text:style-name="T1">1</text:span></text:span><text:span text:style-name="symbol0_5f_python"><text:span text:style-name="T1">])</text:span>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dest_fldr_butt</text:span></text:span><text:span text:style-name="T1">.</text:span><text:span text:style-name="member0_5f_python"><text:span text:style-name="T1">append</text:span></text:span><text:span text:style-name="symbol0_5f_python"><text:span text:style-name="T1">(</text:span></text:span><text:span text:style-name="T1">Browse_Button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directoryCopy</text:span></text:span><text:span text:style-name="T1">, </text:span><text:span text:style-name="keyword1_5f_python"><text:span text:style-name="T1">self</text:span></text:span><text:span text:style-name="T1">, </text:span><text:span text:style-name="string_5f_python"><text:span text:style-name="T1">"dest_fldr"</text:span></text:span><text:span text:style-name="T1"> + </text:span><text:span text:style-name="keyword1_5f_python"><text:span text:style-name="T1">str</text:span></text:span><text:span text:style-name="symbol0_5f_python"><text:span text:style-name="T1">(</text:span></text:span><text:span text:style-name="T1">count + </text:span><text:span text:style-name="number_5f_python"><text:span text:style-name="T1">1</text:span></text:span><text:span text:style-name="symbol0_5f_python"><text:span text:style-name="T1">)</text:span></text:span><text:span text:style-name="T1">, </text:span><text:span text:style-name="symbol0_5f_python"><text:span text:style-name="T1">[</text:span></text:span><text:span text:style-name="T1">r, c + </text:span><text:span text:style-name="number_5f_python"><text:span text:style-name="T1">2</text:span></text:span><text:span text:style-name="symbol0_5f_python"><text:span text:style-name="T1">]))</text:span></text:span></text:p>
      <text:p text:style-name="P1"><text:span text:style-name="T1"/></text:p>
      <text:p text:style-name="P1"><text:span text:style-name="T1"><text:s text:c="8"/>r += </text:span><text:span text:style-name="number_5f_python"><text:span text:style-name="T1">1</text:span></text:span></text:p>
      <text:p text:style-name="P1"><text:span text:style-name="T1"><text:s text:c="8"/>c = </text:span><text:span text:style-name="number_5f_python"><text:span text:style-name="T1">0</text:span></text:span></text:p>
      <text:p text:style-name="P1"><text:span text:style-name="T1"><text:s text:c="8"/></text:span><text:span text:style-name="comment0_5f_python"><text:span text:style-name="T1"># Monitor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monitor</text:span></text:span><text:span text:style-name="T1"> = </text:span><text:span text:style-name="keyword2_5f_python"><text:span text:style-name="T1">ScrolledText</text:span>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directoryCopy</text:span></text:span><text:span text:style-name="T1">, width = </text:span><text:span text:style-name="number_5f_python"><text:span text:style-name="T1">10</text:span></text:span><text:span text:style-name="T1">, height = </text:span><text:span text:style-name="number_5f_python"><text:span text:style-name="T1">10</text:span></text:span><text:span text:style-name="T1">, font = </text:span><text:span text:style-name="string_5f_python"><text:span text:style-name="T1">"TkTextFont"</text:span></text:span><text:span text:style-name="T1">, state = </text:span><text:span text:style-name="string_5f_python"><text:span text:style-name="T1">"disabled"</text:span>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monitor</text:span></text:span><text:span text:style-name="T1">.</text:span><text:span text:style-name="member0_5f_python"><text:span text:style-name="T1">vbar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width = </text:span><text:span text:style-name="number_5f_python"><text:span text:style-name="T1">2</text:span></text:span><text:span text:style-name="T1"> </text:span><text:span text:style-name="symbol0_5f_python"><text:span text:style-name="T1">*</text:span></text:span><text:span text:style-name="T1"> </text:span><text:span text:style-name="keyword1_5f_python"><text:span text:style-name="T1">self</text:span></text:span><text:span text:style-name="T1">.</text:span><text:span text:style-name="member0_5f_python"><text:span text:style-name="T1">app</text:span></text:span><text:span text:style-name="T1">.</text:span><text:span text:style-name="member0_5f_python"><text:span text:style-name="T1">fontscale</text:span>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monitor</text:span></text:span><text:span text:style-name="T1">.</text:span><text:span text:style-name="member0_5f_python"><text:span text:style-name="T1">grid</text:span></text:span><text:span text:style-name="symbol0_5f_python"><text:span text:style-name="T1">(</text:span></text:span><text:span text:style-name="T1">row = r, column = c, columnspan = </text:span><text:span text:style-name="number_5f_python"><text:span text:style-name="T1">7</text:span></text:span><text:span text:style-name="T1">, padx = </text:span><text:span text:style-name="number_5f_python"><text:span text:style-name="T1">10</text:span></text:span><text:span text:style-name="T1">, pady = </text:span><text:span text:style-name="number_5f_python"><text:span text:style-name="T1">10</text:span></text:span><text:span text:style-name="T1">, sticky = </text:span><text:span text:style-name="symbol0_5f_python"><text:span text:style-name="T1">(</text:span></text:span><text:span text:style-name="T1">N, S, W, E</text:span><text:span text:style-name="symbol0_5f_python"><text:span text:style-name="T1">)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columnconfigure</text:span></text:span><text:span text:style-name="symbol0_5f_python"><text:span text:style-name="T1">(</text:span></text:span><text:span text:style-name="number_5f_python"><text:span text:style-name="T1">3</text:span></text:span><text:span text:style-name="T1">, weight = </text:span><text:span text:style-name="number_5f_python"><text:span text:style-name="T1">1</text:span>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rowconfigure</text:span></text:span><text:span text:style-name="symbol0_5f_python"><text:span text:style-name="T1">(</text:span></text:span><text:span text:style-name="T1">r, weight = </text:span><text:span text:style-name="number_5f_python"><text:span text:style-name="T1">1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8"/></text:span><text:span text:style-name="comment0_5f_python"><text:span text:style-name="T1">## DRIVE CLONER ##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driveCloner</text:span></text:span><text:span text:style-name="T1"> = Frame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nBook</text:span></text:span><text:span text:style-name="T1">, padding = </text:span><text:span text:style-name="symbol0_5f_python"><text:span text:style-name="T1">(</text:span></text:span><text:span text:style-name="number_5f_python"><text:span text:style-name="T1">5</text:span></text:span><text:span text:style-name="T1">, </text:span><text:span text:style-name="number_5f_python"><text:span text:style-name="T1">5</text:span></text:span><text:span text:style-name="T1">, </text:span><text:span text:style-name="number_5f_python"><text:span text:style-name="T1">5</text:span></text:span><text:span text:style-name="T1">, </text:span><text:span text:style-name="number_5f_python"><text:span text:style-name="T1">5</text:span></text:span><text:span text:style-name="symbol0_5f_python"><text:span text:style-name="T1">)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nBook</text:span></text:span><text:span text:style-name="T1">.</text:span><text:span text:style-name="member0_5f_python"><text:span text:style-name="T1">add</text:span>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driveCloner</text:span></text:span><text:span text:style-name="T1">, text = </text:span><text:span text:style-name="string_5f_python"><text:span text:style-name="T1">"Drive Cloner"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8"/>r = </text:span><text:span text:style-name="number_5f_python"><text:span text:style-name="T1">0</text:span></text:span></text:p>
      <text:p text:style-name="P1"><text:span text:style-name="T1"><text:s text:c="8"/>c = </text:span><text:span text:style-name="number_5f_python"><text:span text:style-name="T1">0</text:span></text:span></text:p>
      <text:p text:style-name="P1"><text:span text:style-name="T1"><text:s text:c="8"/></text:span><text:span text:style-name="comment0_5f_python"><text:span text:style-name="T1"># Source Drive Selection</text:span></text:span></text:p>
      <text:p text:style-name="P1"><text:span text:style-name="T1"><text:s text:c="8"/>Label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driveCloner</text:span></text:span><text:span text:style-name="T1">, text = </text:span><text:span text:style-name="string_5f_python"><text:span text:style-name="T1">"Source"</text:span></text:span><text:span text:style-name="symbol0_5f_python"><text:span text:style-name="T1">)</text:span></text:span><text:span text:style-name="T1">.</text:span><text:span text:style-name="member0_5f_python"><text:span text:style-name="T1">grid</text:span></text:span><text:span text:style-name="symbol0_5f_python"><text:span text:style-name="T1">(</text:span></text:span><text:span text:style-name="T1">row = r, column = c, columnspan = </text:span><text:span text:style-name="number_5f_python"><text:span text:style-name="T1">3</text:span></text:span><text:span text:style-name="T1">, pady = </text:span><text:span text:style-name="symbol0_5f_python"><text:span text:style-name="T1">(</text:span></text:span><text:span text:style-name="number_5f_python"><text:span text:style-name="T1">5</text:span></text:span><text:span text:style-name="T1">, </text:span><text:span text:style-name="number_5f_python"><text:span text:style-name="T1">0</text:span></text:span><text:span text:style-name="symbol0_5f_python"><text:span text:style-name="T1">))</text:span></text:span></text:p>
      <text:p text:style-name="P1"><text:span text:style-name="T1"><text:s text:c="8"/>Label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driveCloner</text:span></text:span><text:span text:style-name="T1">, text = </text:span><text:span text:style-name="string_5f_python"><text:span text:style-name="T1">"Drive"</text:span></text:span><text:span text:style-name="symbol0_5f_python"><text:span text:style-name="T1">)</text:span></text:span><text:span text:style-name="T1">.</text:span><text:span text:style-name="member0_5f_python"><text:span text:style-name="T1">grid</text:span></text:span><text:span text:style-name="symbol0_5f_python"><text:span text:style-name="T1">(</text:span></text:span><text:span text:style-name="T1">row = r + </text:span><text:span text:style-name="number_5f_python"><text:span text:style-name="T1">1</text:span></text:span><text:span text:style-name="T1">, column = c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src_combo</text:span></text:span><text:span text:style-name="T1"> = Browse_Combo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driveCloner</text:span></text:span><text:span text:style-name="T1">, </text:span><text:span text:style-name="keyword1_5f_python"><text:span text:style-name="T1">self</text:span></text:span><text:span text:style-name="T1">, </text:span><text:span text:style-name="string_5f_python"><text:span text:style-name="T1">"src"</text:span></text:span><text:span text:style-name="T1">, </text:span><text:span text:style-name="symbol0_5f_python"><text:span text:style-name="T1">[</text:span></text:span><text:span text:style-name="T1">r + </text:span><text:span text:style-name="number_5f_python"><text:span text:style-name="T1">1</text:span></text:span><text:span text:style-name="T1">, c + </text:span><text:span text:style-name="number_5f_python"><text:span text:style-name="T1">1</text:span></text:span><text:span text:style-name="symbol0_5f_python"><text:span text:style-name="T1">])</text:span></text:span></text:p>
      <text:p text:style-name="P1"><text:span text:style-name="T1"/></text:p>
      <text:p text:style-name="P1"><text:span text:style-name="T1"><text:s text:c="8"/>Button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driveCloner</text:span></text:span><text:span text:style-name="T1">, text = </text:span><text:span text:style-name="string_5f_python"><text:span text:style-name="T1">"Reset"</text:span></text:span><text:span text:style-name="T1">, command = </text:span><text:span text:style-name="keyword0_5f_python"><text:span text:style-name="T1">lambda</text:span></text:span><text:span text:style-name="T1">: </text:span><text:span text:style-name="keyword1_5f_python"><text:span text:style-name="T1">self</text:span></text:span><text:span text:style-name="T1">.</text:span><text:span text:style-name="member0_5f_python"><text:span text:style-name="T1">reset</text:span></text:span><text:span text:style-name="symbol0_5f_python"><text:span text:style-name="T1">())</text:span></text:span><text:span text:style-name="T1">.</text:span><text:span text:style-name="member0_5f_python"><text:span text:style-name="T1">grid</text:span></text:span><text:span text:style-name="symbol0_5f_python"><text:span text:style-name="T1">(</text:span></text:span><text:span text:style-name="T1">row = r + </text:span><text:span text:style-name="number_5f_python"><text:span text:style-name="T1">4</text:span></text:span><text:span text:style-name="T1">, column = c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start_butt</text:span></text:span><text:span text:style-name="T1"> = Button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driveCloner</text:span></text:span><text:span text:style-name="T1">, text = </text:span><text:span text:style-name="string_5f_python"><text:span text:style-name="T1">"START !"</text:span></text:span><text:span text:style-name="T1">, command = </text:span><text:span text:style-name="keyword0_5f_python"><text:span text:style-name="T1">lambda</text:span></text:span><text:span text:style-name="T1">: </text:span><text:span text:style-name="keyword1_5f_python"><text:span text:style-name="T1">self</text:span></text:span><text:span text:style-name="T1">.</text:span><text:span text:style-name="member0_5f_python"><text:span text:style-name="T1">startDriveClone</text:span></text:span><text:span text:style-name="symbol0_5f_python"><text:span text:style-name="T1">()</text:span></text:span><text:span text:style-name="T1">, state = </text:span><text:span text:style-name="string_5f_python"><text:span text:style-name="T1">"disabled"</text:span>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start_butt</text:span></text:span><text:span text:style-name="T1">.</text:span><text:span text:style-name="member0_5f_python"><text:span text:style-name="T1">grid</text:span></text:span><text:span text:style-name="symbol0_5f_python"><text:span text:style-name="T1">(</text:span></text:span><text:span text:style-name="T1">row = r + </text:span><text:span text:style-name="number_5f_python"><text:span text:style-name="T1">4</text:span></text:span><text:span text:style-name="T1">, column = c + </text:span><text:span text:style-name="number_5f_python"><text:span text:style-name="T1">1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8"/>c = </text:span><text:span text:style-name="number_5f_python"><text:span text:style-name="T1">4</text:span></text:span></text:p>
      <text:p text:style-name="P1"><text:span text:style-name="T1"><text:s text:c="8"/></text:span><text:span text:style-name="comment0_5f_python"><text:span text:style-name="T1"># Destination Drive Selections</text:span></text:span></text:p>
      <text:p text:style-name="P1"><text:span text:style-name="T1"><text:s text:c="8"/>Label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driveCloner</text:span></text:span><text:span text:style-name="T1">, text = </text:span><text:span text:style-name="string_5f_python"><text:span text:style-name="T1">"Destination"</text:span></text:span><text:span text:style-name="symbol0_5f_python"><text:span text:style-name="T1">)</text:span></text:span><text:span text:style-name="T1">.</text:span><text:span text:style-name="member0_5f_python"><text:span text:style-name="T1">grid</text:span></text:span><text:span text:style-name="symbol0_5f_python"><text:span text:style-name="T1">(</text:span></text:span><text:span text:style-name="T1">row = r, column = c, columnspan = </text:span><text:span text:style-name="number_5f_python"><text:span text:style-name="T1">3</text:span></text:span><text:span text:style-name="T1">, pady = </text:span><text:span text:style-name="symbol0_5f_python"><text:span text:style-name="T1">(</text:span></text:span><text:span text:style-name="number_5f_python"><text:span text:style-name="T1">5</text:span></text:span><text:span text:style-name="T1">, </text:span><text:span text:style-name="number_5f_python"><text:span text:style-name="T1">0</text:span></text:span><text:span text:style-name="symbol0_5f_python"><text:span text:style-name="T1">))</text:span></text:span></text:p>
      <text:p text:style-name="P1"><text:span text:style-name="T1"/></text:p>
      <text:p text:style-name="P1"><text:soft-page-break/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dest_combo</text:span></text:span><text:span text:style-name="T1"> = </text:span><text:span text:style-name="symbol0_5f_python"><text:span text:style-name="T1">[]</text:span></text:span></text:p>
      <text:p text:style-name="P1"><text:span text:style-name="T1"><text:s text:c="8"/></text:span><text:span text:style-name="keyword0_5f_python"><text:span text:style-name="T1">for</text:span></text:span><text:span text:style-name="T1"> count </text:span><text:span text:style-name="keyword0_5f_python"><text:span text:style-name="T1">in</text:span></text:span><text:span text:style-name="T1"> </text:span><text:span text:style-name="keyword1_5f_python"><text:span text:style-name="T1">range</text:span>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no_of_dest_drives</text:span></text:span><text:span text:style-name="symbol0_5f_python"><text:span text:style-name="T1">)</text:span></text:span><text:span text:style-name="T1">:</text:span></text:p>
      <text:p text:style-name="P1"><text:span text:style-name="T1"><text:s text:c="12"/>r += </text:span><text:span text:style-name="number_5f_python"><text:span text:style-name="T1">1</text:span></text:span></text:p>
      <text:p text:style-name="P1"><text:span text:style-name="T1"><text:s text:c="12"/>Browse_Label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driveCloner</text:span></text:span><text:span text:style-name="T1">, </text:span><text:span text:style-name="string_5f_python"><text:span text:style-name="T1">"Dest "</text:span></text:span><text:span text:style-name="T1"> + </text:span><text:span text:style-name="keyword1_5f_python"><text:span text:style-name="T1">str</text:span></text:span><text:span text:style-name="symbol0_5f_python"><text:span text:style-name="T1">(</text:span></text:span><text:span text:style-name="T1">count + </text:span><text:span text:style-name="number_5f_python"><text:span text:style-name="T1">1</text:span></text:span><text:span text:style-name="symbol0_5f_python"><text:span text:style-name="T1">)</text:span></text:span><text:span text:style-name="T1">, </text:span><text:span text:style-name="symbol0_5f_python"><text:span text:style-name="T1">[</text:span></text:span><text:span text:style-name="T1">r, c</text:span><text:span text:style-name="symbol0_5f_python"><text:span text:style-name="T1">])</text:span>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dest_combo</text:span></text:span><text:span text:style-name="T1">.</text:span><text:span text:style-name="member0_5f_python"><text:span text:style-name="T1">append</text:span></text:span><text:span text:style-name="symbol0_5f_python"><text:span text:style-name="T1">(</text:span></text:span><text:span text:style-name="T1">Browse_Combo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driveCloner</text:span></text:span><text:span text:style-name="T1">, </text:span><text:span text:style-name="keyword1_5f_python"><text:span text:style-name="T1">self</text:span></text:span><text:span text:style-name="T1">, </text:span><text:span text:style-name="string_5f_python"><text:span text:style-name="T1">"dest "</text:span></text:span><text:span text:style-name="T1"> + </text:span><text:span text:style-name="keyword1_5f_python"><text:span text:style-name="T1">str</text:span></text:span><text:span text:style-name="symbol0_5f_python"><text:span text:style-name="T1">(</text:span></text:span><text:span text:style-name="T1">count + </text:span><text:span text:style-name="number_5f_python"><text:span text:style-name="T1">1</text:span></text:span><text:span text:style-name="symbol0_5f_python"><text:span text:style-name="T1">)</text:span></text:span><text:span text:style-name="T1">, </text:span><text:span text:style-name="symbol0_5f_python"><text:span text:style-name="T1">[</text:span></text:span><text:span text:style-name="T1">r, c + </text:span><text:span text:style-name="number_5f_python"><text:span text:style-name="T1">1</text:span></text:span><text:span text:style-name="symbol0_5f_python"><text:span text:style-name="T1">]))</text:span></text:span></text:p>
      <text:p text:style-name="P1"><text:span text:style-name="T1"/></text:p>
      <text:p text:style-name="P1"><text:span text:style-name="T1"><text:s text:c="8"/>r += </text:span><text:span text:style-name="number_5f_python"><text:span text:style-name="T1">1</text:span></text:span></text:p>
      <text:p text:style-name="P1"><text:span text:style-name="T1"><text:s text:c="8"/>c = </text:span><text:span text:style-name="number_5f_python"><text:span text:style-name="T1">0</text:span></text:span></text:p>
      <text:p text:style-name="P1"><text:span text:style-name="T1"><text:s text:c="8"/></text:span><text:span text:style-name="comment0_5f_python"><text:span text:style-name="T1"># Monitor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monitor2</text:span></text:span><text:span text:style-name="T1"> = </text:span><text:span text:style-name="keyword2_5f_python"><text:span text:style-name="T1">ScrolledText</text:span>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driveCloner</text:span></text:span><text:span text:style-name="T1">, width = </text:span><text:span text:style-name="number_5f_python"><text:span text:style-name="T1">10</text:span></text:span><text:span text:style-name="T1">, height = </text:span><text:span text:style-name="number_5f_python"><text:span text:style-name="T1">10</text:span></text:span><text:span text:style-name="T1">, font = </text:span><text:span text:style-name="string_5f_python"><text:span text:style-name="T1">"TkTextFont"</text:span></text:span><text:span text:style-name="T1">, state = </text:span><text:span text:style-name="string_5f_python"><text:span text:style-name="T1">"disabled"</text:span>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monitor2</text:span></text:span><text:span text:style-name="T1">.</text:span><text:span text:style-name="member0_5f_python"><text:span text:style-name="T1">vbar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width = </text:span><text:span text:style-name="number_5f_python"><text:span text:style-name="T1">2</text:span></text:span><text:span text:style-name="T1"> </text:span><text:span text:style-name="symbol0_5f_python"><text:span text:style-name="T1">*</text:span></text:span><text:span text:style-name="T1"> </text:span><text:span text:style-name="keyword1_5f_python"><text:span text:style-name="T1">self</text:span></text:span><text:span text:style-name="T1">.</text:span><text:span text:style-name="member0_5f_python"><text:span text:style-name="T1">app</text:span></text:span><text:span text:style-name="T1">.</text:span><text:span text:style-name="member0_5f_python"><text:span text:style-name="T1">fontscale</text:span>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monitor2</text:span></text:span><text:span text:style-name="T1">.</text:span><text:span text:style-name="member0_5f_python"><text:span text:style-name="T1">grid</text:span></text:span><text:span text:style-name="symbol0_5f_python"><text:span text:style-name="T1">(</text:span></text:span><text:span text:style-name="T1">row = r, column = c, columnspan = </text:span><text:span text:style-name="number_5f_python"><text:span text:style-name="T1">6</text:span></text:span><text:span text:style-name="T1">, padx = </text:span><text:span text:style-name="number_5f_python"><text:span text:style-name="T1">10</text:span></text:span><text:span text:style-name="T1">, pady = </text:span><text:span text:style-name="number_5f_python"><text:span text:style-name="T1">10</text:span></text:span><text:span text:style-name="T1">, sticky = </text:span><text:span text:style-name="symbol0_5f_python"><text:span text:style-name="T1">(</text:span></text:span><text:span text:style-name="T1">N, S, W, E</text:span><text:span text:style-name="symbol0_5f_python"><text:span text:style-name="T1">)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columnconfigure</text:span></text:span><text:span text:style-name="symbol0_5f_python"><text:span text:style-name="T1">(</text:span></text:span><text:span text:style-name="number_5f_python"><text:span text:style-name="T1">3</text:span></text:span><text:span text:style-name="T1">, weight = </text:span><text:span text:style-name="number_5f_python"><text:span text:style-name="T1">1</text:span>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rowconfigure</text:span></text:span><text:span text:style-name="symbol0_5f_python"><text:span text:style-name="T1">(</text:span></text:span><text:span text:style-name="T1">r, weight = </text:span><text:span text:style-name="number_5f_python"><text:span text:style-name="T1">1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/></text:p>
      <text:p text:style-name="P1"><text:span text:style-name="T1"><text:s text:c="8"/></text:span><text:span text:style-name="comment0_5f_python"><text:span text:style-name="T1"># IDENTIFY DRIVES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driveIdentify</text:span></text:span><text:span text:style-name="T1"> = Frame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nBook</text:span></text:span><text:span text:style-name="T1">, padding = </text:span><text:span text:style-name="symbol0_5f_python"><text:span text:style-name="T1">(</text:span></text:span><text:span text:style-name="number_5f_python"><text:span text:style-name="T1">5</text:span></text:span><text:span text:style-name="T1">, </text:span><text:span text:style-name="number_5f_python"><text:span text:style-name="T1">5</text:span></text:span><text:span text:style-name="T1">, </text:span><text:span text:style-name="number_5f_python"><text:span text:style-name="T1">5</text:span></text:span><text:span text:style-name="T1">, </text:span><text:span text:style-name="number_5f_python"><text:span text:style-name="T1">5</text:span></text:span><text:span text:style-name="symbol0_5f_python"><text:span text:style-name="T1">)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nBook</text:span></text:span><text:span text:style-name="T1">.</text:span><text:span text:style-name="member0_5f_python"><text:span text:style-name="T1">add</text:span>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driveIdentify</text:span></text:span><text:span text:style-name="T1">, text = </text:span><text:span text:style-name="string_5f_python"><text:span text:style-name="T1">"Identify Drives"</text:span></text:span><text:span text:style-name="T1">, sticky = </text:span><text:span text:style-name="string_5f_python"><text:span text:style-name="T1">'nswe'</text:span></text:span><text:span text:style-name="symbol0_5f_python"><text:span text:style-name="T1">)</text:span></text:span></text:p>
      <text:p text:style-name="P1"><text:span text:style-name="T1"><text:s text:c="8"/></text:span></text:p>
      <text:p text:style-name="P1"><text:span text:style-name="T1"><text:s text:c="8"/>r = </text:span><text:span text:style-name="number_5f_python"><text:span text:style-name="T1">0</text:span></text:span></text:p>
      <text:p text:style-name="P1"><text:span text:style-name="T1"><text:s text:c="8"/>c = </text:span><text:span text:style-name="number_5f_python"><text:span text:style-name="T1">0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identify_butt</text:span></text:span><text:span text:style-name="T1"> = Button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driveIdentify</text:span></text:span><text:span text:style-name="T1">, text = </text:span><text:span text:style-name="string_5f_python"><text:span text:style-name="T1">"Get Drives"</text:span></text:span><text:span text:style-name="T1">, command = </text:span><text:span text:style-name="keyword0_5f_python"><text:span text:style-name="T1">lambda</text:span></text:span><text:span text:style-name="T1">: </text:span><text:span text:style-name="keyword1_5f_python"><text:span text:style-name="T1">self</text:span></text:span><text:span text:style-name="T1">.</text:span><text:span text:style-name="member0_5f_python"><text:span text:style-name="T1">buttonHandler</text:span></text:span><text:span text:style-name="symbol0_5f_python"><text:span text:style-name="T1">(</text:span></text:span><text:span text:style-name="string_5f_python"><text:span text:style-name="T1">'identify'</text:span></text:span><text:span text:style-name="symbol0_5f_python"><text:span text:style-name="T1">)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identify_butt</text:span></text:span><text:span text:style-name="T1">.</text:span><text:span text:style-name="member0_5f_python"><text:span text:style-name="T1">grid</text:span></text:span><text:span text:style-name="symbol0_5f_python"><text:span text:style-name="T1">(</text:span></text:span><text:span text:style-name="T1">row = r, column = c, padx = </text:span><text:span text:style-name="number_5f_python"><text:span text:style-name="T1">5</text:span></text:span><text:span text:style-name="T1">, pady = </text:span><text:span text:style-name="number_5f_python"><text:span text:style-name="T1">5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8"/></text:span><text:span text:style-name="comment0_5f_python"><text:span text:style-name="T1"># Monitor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monitorID</text:span></text:span><text:span text:style-name="T1"> = </text:span><text:span text:style-name="keyword2_5f_python"><text:span text:style-name="T1">ScrolledText</text:span>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driveIdentify</text:span></text:span><text:span text:style-name="T1">, width = </text:span><text:span text:style-name="number_5f_python"><text:span text:style-name="T1">10</text:span></text:span><text:span text:style-name="T1">, height = </text:span><text:span text:style-name="number_5f_python"><text:span text:style-name="T1">5</text:span></text:span><text:span text:style-name="T1">, font = </text:span><text:span text:style-name="string_5f_python"><text:span text:style-name="T1">"TkTextFont"</text:span></text:span><text:span text:style-name="T1">,</text:span></text:p>
      <text:p text:style-name="P1"><text:span text:style-name="T1"><text:s text:c="38"/>state = </text:span><text:span text:style-name="string_5f_python"><text:span text:style-name="T1">"disabled"</text:span></text:span><text:span text:style-name="T1">, tabs = </text:span><text:span text:style-name="keyword1_5f_python"><text:span text:style-name="T1">self</text:span></text:span><text:span text:style-name="T1">.</text:span><text:span text:style-name="member0_5f_python"><text:span text:style-name="T1">driveList_tabs</text:span>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monitorID</text:span></text:span><text:span text:style-name="T1">.</text:span><text:span text:style-name="member0_5f_python"><text:span text:style-name="T1">vbar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width = </text:span><text:span text:style-name="number_5f_python"><text:span text:style-name="T1">2</text:span></text:span><text:span text:style-name="T1"> </text:span><text:span text:style-name="symbol0_5f_python"><text:span text:style-name="T1">*</text:span></text:span><text:span text:style-name="T1"> </text:span><text:span text:style-name="keyword1_5f_python"><text:span text:style-name="T1">self</text:span></text:span><text:span text:style-name="T1">.</text:span><text:span text:style-name="member0_5f_python"><text:span text:style-name="T1">app</text:span></text:span><text:span text:style-name="T1">.</text:span><text:span text:style-name="member0_5f_python"><text:span text:style-name="T1">fontscale</text:span>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monitorID</text:span></text:span><text:span text:style-name="T1">.</text:span><text:span text:style-name="member0_5f_python"><text:span text:style-name="T1">grid</text:span></text:span><text:span text:style-name="symbol0_5f_python"><text:span text:style-name="T1">(</text:span></text:span><text:span text:style-name="T1">row = r + </text:span><text:span text:style-name="number_5f_python"><text:span text:style-name="T1">1</text:span></text:span><text:span text:style-name="T1">, column = c, columnspan = </text:span><text:span text:style-name="number_5f_python"><text:span text:style-name="T1">2</text:span></text:span><text:span text:style-name="T1">, padx = </text:span><text:span text:style-name="number_5f_python"><text:span text:style-name="T1">10</text:span></text:span><text:span text:style-name="T1">, pady = </text:span><text:span text:style-name="number_5f_python"><text:span text:style-name="T1">10</text:span></text:span><text:span text:style-name="T1">, sticky = </text:span><text:span text:style-name="symbol0_5f_python"><text:span text:style-name="T1">(</text:span></text:span><text:span text:style-name="T1">N, S, W, E</text:span><text:span text:style-name="symbol0_5f_python"><text:span text:style-name="T1">))</text:span></text:span></text:p>
      <text:p text:style-name="P1"><text:span text:style-name="T1"/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driveIdentify</text:span></text:span><text:span text:style-name="T1">.</text:span><text:span text:style-name="member0_5f_python"><text:span text:style-name="T1">columnconfigure</text:span></text:span><text:span text:style-name="symbol0_5f_python"><text:span text:style-name="T1">(</text:span></text:span><text:span text:style-name="number_5f_python"><text:span text:style-name="T1">1</text:span></text:span><text:span text:style-name="T1">, weight = </text:span><text:span text:style-name="number_5f_python"><text:span text:style-name="T1">1</text:span>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driveIdentify</text:span></text:span><text:span text:style-name="T1">.</text:span><text:span text:style-name="member0_5f_python"><text:span text:style-name="T1">rowconfigure</text:span></text:span><text:span text:style-name="symbol0_5f_python"><text:span text:style-name="T1">(</text:span></text:span><text:span text:style-name="T1">r + </text:span><text:span text:style-name="number_5f_python"><text:span text:style-name="T1">1</text:span></text:span><text:span text:style-name="T1">, weight = </text:span><text:span text:style-name="number_5f_python"><text:span text:style-name="T1">1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/></text:p>
      <text:p text:style-name="P1"><text:span text:style-name="T1"><text:s text:c="4"/></text:span><text:span text:style-name="keyword0_5f_python"><text:span text:style-name="T1">def</text:span></text:span><text:span text:style-name="T1"> buttonHandler</text:span><text:span text:style-name="symbol0_5f_python"><text:span text:style-name="T1">(</text:span></text:span><text:span text:style-name="keyword1_5f_python"><text:span text:style-name="T1">self</text:span></text:span><text:span text:style-name="T1">, button</text:span><text:span text:style-name="symbol0_5f_python"><text:span text:style-name="T1">)</text:span></text:span><text:span text:style-name="T1">:</text:span></text:p>
      <text:p text:style-name="P1"><text:span text:style-name="T1"><text:s text:c="8"/></text:span><text:span text:style-name="keyword0_5f_python"><text:span text:style-name="T1">if</text:span></text:span><text:span text:style-name="T1"> button == </text:span><text:span text:style-name="string_5f_python"><text:span text:style-name="T1">'src_fldr'</text:span></text:span><text:span text:style-name="T1">:</text:span></text:p>
      <text:p text:style-name="P1"><text:span text:style-name="T1"><text:s text:c="12"/>directory = askdirectory</text:span><text:span text:style-name="symbol0_5f_python"><text:span text:style-name="T1">()</text:span></text:span></text:p>
      <text:p text:style-name="P1"><text:span text:style-name="T1"><text:s text:c="12"/></text:span><text:span text:style-name="keyword0_5f_python"><text:span text:style-name="T1">if</text:span></text:span><text:span text:style-name="T1"> directory:</text:span></text:p>
      <text:p text:style-name="P1"><text:span text:style-name="T1"><text:s text:c="16"/></text:span><text:span text:style-name="symbol0_5f_python"><text:span text:style-name="T1">(</text:span></text:span><text:span text:style-name="T1">filepath, dirname</text:span><text:span text:style-name="symbol0_5f_python"><text:span text:style-name="T1">)</text:span></text:span><text:span text:style-name="T1"> = </text:span><text:span text:style-name="keyword2_5f_python"><text:span text:style-name="T1">os</text:span></text:span><text:span text:style-name="T1">.</text:span><text:span text:style-name="member0_5f_python"><text:span text:style-name="T1">path</text:span></text:span><text:span text:style-name="T1">.</text:span><text:span text:style-name="member0_5f_python"><text:span text:style-name="T1">split</text:span></text:span><text:span text:style-name="symbol0_5f_python"><text:span text:style-name="T1">(</text:span></text:span><text:span text:style-name="T1">directory</text:span><text:span text:style-name="symbol0_5f_python"><text:span text:style-name="T1">)</text:span></text:span></text:p>
      <text:p text:style-name="P1"><text:span text:style-name="T1"><text:s text:c="16"/></text:span><text:span text:style-name="keyword1_5f_python"><text:span text:style-name="T1">self</text:span></text:span><text:span text:style-name="T1">.</text:span><text:span text:style-name="member0_5f_python"><text:span text:style-name="T1">src_dir_path</text:span></text:span><text:span text:style-name="T1">.</text:span><text:span text:style-name="member0_5f_python"><text:span text:style-name="T1">set</text:span></text:span><text:span text:style-name="symbol0_5f_python"><text:span text:style-name="T1">(</text:span></text:span><text:span text:style-name="T1">filepath + </text:span><text:span text:style-name="string_5f_python"><text:span text:style-name="T1">'/'</text:span></text:span><text:span text:style-name="symbol0_5f_python"><text:span text:style-name="T1">)</text:span></text:span></text:p>
      <text:p text:style-name="P1"><text:span text:style-name="T1"><text:s text:c="16"/></text:span><text:span text:style-name="keyword1_5f_python"><text:span text:style-name="T1">self</text:span></text:span><text:span text:style-name="T1">.</text:span><text:span text:style-name="member0_5f_python"><text:span text:style-name="T1">src_fldr</text:span></text:span><text:span text:style-name="T1">.</text:span><text:span text:style-name="member0_5f_python"><text:span text:style-name="T1">set</text:span></text:span><text:span text:style-name="symbol0_5f_python"><text:span text:style-name="T1">(</text:span></text:span><text:span text:style-name="T1">dirname</text:span><text:span text:style-name="symbol0_5f_python"><text:span text:style-name="T1">)</text:span></text:span></text:p>
      <text:p text:style-name="P1"><text:span text:style-name="T1"><text:s text:c="16"/></text:span><text:span text:style-name="keyword1_5f_python"><text:span text:style-name="T1">self</text:span></text:span><text:span text:style-name="T1">.</text:span><text:span text:style-name="member0_5f_python"><text:span text:style-name="T1">dest_fldr_butt</text:span></text:span><text:span text:style-name="symbol0_5f_python"><text:span text:style-name="T1">[</text:span></text:span><text:span text:style-name="number_5f_python"><text:span text:style-name="T1">0</text:span></text:span><text:span text:style-name="symbol0_5f_python"><text:span text:style-name="T1">]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state = </text:span><text:span text:style-name="string_5f_python"><text:span text:style-name="T1">"normal"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8"/></text:span><text:span text:style-name="keyword0_5f_python"><text:span text:style-name="T1">elif</text:span></text:span><text:span text:style-name="T1"> button</text:span><text:span text:style-name="symbol0_5f_python"><text:span text:style-name="T1">[</text:span></text:span><text:span text:style-name="T1">:</text:span><text:span text:style-name="number_5f_python"><text:span text:style-name="T1">9</text:span></text:span><text:span text:style-name="symbol0_5f_python"><text:span text:style-name="T1">]</text:span></text:span><text:span text:style-name="T1"> == </text:span><text:span text:style-name="string_5f_python"><text:span text:style-name="T1">"dest_fldr"</text:span></text:span><text:span text:style-name="T1">:</text:span></text:p>
      <text:p text:style-name="P1"><text:span text:style-name="T1"><text:s text:c="12"/>directory = askdirectory</text:span><text:span text:style-name="symbol0_5f_python"><text:span text:style-name="T1">()</text:span></text:span></text:p>
      <text:p text:style-name="P1"><text:span text:style-name="T1"><text:s text:c="12"/></text:span><text:span text:style-name="keyword0_5f_python"><text:span text:style-name="T1">if</text:span></text:span><text:span text:style-name="T1"> directory:</text:span></text:p>
      <text:p text:style-name="P1"><text:soft-page-break/><text:span text:style-name="T1"><text:s text:c="16"/>x = </text:span><text:span text:style-name="keyword1_5f_python"><text:span text:style-name="T1">int</text:span></text:span><text:span text:style-name="symbol0_5f_python"><text:span text:style-name="T1">(</text:span></text:span><text:span text:style-name="T1">button</text:span><text:span text:style-name="symbol0_5f_python"><text:span text:style-name="T1">[</text:span></text:span><text:span text:style-name="number_5f_python"><text:span text:style-name="T1">9</text:span></text:span><text:span text:style-name="T1">:</text:span><text:span text:style-name="symbol0_5f_python"><text:span text:style-name="T1">])</text:span></text:span><text:span text:style-name="T1"> </text:span><text:span text:style-name="comment0_5f_python"><text:span text:style-name="T1"># drives numbered 1 to X, array elements are 0 to X-1</text:span></text:span></text:p>
      <text:p text:style-name="P1"><text:span text:style-name="T1"><text:s text:c="16"/></text:span><text:span text:style-name="keyword1_5f_python"><text:span text:style-name="T1">self</text:span></text:span><text:span text:style-name="T1">.</text:span><text:span text:style-name="member0_5f_python"><text:span text:style-name="T1">dest_fldr</text:span></text:span><text:span text:style-name="symbol0_5f_python"><text:span text:style-name="T1">[</text:span></text:span><text:span text:style-name="T1">x - </text:span><text:span text:style-name="number_5f_python"><text:span text:style-name="T1">1</text:span></text:span><text:span text:style-name="symbol0_5f_python"><text:span text:style-name="T1">]</text:span></text:span><text:span text:style-name="T1">.</text:span><text:span text:style-name="member0_5f_python"><text:span text:style-name="T1">set</text:span></text:span><text:span text:style-name="symbol0_5f_python"><text:span text:style-name="T1">(</text:span></text:span><text:span text:style-name="T1">directory</text:span><text:span text:style-name="symbol0_5f_python"><text:span text:style-name="T1">)</text:span></text:span></text:p>
      <text:p text:style-name="P1"><text:span text:style-name="T1"><text:s text:c="16"/></text:span><text:span text:style-name="keyword0_5f_python"><text:span text:style-name="T1">if</text:span></text:span><text:span text:style-name="T1"> x == </text:span><text:span text:style-name="number_5f_python"><text:span text:style-name="T1">1</text:span></text:span><text:span text:style-name="T1">:</text:span></text:p>
      <text:p text:style-name="P1"><text:span text:style-name="T1"><text:s text:c="20"/></text:span><text:span text:style-name="keyword1_5f_python"><text:span text:style-name="T1">self</text:span></text:span><text:span text:style-name="T1">.</text:span><text:span text:style-name="member0_5f_python"><text:span text:style-name="T1">go_butt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state = </text:span><text:span text:style-name="string_5f_python"><text:span text:style-name="T1">"normal"</text:span></text:span><text:span text:style-name="symbol0_5f_python"><text:span text:style-name="T1">)</text:span></text:span></text:p>
      <text:p text:style-name="P1"><text:span text:style-name="T1"><text:s text:c="16"/></text:span><text:span text:style-name="keyword0_5f_python"><text:span text:style-name="T1">if</text:span></text:span><text:span text:style-name="T1"> x </text:span><text:span text:style-name="symbol0_5f_python"><text:span text:style-name="T1">&lt;</text:span></text:span><text:span text:style-name="T1"> </text:span><text:span text:style-name="keyword1_5f_python"><text:span text:style-name="T1">self</text:span></text:span><text:span text:style-name="T1">.</text:span><text:span text:style-name="member0_5f_python"><text:span text:style-name="T1">no_of_dest_drives</text:span></text:span><text:span text:style-name="T1">:</text:span></text:p>
      <text:p text:style-name="P1"><text:span text:style-name="T1"><text:s text:c="20"/></text:span><text:span text:style-name="keyword1_5f_python"><text:span text:style-name="T1">self</text:span></text:span><text:span text:style-name="T1">.</text:span><text:span text:style-name="member0_5f_python"><text:span text:style-name="T1">dest_fldr_butt</text:span></text:span><text:span text:style-name="symbol0_5f_python"><text:span text:style-name="T1">[</text:span></text:span><text:span text:style-name="T1">x</text:span><text:span text:style-name="symbol0_5f_python"><text:span text:style-name="T1">]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state = </text:span><text:span text:style-name="string_5f_python"><text:span text:style-name="T1">"normal"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8"/></text:span><text:span text:style-name="keyword0_5f_python"><text:span text:style-name="T1">elif</text:span></text:span><text:span text:style-name="T1"> button == </text:span><text:span text:style-name="string_5f_python"><text:span text:style-name="T1">"identify"</text:span></text:span><text:span text:style-name="T1">: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identifyDrives</text:span></text:span><text:span text:style-name="symbol0_5f_python"><text:span text:style-name="T1">()</text:span></text:span></text:p>
      <text:p text:style-name="P1"><text:span text:style-name="T1"/></text:p>
      <text:p text:style-name="P1"><text:span text:style-name="T1"><text:s text:c="8"/></text:span><text:span text:style-name="keyword0_5f_python"><text:span text:style-name="T1">elif</text:span></text:span><text:span text:style-name="T1"> button == </text:span><text:span text:style-name="string_5f_python"><text:span text:style-name="T1">"src"</text:span></text:span><text:span text:style-name="T1">:</text:span></text:p>
      <text:p text:style-name="P1"><text:span text:style-name="T1"><text:s text:c="12"/></text:span><text:span text:style-name="keyword0_5f_python"><text:span text:style-name="T1">pass</text:span></text:span></text:p>
      <text:p text:style-name="P1"><text:span text:style-name="T1"/></text:p>
      <text:p text:style-name="P1"><text:span text:style-name="T1"><text:s text:c="8"/></text:span><text:span text:style-name="keyword0_5f_python"><text:span text:style-name="T1">elif</text:span></text:span><text:span text:style-name="T1"> button</text:span><text:span text:style-name="symbol0_5f_python"><text:span text:style-name="T1">[</text:span></text:span><text:span text:style-name="T1">:</text:span><text:span text:style-name="number_5f_python"><text:span text:style-name="T1">4</text:span></text:span><text:span text:style-name="symbol0_5f_python"><text:span text:style-name="T1">]</text:span></text:span><text:span text:style-name="T1"> == </text:span><text:span text:style-name="string_5f_python"><text:span text:style-name="T1">"dest"</text:span></text:span><text:span text:style-name="T1">:</text:span></text:p>
      <text:p text:style-name="P1"><text:span text:style-name="T1"><text:s text:c="12"/></text:span><text:span text:style-name="keyword0_5f_python"><text:span text:style-name="T1">pass</text:span></text:span></text:p>
      <text:p text:style-name="P1"><text:span text:style-name="T1"/></text:p>
      <text:p text:style-name="P1"><text:span text:style-name="T1"><text:s text:c="4"/></text:span><text:span text:style-name="keyword0_5f_python"><text:span text:style-name="T1">def</text:span></text:span><text:span text:style-name="T1"> onResize</text:span><text:span text:style-name="symbol0_5f_python"><text:span text:style-name="T1">(</text:span></text:span><text:span text:style-name="keyword1_5f_python"><text:span text:style-name="T1">self</text:span></text:span><text:span text:style-name="T1">, event</text:span><text:span text:style-name="symbol0_5f_python"><text:span text:style-name="T1">)</text:span></text:span><text:span text:style-name="T1">: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after</text:span></text:span><text:span text:style-name="symbol0_5f_python"><text:span text:style-name="T1">(</text:span></text:span><text:span text:style-name="number_5f_python"><text:span text:style-name="T1">100</text:span></text:span><text:span text:style-name="T1">, </text:span><text:span text:style-name="keyword1_5f_python"><text:span text:style-name="T1">self</text:span></text:span><text:span text:style-name="T1">.</text:span><text:span text:style-name="member0_5f_python"><text:span text:style-name="T1">delayedResize</text:span>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update_idletasks</text:span></text:span><text:span text:style-name="symbol0_5f_python"><text:span text:style-name="T1">()</text:span></text:span></text:p>
      <text:p text:style-name="P1"><text:span text:style-name="T1"/></text:p>
      <text:p text:style-name="P1"><text:span text:style-name="T1"><text:s text:c="4"/></text:span><text:span text:style-name="keyword0_5f_python"><text:span text:style-name="T1">def</text:span></text:span><text:span text:style-name="T1"> delayedResize</text:span><text:span text:style-name="symbol0_5f_python"><text:span text:style-name="T1">(</text:span></text:span><text:span text:style-name="keyword1_5f_python"><text:span text:style-name="T1">self</text:span></text:span><text:span text:style-name="symbol0_5f_python"><text:span text:style-name="T1">)</text:span></text:span><text:span text:style-name="T1">: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monitor</text:span></text:span><text:span text:style-name="T1">.</text:span><text:span text:style-name="member0_5f_python"><text:span text:style-name="T1">vbar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width = </text:span><text:span text:style-name="keyword1_5f_python"><text:span text:style-name="T1">int</text:span></text:span><text:span text:style-name="symbol0_5f_python"><text:span text:style-name="T1">(</text:span></text:span><text:span text:style-name="number_5f_python"><text:span text:style-name="T1">1.5</text:span></text:span><text:span text:style-name="T1"> </text:span><text:span text:style-name="symbol0_5f_python"><text:span text:style-name="T1">*</text:span></text:span><text:span text:style-name="T1"> </text:span><text:span text:style-name="keyword1_5f_python"><text:span text:style-name="T1">self</text:span></text:span><text:span text:style-name="T1">.</text:span><text:span text:style-name="member0_5f_python"><text:span text:style-name="T1">app</text:span></text:span><text:span text:style-name="T1">.</text:span><text:span text:style-name="member0_5f_python"><text:span text:style-name="T1">fontscale</text:span></text:span><text:span text:style-name="symbol0_5f_python"><text:span text:style-name="T1">)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monitor2</text:span></text:span><text:span text:style-name="T1">.</text:span><text:span text:style-name="member0_5f_python"><text:span text:style-name="T1">vbar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width = </text:span><text:span text:style-name="keyword1_5f_python"><text:span text:style-name="T1">int</text:span></text:span><text:span text:style-name="symbol0_5f_python"><text:span text:style-name="T1">(</text:span></text:span><text:span text:style-name="number_5f_python"><text:span text:style-name="T1">1.5</text:span></text:span><text:span text:style-name="T1"> </text:span><text:span text:style-name="symbol0_5f_python"><text:span text:style-name="T1">*</text:span></text:span><text:span text:style-name="T1"> </text:span><text:span text:style-name="keyword1_5f_python"><text:span text:style-name="T1">self</text:span></text:span><text:span text:style-name="T1">.</text:span><text:span text:style-name="member0_5f_python"><text:span text:style-name="T1">app</text:span></text:span><text:span text:style-name="T1">.</text:span><text:span text:style-name="member0_5f_python"><text:span text:style-name="T1">fontscale</text:span></text:span><text:span text:style-name="symbol0_5f_python"><text:span text:style-name="T1">)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monitorID</text:span></text:span><text:span text:style-name="T1">.</text:span><text:span text:style-name="member0_5f_python"><text:span text:style-name="T1">vbar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width = </text:span><text:span text:style-name="keyword1_5f_python"><text:span text:style-name="T1">int</text:span></text:span><text:span text:style-name="symbol0_5f_python"><text:span text:style-name="T1">(</text:span></text:span><text:span text:style-name="number_5f_python"><text:span text:style-name="T1">1.5</text:span></text:span><text:span text:style-name="T1"> </text:span><text:span text:style-name="symbol0_5f_python"><text:span text:style-name="T1">*</text:span></text:span><text:span text:style-name="T1"> </text:span><text:span text:style-name="keyword1_5f_python"><text:span text:style-name="T1">self</text:span></text:span><text:span text:style-name="T1">.</text:span><text:span text:style-name="member0_5f_python"><text:span text:style-name="T1">app</text:span></text:span><text:span text:style-name="T1">.</text:span><text:span text:style-name="member0_5f_python"><text:span text:style-name="T1">fontscale</text:span></text:span><text:span text:style-name="symbol0_5f_python"><text:span text:style-name="T1">))</text:span></text:span></text:p>
      <text:p text:style-name="P1"><text:span text:style-name="T1"/></text:p>
      <text:p text:style-name="P1"><text:span text:style-name="T1"><text:s text:c="8"/></text:span><text:span text:style-name="keyword0_5f_python"><text:span text:style-name="T1">for</text:span></text:span><text:span text:style-name="T1"> i </text:span><text:span text:style-name="keyword0_5f_python"><text:span text:style-name="T1">in</text:span></text:span><text:span text:style-name="T1"> </text:span><text:span text:style-name="keyword1_5f_python"><text:span text:style-name="T1">range</text:span></text:span><text:span text:style-name="symbol0_5f_python"><text:span text:style-name="T1">(</text:span></text:span><text:span text:style-name="keyword1_5f_python"><text:span text:style-name="T1">len</text:span>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default_tab_spacing</text:span></text:span><text:span text:style-name="symbol0_5f_python"><text:span text:style-name="T1">))</text:span></text:span><text:span text:style-name="T1">: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driveList_tabsL</text:span></text:span><text:span text:style-name="symbol0_5f_python"><text:span text:style-name="T1">[</text:span></text:span><text:span text:style-name="T1">i</text:span><text:span text:style-name="symbol0_5f_python"><text:span text:style-name="T1">]</text:span></text:span><text:span text:style-name="T1"> = </text:span><text:span text:style-name="keyword1_5f_python"><text:span text:style-name="T1">round</text:span>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default_tab_spacing</text:span></text:span><text:span text:style-name="symbol0_5f_python"><text:span text:style-name="T1">[</text:span></text:span><text:span text:style-name="T1">i</text:span><text:span text:style-name="symbol0_5f_python"><text:span text:style-name="T1">]</text:span></text:span><text:span text:style-name="T1"> </text:span><text:span text:style-name="symbol0_5f_python"><text:span text:style-name="T1">*</text:span></text:span><text:span text:style-name="T1"> </text:span><text:span text:style-name="keyword1_5f_python"><text:span text:style-name="T1">self</text:span></text:span><text:span text:style-name="T1">.</text:span><text:span text:style-name="member0_5f_python"><text:span text:style-name="T1">app</text:span></text:span><text:span text:style-name="T1">.</text:span><text:span text:style-name="member0_5f_python"><text:span text:style-name="T1">widgetscale</text:span></text:span><text:span text:style-name="T1">, </text:span><text:span text:style-name="number_5f_python"><text:span text:style-name="T1">1</text:span></text:span><text:span text:style-name="symbol0_5f_python"><text:span text:style-name="T1">)</text:span></text:span></text:p>
      <text:p text:style-name="P1"><text:span text:style-name="T1"><text:s text:c="12"/></text:span></text:p>
      <text:p text:style-name="P1"><text:span text:style-name="T1"><text:s text:c="8"/>d = </text:span><text:span text:style-name="keyword1_5f_python"><text:span text:style-name="T1">self</text:span></text:span><text:span text:style-name="T1">.</text:span><text:span text:style-name="member0_5f_python"><text:span text:style-name="T1">driveList_tabsL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driveList_tabs</text:span></text:span><text:span text:style-name="T1"> = </text:span><text:span text:style-name="keyword1_5f_python"><text:span text:style-name="T1">str</text:span></text:span><text:span text:style-name="symbol0_5f_python"><text:span text:style-name="T1">(</text:span></text:span><text:span text:style-name="T1">d</text:span><text:span text:style-name="symbol0_5f_python"><text:span text:style-name="T1">[</text:span></text:span><text:span text:style-name="number_5f_python"><text:span text:style-name="T1">0</text:span></text:span><text:span text:style-name="symbol0_5f_python"><text:span text:style-name="T1">])</text:span></text:span><text:span text:style-name="T1">+</text:span><text:span text:style-name="string_5f_python"><text:span text:style-name="T1">"c "</text:span></text:span><text:span text:style-name="T1">+</text:span><text:span text:style-name="keyword1_5f_python"><text:span text:style-name="T1">str</text:span></text:span><text:span text:style-name="symbol0_5f_python"><text:span text:style-name="T1">(</text:span></text:span><text:span text:style-name="T1">d</text:span><text:span text:style-name="symbol0_5f_python"><text:span text:style-name="T1">[</text:span></text:span><text:span text:style-name="number_5f_python"><text:span text:style-name="T1">1</text:span></text:span><text:span text:style-name="symbol0_5f_python"><text:span text:style-name="T1">])</text:span></text:span><text:span text:style-name="T1">+</text:span><text:span text:style-name="string_5f_python"><text:span text:style-name="T1">"c r "</text:span></text:span><text:span text:style-name="T1">+</text:span><text:span text:style-name="keyword1_5f_python"><text:span text:style-name="T1">str</text:span></text:span><text:span text:style-name="symbol0_5f_python"><text:span text:style-name="T1">(</text:span></text:span><text:span text:style-name="T1">d</text:span><text:span text:style-name="symbol0_5f_python"><text:span text:style-name="T1">[</text:span></text:span><text:span text:style-name="number_5f_python"><text:span text:style-name="T1">2</text:span></text:span><text:span text:style-name="symbol0_5f_python"><text:span text:style-name="T1">])</text:span></text:span><text:span text:style-name="T1">+</text:span><text:span text:style-name="string_5f_python"><text:span text:style-name="T1">"c r "</text:span></text:span><text:span text:style-name="T1">+</text:span><text:span text:style-name="keyword1_5f_python"><text:span text:style-name="T1">str</text:span></text:span><text:span text:style-name="symbol0_5f_python"><text:span text:style-name="T1">(</text:span></text:span><text:span text:style-name="T1">d</text:span><text:span text:style-name="symbol0_5f_python"><text:span text:style-name="T1">[</text:span></text:span><text:span text:style-name="number_5f_python"><text:span text:style-name="T1">3</text:span></text:span><text:span text:style-name="symbol0_5f_python"><text:span text:style-name="T1">])</text:span></text:span><text:span text:style-name="T1">+</text:span><text:span text:style-name="string_5f_python"><text:span text:style-name="T1">"c r "</text:span></text:span><text:span text:style-name="T1">+</text:span><text:span text:style-name="keyword1_5f_python"><text:span text:style-name="T1">str</text:span></text:span><text:span text:style-name="symbol0_5f_python"><text:span text:style-name="T1">(</text:span></text:span><text:span text:style-name="T1">d</text:span><text:span text:style-name="symbol0_5f_python"><text:span text:style-name="T1">[</text:span></text:span><text:span text:style-name="number_5f_python"><text:span text:style-name="T1">4</text:span></text:span><text:span text:style-name="symbol0_5f_python"><text:span text:style-name="T1">])</text:span></text:span><text:span text:style-name="T1">+</text:span><text:span text:style-name="string_5f_python"><text:span text:style-name="T1">"c r "</text:span></text:span><text:span text:style-name="T1">+</text:span><text:span text:style-name="keyword1_5f_python"><text:span text:style-name="T1">str</text:span></text:span><text:span text:style-name="symbol0_5f_python"><text:span text:style-name="T1">(</text:span></text:span><text:span text:style-name="T1">d</text:span><text:span text:style-name="symbol0_5f_python"><text:span text:style-name="T1">[</text:span></text:span><text:span text:style-name="number_5f_python"><text:span text:style-name="T1">5</text:span></text:span><text:span text:style-name="symbol0_5f_python"><text:span text:style-name="T1">])</text:span></text:span><text:span text:style-name="T1">+</text:span><text:span text:style-name="string_5f_python"><text:span text:style-name="T1">"c"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monitorID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tabs = </text:span><text:span text:style-name="keyword1_5f_python"><text:span text:style-name="T1">self</text:span></text:span><text:span text:style-name="T1">.</text:span><text:span text:style-name="member0_5f_python"><text:span text:style-name="T1">driveList_tabs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4"/></text:span><text:span text:style-name="keyword0_5f_python"><text:span text:style-name="T1">def</text:span></text:span><text:span text:style-name="T1"> reset</text:span><text:span text:style-name="symbol0_5f_python"><text:span text:style-name="T1">(</text:span></text:span><text:span text:style-name="keyword1_5f_python"><text:span text:style-name="T1">self</text:span></text:span><text:span text:style-name="symbol0_5f_python"><text:span text:style-name="T1">)</text:span></text:span><text:span text:style-name="T1">:</text:span></text:p>
      <text:p text:style-name="P1"><text:span text:style-name="T1"><text:s text:c="8"/></text:span><text:span text:style-name="comment0_5f_python"><text:span text:style-name="T1"># <text:s/>reset Directory Copier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src_dir_path</text:span></text:span><text:span text:style-name="T1">.</text:span><text:span text:style-name="member0_5f_python"><text:span text:style-name="T1">set</text:span></text:span><text:span text:style-name="symbol0_5f_python"><text:span text:style-name="T1">(</text:span></text:span><text:span text:style-name="string_5f_python"><text:span text:style-name="T1">""</text:span>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src_fldr</text:span></text:span><text:span text:style-name="T1">.</text:span><text:span text:style-name="member0_5f_python"><text:span text:style-name="T1">set</text:span></text:span><text:span text:style-name="symbol0_5f_python"><text:span text:style-name="T1">(</text:span></text:span><text:span text:style-name="string_5f_python"><text:span text:style-name="T1">""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8"/></text:span><text:span text:style-name="keyword0_5f_python"><text:span text:style-name="T1">for</text:span></text:span><text:span text:style-name="T1"> count </text:span><text:span text:style-name="keyword0_5f_python"><text:span text:style-name="T1">in</text:span></text:span><text:span text:style-name="T1"> </text:span><text:span text:style-name="keyword1_5f_python"><text:span text:style-name="T1">range</text:span>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no_of_dest_drives</text:span></text:span><text:span text:style-name="symbol0_5f_python"><text:span text:style-name="T1">)</text:span></text:span><text:span text:style-name="T1">: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dest_fldr</text:span></text:span><text:span text:style-name="symbol0_5f_python"><text:span text:style-name="T1">[</text:span></text:span><text:span text:style-name="T1">count</text:span><text:span text:style-name="symbol0_5f_python"><text:span text:style-name="T1">]</text:span></text:span><text:span text:style-name="T1">.</text:span><text:span text:style-name="member0_5f_python"><text:span text:style-name="T1">set</text:span></text:span><text:span text:style-name="symbol0_5f_python"><text:span text:style-name="T1">(</text:span></text:span><text:span text:style-name="string_5f_python"><text:span text:style-name="T1">""</text:span></text:span><text:span text:style-name="symbol0_5f_python"><text:span text:style-name="T1">)</text:span>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dest_fldr_butt</text:span></text:span><text:span text:style-name="symbol0_5f_python"><text:span text:style-name="T1">[</text:span></text:span><text:span text:style-name="T1">count</text:span><text:span text:style-name="symbol0_5f_python"><text:span text:style-name="T1">]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state = </text:span><text:span text:style-name="string_5f_python"><text:span text:style-name="T1">"disabled"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go_butt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state = </text:span><text:span text:style-name="string_5f_python"><text:span text:style-name="T1">"disabled"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monitor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state = </text:span><text:span text:style-name="string_5f_python"><text:span text:style-name="T1">"normal"</text:span>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monitor</text:span></text:span><text:span text:style-name="T1">.</text:span><text:span text:style-name="member0_5f_python"><text:span text:style-name="T1">delete</text:span></text:span><text:span text:style-name="symbol0_5f_python"><text:span text:style-name="T1">(</text:span></text:span><text:span text:style-name="number_5f_python"><text:span text:style-name="T1">0.0</text:span></text:span><text:span text:style-name="T1">, END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monitor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state = </text:span><text:span text:style-name="string_5f_python"><text:span text:style-name="T1">"disabled"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8"/></text:span><text:span text:style-name="comment0_5f_python"><text:span text:style-name="T1"># <text:s/>reset Drive Cloner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devs</text:span></text:span><text:span text:style-name="T1"> = </text:span><text:span text:style-name="number_5f_python"><text:span text:style-name="T1">0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drive_list</text:span></text:span><text:span text:style-name="T1"> = </text:span><text:span text:style-name="symbol0_5f_python"><text:span text:style-name="T1">[]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dest</text:span></text:span><text:span text:style-name="T1"> = </text:span><text:span text:style-name="symbol0_5f_python"><text:span text:style-name="T1">[]</text:span></text:span></text:p>
      <text:p text:style-name="P1"><text:soft-page-break/><text:span text:style-name="T1"><text:s text:c="8"/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src_combo</text:span></text:span><text:span text:style-name="T1">.</text:span><text:span text:style-name="member0_5f_python"><text:span text:style-name="T1">set</text:span></text:span><text:span text:style-name="symbol0_5f_python"><text:span text:style-name="T1">(</text:span></text:span><text:span text:style-name="string_5f_python"><text:span text:style-name="T1">""</text:span>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src_combo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values = </text:span><text:span text:style-name="keyword1_5f_python"><text:span text:style-name="T1">self</text:span></text:span><text:span text:style-name="T1">.</text:span><text:span text:style-name="member0_5f_python"><text:span text:style-name="T1">drive_list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8"/></text:span><text:span text:style-name="keyword0_5f_python"><text:span text:style-name="T1">for</text:span></text:span><text:span text:style-name="T1"> i </text:span><text:span text:style-name="keyword0_5f_python"><text:span text:style-name="T1">in</text:span></text:span><text:span text:style-name="T1"> </text:span><text:span text:style-name="keyword1_5f_python"><text:span text:style-name="T1">range</text:span>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no_of_dest_drives</text:span></text:span><text:span text:style-name="symbol0_5f_python"><text:span text:style-name="T1">)</text:span></text:span><text:span text:style-name="T1">: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dest_combo</text:span></text:span><text:span text:style-name="symbol0_5f_python"><text:span text:style-name="T1">[</text:span></text:span><text:span text:style-name="T1">i</text:span><text:span text:style-name="symbol0_5f_python"><text:span text:style-name="T1">]</text:span></text:span><text:span text:style-name="T1">.</text:span><text:span text:style-name="member0_5f_python"><text:span text:style-name="T1">set</text:span></text:span><text:span text:style-name="symbol0_5f_python"><text:span text:style-name="T1">(</text:span></text:span><text:span text:style-name="string_5f_python"><text:span text:style-name="T1">""</text:span></text:span><text:span text:style-name="symbol0_5f_python"><text:span text:style-name="T1">)</text:span>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dest_combo</text:span></text:span><text:span text:style-name="symbol0_5f_python"><text:span text:style-name="T1">[</text:span></text:span><text:span text:style-name="T1">i</text:span><text:span text:style-name="symbol0_5f_python"><text:span text:style-name="T1">]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values = </text:span><text:span text:style-name="keyword1_5f_python"><text:span text:style-name="T1">self</text:span></text:span><text:span text:style-name="T1">.</text:span><text:span text:style-name="member0_5f_python"><text:span text:style-name="T1">drive_list</text:span></text:span><text:span text:style-name="T1">, state = </text:span><text:span text:style-name="string_5f_python"><text:span text:style-name="T1">"disabled"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monitor2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state = </text:span><text:span text:style-name="string_5f_python"><text:span text:style-name="T1">"normal"</text:span>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monitor2</text:span></text:span><text:span text:style-name="T1">.</text:span><text:span text:style-name="member0_5f_python"><text:span text:style-name="T1">delete</text:span></text:span><text:span text:style-name="symbol0_5f_python"><text:span text:style-name="T1">(</text:span></text:span><text:span text:style-name="number_5f_python"><text:span text:style-name="T1">0.0</text:span></text:span><text:span text:style-name="T1">, END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monitor2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state = </text:span><text:span text:style-name="string_5f_python"><text:span text:style-name="T1">"disabled"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monitorID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state = </text:span><text:span text:style-name="string_5f_python"><text:span text:style-name="T1">"normal"</text:span>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monitorID</text:span></text:span><text:span text:style-name="T1">.</text:span><text:span text:style-name="member0_5f_python"><text:span text:style-name="T1">delete</text:span></text:span><text:span text:style-name="symbol0_5f_python"><text:span text:style-name="T1">(</text:span></text:span><text:span text:style-name="number_5f_python"><text:span text:style-name="T1">0.0</text:span></text:span><text:span text:style-name="T1">, END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monitorID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state = </text:span><text:span text:style-name="string_5f_python"><text:span text:style-name="T1">"disabled"</text:span></text:span><text:span text:style-name="symbol0_5f_python"><text:span text:style-name="T1">)</text:span></text:span></text:p>
      <text:p text:style-name="P1"><text:span text:style-name="T1"><text:s text:c="8"/></text:span></text:p>
      <text:p text:style-name="P1"><text:span text:style-name="T1"><text:s text:c="8"/></text:span><text:span text:style-name="keyword0_5f_python"><text:span text:style-name="T1">try</text:span></text:span><text:span text:style-name="T1">:</text:span></text:p>
      <text:p text:style-name="P1"><text:span text:style-name="T1"><text:s text:c="12"/></text:span><text:span text:style-name="keyword0_5f_python"><text:span text:style-name="T1">if</text:span></text:span><text:span text:style-name="T1"> </text:span><text:span text:style-name="keyword1_5f_python"><text:span text:style-name="T1">self</text:span></text:span><text:span text:style-name="T1">.</text:span><text:span text:style-name="member0_5f_python"><text:span text:style-name="T1">lockdrives</text:span></text:span><text:span text:style-name="T1">.</text:span><text:span text:style-name="member0_5f_python"><text:span text:style-name="T1">winfo_exists</text:span></text:span><text:span text:style-name="symbol0_5f_python"><text:span text:style-name="T1">()</text:span></text:span><text:span text:style-name="T1">: </text:span><text:span text:style-name="keyword1_5f_python"><text:span text:style-name="T1">self</text:span></text:span><text:span text:style-name="T1">.</text:span><text:span text:style-name="member0_5f_python"><text:span text:style-name="T1">lockdrives</text:span></text:span><text:span text:style-name="T1">.</text:span><text:span text:style-name="member0_5f_python"><text:span text:style-name="T1">destroy</text:span></text:span><text:span text:style-name="symbol0_5f_python"><text:span text:style-name="T1">()</text:span></text:span></text:p>
      <text:p text:style-name="P1"><text:span text:style-name="T1"><text:s text:c="8"/></text:span><text:span text:style-name="keyword0_5f_python"><text:span text:style-name="T1">except</text:span></text:span><text:span text:style-name="T1">: </text:span><text:span text:style-name="keyword0_5f_python"><text:span text:style-name="T1">pass</text:span></text:span></text:p>
      <text:p text:style-name="P1"><text:span text:style-name="T1"/></text:p>
      <text:p text:style-name="P1"><text:span text:style-name="T1"><text:s text:c="8"/></text:span></text:p>
      <text:p text:style-name="P1"><text:span text:style-name="T1"><text:s text:c="4"/></text:span><text:span text:style-name="keyword0_5f_python"><text:span text:style-name="T1">def</text:span></text:span><text:span text:style-name="T1"> talk_to_dc3dd</text:span><text:span text:style-name="symbol0_5f_python"><text:span text:style-name="T1">(</text:span></text:span><text:span text:style-name="keyword1_5f_python"><text:span text:style-name="T1">self</text:span></text:span><text:span text:style-name="T1">, src_file, </text:span><text:span text:style-name="keyword2_5f_python"><text:span text:style-name="T1">cmd</text:span></text:span><text:span text:style-name="T1">, monitor</text:span><text:span text:style-name="symbol0_5f_python"><text:span text:style-name="T1">)</text:span></text:span><text:span text:style-name="T1">: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dup_process</text:span></text:span><text:span text:style-name="T1"> = </text:span><text:span text:style-name="keyword2_5f_python"><text:span text:style-name="T1">subprocess</text:span></text:span><text:span text:style-name="T1">.</text:span><text:span text:style-name="member0_5f_python"><text:span text:style-name="T1">Popen</text:span></text:span><text:span text:style-name="symbol0_5f_python"><text:span text:style-name="T1">(</text:span></text:span><text:span text:style-name="keyword2_5f_python"><text:span text:style-name="T1">cmd</text:span></text:span><text:span text:style-name="T1">, stderr=</text:span><text:span text:style-name="keyword2_5f_python"><text:span text:style-name="T1">subprocess</text:span></text:span><text:span text:style-name="T1">.</text:span><text:span text:style-name="member0_5f_python"><text:span text:style-name="T1">PIPE</text:span></text:span><text:span text:style-name="T1">, preexec_fn=</text:span><text:span text:style-name="keyword2_5f_python"><text:span text:style-name="T1">os</text:span></text:span><text:span text:style-name="T1">.</text:span><text:span text:style-name="member0_5f_python"><text:span text:style-name="T1">setpgrp</text:span></text:span><text:span text:style-name="symbol0_5f_python"><text:span text:style-name="T1">)</text:span></text:span><text:span text:style-name="T1"> </text:span><text:span text:style-name="comment0_5f_python"><text:span text:style-name="T1"># note STDERR!!</text:span></text:span></text:p>
      <text:p text:style-name="P1"><text:span text:style-name="T1"><text:s text:c="8"/>output = </text:span><text:span text:style-name="string_5f_python"><text:span text:style-name="T1">""</text:span></text:span></text:p>
      <text:p text:style-name="P1"><text:span text:style-name="T1"/></text:p>
      <text:p text:style-name="P1"><text:span text:style-name="T1"><text:s text:c="8"/></text:span><text:span text:style-name="keyword0_5f_python"><text:span text:style-name="T1">while</text:span></text:span><text:span text:style-name="T1"> </text:span><text:span text:style-name="keyword1_5f_python"><text:span text:style-name="T1">True</text:span></text:span><text:span text:style-name="T1">: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update</text:span></text:span><text:span text:style-name="symbol0_5f_python"><text:span text:style-name="T1">()</text:span></text:span></text:p>
      <text:p text:style-name="P1"><text:span text:style-name="T1"><text:s text:c="12"/>char = </text:span><text:span text:style-name="keyword1_5f_python"><text:span text:style-name="T1">self</text:span></text:span><text:span text:style-name="T1">.</text:span><text:span text:style-name="member0_5f_python"><text:span text:style-name="T1">dup_process</text:span></text:span><text:span text:style-name="T1">.</text:span><text:span text:style-name="member0_5f_python"><text:span text:style-name="T1">stderr</text:span></text:span><text:span text:style-name="T1">.</text:span><text:span text:style-name="member0_5f_python"><text:span text:style-name="T1">read</text:span></text:span><text:span text:style-name="symbol0_5f_python"><text:span text:style-name="T1">(</text:span></text:span><text:span text:style-name="number_5f_python"><text:span text:style-name="T1">1</text:span></text:span><text:span text:style-name="symbol0_5f_python"><text:span text:style-name="T1">)</text:span></text:span><text:span text:style-name="T1">.</text:span><text:span text:style-name="member0_5f_python"><text:span text:style-name="T1">decode</text:span></text:span><text:span text:style-name="symbol0_5f_python"><text:span text:style-name="T1">(</text:span></text:span><text:span text:style-name="T1">encoding = </text:span><text:span text:style-name="string_5f_python"><text:span text:style-name="T1">"ascii"</text:span></text:span><text:span text:style-name="T1">, errors = </text:span><text:span text:style-name="string_5f_python"><text:span text:style-name="T1">"ignore"</text:span></text:span><text:span text:style-name="symbol0_5f_python"><text:span text:style-name="T1">)</text:span></text:span></text:p>
      <text:p text:style-name="P1"><text:span text:style-name="T1"><text:s text:c="12"/></text:span><text:span text:style-name="keyword0_5f_python"><text:span text:style-name="T1">if</text:span></text:span><text:span text:style-name="T1"> char == </text:span><text:span text:style-name="string_5f_python"><text:span text:style-name="T1">""</text:span></text:span><text:span text:style-name="T1"> </text:span><text:span text:style-name="keyword0_5f_python"><text:span text:style-name="T1">and</text:span></text:span><text:span text:style-name="T1"> </text:span><text:span text:style-name="keyword1_5f_python"><text:span text:style-name="T1">self</text:span></text:span><text:span text:style-name="T1">.</text:span><text:span text:style-name="member0_5f_python"><text:span text:style-name="T1">dup_process</text:span></text:span><text:span text:style-name="T1">.</text:span><text:span text:style-name="member0_5f_python"><text:span text:style-name="T1">poll</text:span></text:span><text:span text:style-name="symbol0_5f_python"><text:span text:style-name="T1">()</text:span></text:span><text:span text:style-name="T1"> </text:span><text:span text:style-name="symbol0_5f_python"><text:span text:style-name="T1">!</text:span></text:span><text:span text:style-name="T1">= </text:span><text:span text:style-name="keyword1_5f_python"><text:span text:style-name="T1">None</text:span></text:span><text:span text:style-name="T1">: </text:span><text:span text:style-name="comment0_5f_python"><text:span text:style-name="T1"># 'None' indicates subprocess is still running</text:span></text:span></text:p>
      <text:p text:style-name="P1"><text:span text:style-name="T1"><text:s text:c="16"/></text:span><text:span text:style-name="keyword0_5f_python"><text:span text:style-name="T1">if</text:span></text:span><text:span text:style-name="T1"> </text:span><text:span text:style-name="keyword1_5f_python"><text:span text:style-name="T1">self</text:span></text:span><text:span text:style-name="T1">.</text:span><text:span text:style-name="member0_5f_python"><text:span text:style-name="T1">err</text:span></text:span><text:span text:style-name="T1"> == </text:span><text:span text:style-name="number_5f_python"><text:span text:style-name="T1">0</text:span></text:span><text:span text:style-name="T1">:</text:span></text:p>
      <text:p text:style-name="P1"><text:span text:style-name="T1"><text:s text:c="20"/>info = </text:span><text:span text:style-name="string_5f_python"><text:span text:style-name="T1">"## <text:s text:c="3"/>"</text:span></text:span><text:span text:style-name="T1"> + src_file + </text:span><text:span text:style-name="string_5f_python"><text:span text:style-name="T1">" <text:s/>--Ok-- <text:s text:c="3"/>##</text:span></text:span><text:span text:style-name="escaped_5f_python"><text:span text:style-name="T1">\n\n</text:span></text:span><text:span text:style-name="string_5f_python"><text:span text:style-name="T1">"</text:span></text:span></text:p>
      <text:p text:style-name="P1"><text:span text:style-name="T1"><text:s text:c="16"/></text:span><text:span text:style-name="keyword0_5f_python"><text:span text:style-name="T1">else</text:span></text:span><text:span text:style-name="T1">:</text:span></text:p>
      <text:p text:style-name="P1"><text:span text:style-name="T1"><text:s text:c="20"/>info = </text:span><text:span text:style-name="string_5f_python"><text:span text:style-name="T1">"## <text:s text:c="3"/>"</text:span></text:span><text:span text:style-name="T1"> + src_file + </text:span><text:span text:style-name="string_5f_python"><text:span text:style-name="T1">" <text:s/>--Error-- <text:s text:c="3"/>##</text:span></text:span><text:span text:style-name="escaped_5f_python"><text:span text:style-name="T1">\n\n</text:span></text:span><text:span text:style-name="string_5f_python"><text:span text:style-name="T1">"</text:span></text:span></text:p>
      <text:p text:style-name="P1"><text:span text:style-name="T1"><text:s text:c="16"/></text:span><text:span text:style-name="keyword1_5f_python"><text:span text:style-name="T1">self</text:span></text:span><text:span text:style-name="T1">.</text:span><text:span text:style-name="member0_5f_python"><text:span text:style-name="T1">post_info</text:span></text:span><text:span text:style-name="symbol0_5f_python"><text:span text:style-name="T1">(</text:span></text:span><text:span text:style-name="T1">monitor, info</text:span><text:span text:style-name="symbol0_5f_python"><text:span text:style-name="T1">)</text:span></text:span></text:p>
      <text:p text:style-name="P1"><text:span text:style-name="T1"><text:s text:c="16"/></text:span><text:span text:style-name="keyword0_5f_python"><text:span text:style-name="T1">return</text:span></text:span></text:p>
      <text:p text:style-name="P1"><text:span text:style-name="T1"/></text:p>
      <text:p text:style-name="P1"><text:span text:style-name="T1"><text:s text:c="12"/>output += char</text:span></text:p>
      <text:p text:style-name="P1"><text:span text:style-name="T1"><text:s text:c="12"/></text:span><text:span text:style-name="keyword0_5f_python"><text:span text:style-name="T1">if</text:span></text:span><text:span text:style-name="T1"> output.</text:span><text:span text:style-name="member0_5f_python"><text:span text:style-name="T1">find</text:span></text:span><text:span text:style-name="symbol0_5f_python"><text:span text:style-name="T1">(</text:span></text:span><text:span text:style-name="string_5f_python"><text:span text:style-name="T1">'</text:span></text:span><text:span text:style-name="escaped_5f_python"><text:span text:style-name="T1">\r</text:span></text:span><text:span text:style-name="string_5f_python"><text:span text:style-name="T1">'</text:span></text:span><text:span text:style-name="symbol0_5f_python"><text:span text:style-name="T1">)</text:span></text:span><text:span text:style-name="T1"> </text:span><text:span text:style-name="symbol0_5f_python"><text:span text:style-name="T1">&gt;</text:span></text:span><text:span text:style-name="T1">= </text:span><text:span text:style-name="number_5f_python"><text:span text:style-name="T1">0</text:span></text:span><text:span text:style-name="T1">:</text:span></text:p>
      <text:p text:style-name="P1"><text:span text:style-name="T1"><text:s text:c="16"/>info = output.</text:span><text:span text:style-name="member0_5f_python"><text:span text:style-name="T1">strip</text:span></text:span><text:span text:style-name="symbol0_5f_python"><text:span text:style-name="T1">(</text:span></text:span><text:span text:style-name="string_5f_python"><text:span text:style-name="T1">'</text:span></text:span><text:span text:style-name="escaped_5f_python"><text:span text:style-name="T1">\r</text:span></text:span><text:span text:style-name="string_5f_python"><text:span text:style-name="T1">'</text:span></text:span><text:span text:style-name="symbol0_5f_python"><text:span text:style-name="T1">)</text:span></text:span></text:p>
      <text:p text:style-name="P1"><text:span text:style-name="T1"><text:s text:c="16"/>output = </text:span><text:span text:style-name="string_5f_python"><text:span text:style-name="T1">""</text:span></text:span></text:p>
      <text:p text:style-name="P1"><text:span text:style-name="T1"><text:s text:c="16"/></text:span><text:span text:style-name="keyword0_5f_python"><text:span text:style-name="T1">if</text:span></text:span><text:span text:style-name="T1"> </text:span><text:span text:style-name="keyword0_5f_python"><text:span text:style-name="T1">not</text:span></text:span><text:span text:style-name="T1"> info.</text:span><text:span text:style-name="member0_5f_python"><text:span text:style-name="T1">isspace</text:span></text:span><text:span text:style-name="symbol0_5f_python"><text:span text:style-name="T1">()</text:span></text:span><text:span text:style-name="T1">:</text:span></text:p>
      <text:p text:style-name="P1"><text:span text:style-name="T1"><text:s text:c="20"/></text:span><text:span text:style-name="keyword1_5f_python"><text:span text:style-name="T1">self</text:span></text:span><text:span text:style-name="T1">.</text:span><text:span text:style-name="member0_5f_python"><text:span text:style-name="T1">post_info</text:span></text:span><text:span text:style-name="symbol0_5f_python"><text:span text:style-name="T1">(</text:span></text:span><text:span text:style-name="T1">monitor, info + </text:span><text:span text:style-name="string_5f_python"><text:span text:style-name="T1">'</text:span></text:span><text:span text:style-name="escaped_5f_python"><text:span text:style-name="T1">\n</text:span></text:span><text:span text:style-name="string_5f_python"><text:span text:style-name="T1">'</text:span></text:span><text:span text:style-name="symbol0_5f_python"><text:span text:style-name="T1">)</text:span></text:span></text:p>
      <text:p text:style-name="P1"><text:span text:style-name="T1"><text:s text:c="20"/></text:span><text:span text:style-name="keyword1_5f_python"><text:span text:style-name="T1">self</text:span></text:span><text:span text:style-name="T1">.</text:span><text:span text:style-name="member0_5f_python"><text:span text:style-name="T1">monitorMode</text:span></text:span><text:span text:style-name="T1"> = </text:span><text:span text:style-name="string_5f_python"><text:span text:style-name="T1">"Overtype"</text:span></text:span></text:p>
      <text:p text:style-name="P1"><text:span text:style-name="T1"><text:s text:c="12"/></text:span><text:span text:style-name="keyword0_5f_python"><text:span text:style-name="T1">elif</text:span></text:span><text:span text:style-name="T1"> output.</text:span><text:span text:style-name="member0_5f_python"><text:span text:style-name="T1">find</text:span></text:span><text:span text:style-name="symbol0_5f_python"><text:span text:style-name="T1">(</text:span></text:span><text:span text:style-name="string_5f_python"><text:span text:style-name="T1">'</text:span></text:span><text:span text:style-name="escaped_5f_python"><text:span text:style-name="T1">\n</text:span></text:span><text:span text:style-name="string_5f_python"><text:span text:style-name="T1">'</text:span></text:span><text:span text:style-name="symbol0_5f_python"><text:span text:style-name="T1">)&gt;</text:span></text:span><text:span text:style-name="T1">= </text:span><text:span text:style-name="number_5f_python"><text:span text:style-name="T1">0</text:span></text:span><text:span text:style-name="T1">:</text:span></text:p>
      <text:p text:style-name="P1"><text:span text:style-name="T1"><text:s text:c="16"/></text:span><text:span text:style-name="keyword1_5f_python"><text:span text:style-name="T1">self</text:span></text:span><text:span text:style-name="T1">.</text:span><text:span text:style-name="member0_5f_python"><text:span text:style-name="T1">monitorMode</text:span></text:span><text:span text:style-name="T1"> = </text:span><text:span text:style-name="string_5f_python"><text:span text:style-name="T1">"Insert"</text:span></text:span></text:p>
      <text:p text:style-name="P1"><text:span text:style-name="T1"><text:s text:c="16"/>info = output.</text:span><text:span text:style-name="member0_5f_python"><text:span text:style-name="T1">replace</text:span></text:span><text:span text:style-name="symbol0_5f_python"><text:span text:style-name="T1">(</text:span></text:span><text:span text:style-name="string_5f_python"><text:span text:style-name="T1">' <text:s/>'</text:span></text:span><text:span text:style-name="T1">, </text:span><text:span text:style-name="string_5f_python"><text:span text:style-name="T1">''</text:span></text:span><text:span text:style-name="symbol0_5f_python"><text:span text:style-name="T1">)</text:span></text:span></text:p>
      <text:p text:style-name="P1"><text:span text:style-name="T1"><text:s text:c="16"/></text:span><text:span text:style-name="keyword1_5f_python"><text:span text:style-name="T1">self</text:span></text:span><text:span text:style-name="T1">.</text:span><text:span text:style-name="member0_5f_python"><text:span text:style-name="T1">post_info</text:span></text:span><text:span text:style-name="symbol0_5f_python"><text:span text:style-name="T1">(</text:span></text:span><text:span text:style-name="T1">monitor, info</text:span><text:span text:style-name="symbol0_5f_python"><text:span text:style-name="T1">)</text:span></text:span></text:p>
      <text:p text:style-name="P1"><text:span text:style-name="T1"><text:s text:c="16"/></text:span><text:span text:style-name="keyword0_5f_python"><text:span text:style-name="T1">if</text:span></text:span><text:span text:style-name="T1"> output.</text:span><text:span text:style-name="member0_5f_python"><text:span text:style-name="T1">find</text:span></text:span><text:span text:style-name="symbol0_5f_python"><text:span text:style-name="T1">(</text:span></text:span><text:span text:style-name="string_5f_python"><text:span text:style-name="T1">"[!!]"</text:span></text:span><text:span text:style-name="symbol0_5f_python"><text:span text:style-name="T1">)</text:span></text:span><text:span text:style-name="T1"> </text:span><text:span text:style-name="symbol0_5f_python"><text:span text:style-name="T1">&gt;</text:span></text:span><text:span text:style-name="T1">= </text:span><text:span text:style-name="number_5f_python"><text:span text:style-name="T1">0</text:span></text:span><text:span text:style-name="T1">:</text:span></text:p>
      <text:p text:style-name="P1"><text:span text:style-name="T1"><text:s text:c="20"/></text:span><text:span text:style-name="keyword1_5f_python"><text:span text:style-name="T1">self</text:span></text:span><text:span text:style-name="T1">.</text:span><text:span text:style-name="member0_5f_python"><text:span text:style-name="T1">err</text:span></text:span><text:span text:style-name="T1"> += </text:span><text:span text:style-name="number_5f_python"><text:span text:style-name="T1">1</text:span></text:span></text:p>
      <text:p text:style-name="P1"><text:span text:style-name="T1"><text:s text:c="16"/>output = </text:span><text:span text:style-name="string_5f_python"><text:span text:style-name="T1">""</text:span></text:span></text:p>
      <text:p text:style-name="P1"><text:soft-page-break/><text:span text:style-name="T1"><text:s text:c="12"/></text:span><text:span text:style-name="keyword0_5f_python"><text:span text:style-name="T1">else</text:span></text:span><text:span text:style-name="T1">:</text:span></text:p>
      <text:p text:style-name="P1"><text:span text:style-name="T1"><text:s text:c="16"/></text:span><text:span text:style-name="keyword0_5f_python"><text:span text:style-name="T1">pass</text:span></text:span></text:p>
      <text:p text:style-name="P1"><text:span text:style-name="T1"><text:s text:c="16"/></text:span><text:span text:style-name="comment0_5f_python"><text:span text:style-name="T1">#print(char, end = "")</text:span></text:span></text:p>
      <text:p text:style-name="P1"><text:span text:style-name="T1"/></text:p>
      <text:p text:style-name="P1"><text:span text:style-name="T1"><text:s text:c="4"/></text:span><text:span text:style-name="keyword0_5f_python"><text:span text:style-name="T1">def</text:span></text:span><text:span text:style-name="T1"> post_info</text:span><text:span text:style-name="symbol0_5f_python"><text:span text:style-name="T1">(</text:span></text:span><text:span text:style-name="keyword1_5f_python"><text:span text:style-name="T1">self</text:span></text:span><text:span text:style-name="T1">, monitor, info</text:span><text:span text:style-name="symbol0_5f_python"><text:span text:style-name="T1">)</text:span></text:span><text:span text:style-name="T1">:</text:span></text:p>
      <text:p text:style-name="P1"><text:span text:style-name="T1"><text:s text:c="8"/>monitor.</text:span><text:span text:style-name="member0_5f_python"><text:span text:style-name="T1">configure</text:span></text:span><text:span text:style-name="symbol0_5f_python"><text:span text:style-name="T1">(</text:span></text:span><text:span text:style-name="T1">state = </text:span><text:span text:style-name="string_5f_python"><text:span text:style-name="T1">"normal"</text:span></text:span><text:span text:style-name="symbol0_5f_python"><text:span text:style-name="T1">)</text:span></text:span></text:p>
      <text:p text:style-name="P1"><text:span text:style-name="T1"><text:s text:c="8"/></text:span></text:p>
      <text:p text:style-name="P1"><text:span text:style-name="T1"><text:s text:c="8"/></text:span><text:span text:style-name="keyword0_5f_python"><text:span text:style-name="T1">if</text:span></text:span><text:span text:style-name="T1"> </text:span><text:span text:style-name="keyword1_5f_python"><text:span text:style-name="T1">self</text:span></text:span><text:span text:style-name="T1">.</text:span><text:span text:style-name="member0_5f_python"><text:span text:style-name="T1">monitorMode</text:span></text:span><text:span text:style-name="T1"> == </text:span><text:span text:style-name="string_5f_python"><text:span text:style-name="T1">"Overtype"</text:span></text:span><text:span text:style-name="T1">:</text:span></text:p>
      <text:p text:style-name="P1"><text:span text:style-name="T1"><text:s text:c="12"/>end = monitor.</text:span><text:span text:style-name="member0_5f_python"><text:span text:style-name="T1">index</text:span></text:span><text:span text:style-name="symbol0_5f_python"><text:span text:style-name="T1">(</text:span></text:span><text:span text:style-name="string_5f_python"><text:span text:style-name="T1">"insert"</text:span></text:span><text:span text:style-name="symbol0_5f_python"><text:span text:style-name="T1">)</text:span></text:span></text:p>
      <text:p text:style-name="P1"><text:span text:style-name="T1"><text:s text:c="12"/>start = monitor.</text:span><text:span text:style-name="member0_5f_python"><text:span text:style-name="T1">index</text:span></text:span><text:span text:style-name="symbol0_5f_python"><text:span text:style-name="T1">(</text:span></text:span><text:span text:style-name="string_5f_python"><text:span text:style-name="T1">"insert -1 lines"</text:span></text:span><text:span text:style-name="symbol0_5f_python"><text:span text:style-name="T1">)</text:span></text:span></text:p>
      <text:p text:style-name="P1"><text:span text:style-name="T1"><text:s text:c="12"/>monitor.</text:span><text:span text:style-name="member0_5f_python"><text:span text:style-name="T1">delete</text:span></text:span><text:span text:style-name="symbol0_5f_python"><text:span text:style-name="T1">(</text:span></text:span><text:span text:style-name="T1">start, end</text:span><text:span text:style-name="symbol0_5f_python"><text:span text:style-name="T1">)</text:span></text:span></text:p>
      <text:p text:style-name="P1"><text:span text:style-name="T1"><text:s text:c="12"/></text:span></text:p>
      <text:p text:style-name="P1"><text:span text:style-name="T1"><text:s text:c="8"/>monitor.</text:span><text:span text:style-name="member0_5f_python"><text:span text:style-name="T1">insert</text:span></text:span><text:span text:style-name="symbol0_5f_python"><text:span text:style-name="T1">(</text:span></text:span><text:span text:style-name="T1">END, info</text:span><text:span text:style-name="symbol0_5f_python"><text:span text:style-name="T1">)</text:span></text:span></text:p>
      <text:p text:style-name="P1"><text:span text:style-name="T1"><text:s text:c="8"/>monitor.</text:span><text:span text:style-name="member0_5f_python"><text:span text:style-name="T1">configure</text:span></text:span><text:span text:style-name="symbol0_5f_python"><text:span text:style-name="T1">(</text:span></text:span><text:span text:style-name="T1">state = </text:span><text:span text:style-name="string_5f_python"><text:span text:style-name="T1">"disabled"</text:span></text:span><text:span text:style-name="symbol0_5f_python"><text:span text:style-name="T1">)</text:span></text:span></text:p>
      <text:p text:style-name="P1"><text:span text:style-name="T1"><text:s text:c="8"/>monitor.</text:span><text:span text:style-name="member0_5f_python"><text:span text:style-name="T1">see</text:span></text:span><text:span text:style-name="symbol0_5f_python"><text:span text:style-name="T1">(</text:span></text:span><text:span text:style-name="T1">END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update</text:span></text:span><text:span text:style-name="symbol0_5f_python"><text:span text:style-name="T1">()</text:span></text:span></text:p>
      <text:p text:style-name="P1"><text:span text:style-name="T1"/></text:p>
      <text:p text:style-name="P1"><text:span text:style-name="T1"/></text:p>
      <text:p text:style-name="P1"><text:span text:style-name="T1"><text:s text:c="4"/></text:span><text:span text:style-name="comment0_5f_python"><text:span text:style-name="T1">#----------------DIRECTORY COPIER------------------------------</text:span></text:span></text:p>
      <text:p text:style-name="P1"><text:span text:style-name="T1"><text:s text:c="4"/></text:span><text:span text:style-name="keyword0_5f_python"><text:span text:style-name="T1">def</text:span></text:span><text:span text:style-name="T1"> goDirCopy</text:span><text:span text:style-name="symbol0_5f_python"><text:span text:style-name="T1">(</text:span></text:span><text:span text:style-name="keyword1_5f_python"><text:span text:style-name="T1">self</text:span></text:span><text:span text:style-name="symbol0_5f_python"><text:span text:style-name="T1">)</text:span></text:span><text:span text:style-name="T1">:</text:span></text:p>
      <text:p text:style-name="P1"><text:span text:style-name="T1"><text:s text:c="8"/></text:span><text:span text:style-name="keyword0_5f_python"><text:span text:style-name="T1">if</text:span></text:span><text:span text:style-name="T1"> </text:span><text:span text:style-name="keyword1_5f_python"><text:span text:style-name="T1">self</text:span></text:span><text:span text:style-name="T1">.</text:span><text:span text:style-name="member0_5f_python"><text:span text:style-name="T1">go_butt</text:span></text:span><text:span text:style-name="symbol0_5f_python"><text:span text:style-name="T1">[</text:span></text:span><text:span text:style-name="string_5f_python"><text:span text:style-name="T1">"text"</text:span></text:span><text:span text:style-name="symbol0_5f_python"><text:span text:style-name="T1">]</text:span></text:span><text:span text:style-name="T1"> == </text:span><text:span text:style-name="string_5f_python"><text:span text:style-name="T1">"GO !"</text:span></text:span><text:span text:style-name="T1">: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go_butt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text = </text:span><text:span text:style-name="string_5f_python"><text:span text:style-name="T1">"CANCEL !!!"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src_root</text:span></text:span><text:span text:style-name="T1"> = </text:span><text:span text:style-name="keyword1_5f_python"><text:span text:style-name="T1">self</text:span></text:span><text:span text:style-name="T1">.</text:span><text:span text:style-name="member0_5f_python"><text:span text:style-name="T1">src_dir_path</text:span></text:span><text:span text:style-name="T1">.</text:span><text:span text:style-name="member0_5f_python"><text:span text:style-name="T1">get</text:span></text:span><text:span text:style-name="symbol0_5f_python"><text:span text:style-name="T1">()</text:span>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cpy_fldr</text:span></text:span><text:span text:style-name="T1"> = </text:span><text:span text:style-name="keyword1_5f_python"><text:span text:style-name="T1">self</text:span></text:span><text:span text:style-name="T1">.</text:span><text:span text:style-name="member0_5f_python"><text:span text:style-name="T1">src_fldr</text:span></text:span><text:span text:style-name="T1">.</text:span><text:span text:style-name="member0_5f_python"><text:span text:style-name="T1">get</text:span></text:span><text:span text:style-name="symbol0_5f_python"><text:span text:style-name="T1">()</text:span>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src_longpath</text:span></text:span><text:span text:style-name="T1"> = </text:span><text:span text:style-name="keyword2_5f_python"><text:span text:style-name="T1">os</text:span></text:span><text:span text:style-name="T1">.</text:span><text:span text:style-name="member0_5f_python"><text:span text:style-name="T1">path</text:span></text:span><text:span text:style-name="T1">.</text:span><text:span text:style-name="member0_5f_python"><text:span text:style-name="T1">join</text:span>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src_root</text:span></text:span><text:span text:style-name="T1">, </text:span><text:span text:style-name="keyword1_5f_python"><text:span text:style-name="T1">self</text:span></text:span><text:span text:style-name="T1">.</text:span><text:span text:style-name="member0_5f_python"><text:span text:style-name="T1">cpy_fldr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dest_fldr_list</text:span></text:span><text:span text:style-name="T1"> = </text:span><text:span text:style-name="symbol0_5f_python"><text:span text:style-name="T1">[]</text:span></text:span></text:p>
      <text:p text:style-name="P1"><text:span text:style-name="T1"><text:s text:c="12"/></text:span><text:span text:style-name="keyword0_5f_python"><text:span text:style-name="T1">for</text:span></text:span><text:span text:style-name="T1"> count </text:span><text:span text:style-name="keyword0_5f_python"><text:span text:style-name="T1">in</text:span></text:span><text:span text:style-name="T1"> </text:span><text:span text:style-name="keyword1_5f_python"><text:span text:style-name="T1">range</text:span>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no_of_dest_drives</text:span></text:span><text:span text:style-name="symbol0_5f_python"><text:span text:style-name="T1">)</text:span></text:span><text:span text:style-name="T1">:</text:span></text:p>
      <text:p text:style-name="P1"><text:span text:style-name="T1"><text:s text:c="16"/></text:span><text:span text:style-name="keyword0_5f_python"><text:span text:style-name="T1">if</text:span></text:span><text:span text:style-name="T1"> </text:span><text:span text:style-name="keyword1_5f_python"><text:span text:style-name="T1">self</text:span></text:span><text:span text:style-name="T1">.</text:span><text:span text:style-name="member0_5f_python"><text:span text:style-name="T1">dest_fldr</text:span></text:span><text:span text:style-name="symbol0_5f_python"><text:span text:style-name="T1">[</text:span></text:span><text:span text:style-name="T1">count</text:span><text:span text:style-name="symbol0_5f_python"><text:span text:style-name="T1">]</text:span></text:span><text:span text:style-name="T1">.</text:span><text:span text:style-name="member0_5f_python"><text:span text:style-name="T1">get</text:span></text:span><text:span text:style-name="symbol0_5f_python"><text:span text:style-name="T1">()</text:span></text:span><text:span text:style-name="T1">:</text:span></text:p>
      <text:p text:style-name="P1"><text:span text:style-name="T1"><text:s text:c="20"/></text:span><text:span text:style-name="keyword1_5f_python"><text:span text:style-name="T1">self</text:span></text:span><text:span text:style-name="T1">.</text:span><text:span text:style-name="member0_5f_python"><text:span text:style-name="T1">dest_fldr_list</text:span></text:span><text:span text:style-name="T1">.</text:span><text:span text:style-name="member0_5f_python"><text:span text:style-name="T1">append</text:span>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dest_fldr</text:span></text:span><text:span text:style-name="symbol0_5f_python"><text:span text:style-name="T1">[</text:span></text:span><text:span text:style-name="T1">count</text:span><text:span text:style-name="symbol0_5f_python"><text:span text:style-name="T1">]</text:span></text:span><text:span text:style-name="T1">.</text:span><text:span text:style-name="member0_5f_python"><text:span text:style-name="T1">get</text:span></text:span><text:span text:style-name="symbol0_5f_python"><text:span text:style-name="T1">())</text:span></text:span></text:p>
      <text:p text:style-name="P1"><text:span text:style-name="T1"/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err</text:span></text:span><text:span text:style-name="T1"> = </text:span><text:span text:style-name="number_5f_python"><text:span text:style-name="T1">0</text:span></text:span></text:p>
      <text:p text:style-name="P1"><text:span text:style-name="T1"/></text:p>
      <text:p text:style-name="P1"><text:span text:style-name="T1"><text:s text:c="12"/></text:span><text:span text:style-name="comment0_5f_python"><text:span text:style-name="T1"># create destination directories</text:span></text:span></text:p>
      <text:p text:style-name="P1"><text:span text:style-name="T1"><text:s text:c="12"/></text:span><text:span text:style-name="keyword0_5f_python"><text:span text:style-name="T1">for</text:span></text:span><text:span text:style-name="T1"> root, dirs, files </text:span><text:span text:style-name="keyword0_5f_python"><text:span text:style-name="T1">in</text:span></text:span><text:span text:style-name="T1"> </text:span><text:span text:style-name="keyword2_5f_python"><text:span text:style-name="T1">os</text:span></text:span><text:span text:style-name="T1">.</text:span><text:span text:style-name="member0_5f_python"><text:span text:style-name="T1">walk</text:span>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src_root</text:span></text:span><text:span text:style-name="symbol0_5f_python"><text:span text:style-name="T1">)</text:span></text:span><text:span text:style-name="T1">:</text:span></text:p>
      <text:p text:style-name="P1"><text:span text:style-name="T1"><text:s text:c="16"/></text:span><text:span text:style-name="keyword0_5f_python"><text:span text:style-name="T1">for</text:span></text:span><text:span text:style-name="T1"> src_d </text:span><text:span text:style-name="keyword0_5f_python"><text:span text:style-name="T1">in</text:span></text:span><text:span text:style-name="T1"> dirs:</text:span></text:p>
      <text:p text:style-name="P1"><text:span text:style-name="T1"><text:s text:c="20"/>src_d_full = </text:span><text:span text:style-name="keyword2_5f_python"><text:span text:style-name="T1">os</text:span></text:span><text:span text:style-name="T1">.</text:span><text:span text:style-name="member0_5f_python"><text:span text:style-name="T1">path</text:span></text:span><text:span text:style-name="T1">.</text:span><text:span text:style-name="member0_5f_python"><text:span text:style-name="T1">join</text:span></text:span><text:span text:style-name="symbol0_5f_python"><text:span text:style-name="T1">(</text:span></text:span><text:span text:style-name="T1">root, src_d</text:span><text:span text:style-name="symbol0_5f_python"><text:span text:style-name="T1">)</text:span></text:span></text:p>
      <text:p text:style-name="P1"><text:span text:style-name="T1"><text:s text:c="20"/></text:span><text:span text:style-name="keyword0_5f_python"><text:span text:style-name="T1">if</text:span></text:span><text:span text:style-name="T1"> </text:span><text:span text:style-name="keyword1_5f_python"><text:span text:style-name="T1">len</text:span></text:span><text:span text:style-name="symbol0_5f_python"><text:span text:style-name="T1">(</text:span></text:span><text:span text:style-name="T1">src_d_full</text:span><text:span text:style-name="symbol0_5f_python"><text:span text:style-name="T1">)</text:span></text:span><text:span text:style-name="T1"> </text:span><text:span text:style-name="symbol0_5f_python"><text:span text:style-name="T1">&gt;</text:span></text:span><text:span text:style-name="T1">= </text:span><text:span text:style-name="keyword1_5f_python"><text:span text:style-name="T1">len</text:span>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src_longpath</text:span></text:span><text:span text:style-name="symbol0_5f_python"><text:span text:style-name="T1">)</text:span></text:span><text:span text:style-name="T1"> </text:span><text:span text:style-name="keyword0_5f_python"><text:span text:style-name="T1">and</text:span></text:span><text:span text:style-name="T1"> src_d_full.</text:span><text:span text:style-name="member0_5f_python"><text:span text:style-name="T1">find</text:span>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src_longpath</text:span></text:span><text:span text:style-name="symbol0_5f_python"><text:span text:style-name="T1">)</text:span></text:span><text:span text:style-name="T1"> </text:span><text:span text:style-name="symbol0_5f_python"><text:span text:style-name="T1">&gt;</text:span></text:span><text:span text:style-name="T1">= </text:span><text:span text:style-name="number_5f_python"><text:span text:style-name="T1">0</text:span></text:span><text:span text:style-name="T1">: </text:span><text:span text:style-name="comment0_5f_python"><text:span text:style-name="T1"># ie found a cpy_fldr &amp; its subfolders</text:span></text:span></text:p>
      <text:p text:style-name="P1"><text:span text:style-name="T1"><text:s text:c="24"/></text:span><text:span text:style-name="keyword0_5f_python"><text:span text:style-name="T1">for</text:span></text:span><text:span text:style-name="T1"> dest_fldr </text:span><text:span text:style-name="keyword0_5f_python"><text:span text:style-name="T1">in</text:span></text:span><text:span text:style-name="T1"> </text:span><text:span text:style-name="keyword1_5f_python"><text:span text:style-name="T1">self</text:span></text:span><text:span text:style-name="T1">.</text:span><text:span text:style-name="member0_5f_python"><text:span text:style-name="T1">dest_fldr_list</text:span></text:span><text:span text:style-name="T1">:</text:span></text:p>
      <text:p text:style-name="P1"><text:span text:style-name="T1"><text:s text:c="28"/>dest_path = </text:span><text:span text:style-name="keyword2_5f_python"><text:span text:style-name="T1">os</text:span></text:span><text:span text:style-name="T1">.</text:span><text:span text:style-name="member0_5f_python"><text:span text:style-name="T1">path</text:span></text:span><text:span text:style-name="T1">.</text:span><text:span text:style-name="member0_5f_python"><text:span text:style-name="T1">join</text:span></text:span><text:span text:style-name="symbol0_5f_python"><text:span text:style-name="T1">(</text:span></text:span><text:span text:style-name="T1">dest_fldr +</text:span><text:span text:style-name="string_5f_python"><text:span text:style-name="T1">'/'</text:span></text:span><text:span text:style-name="T1">, src_d_full.</text:span><text:span text:style-name="member0_5f_python"><text:span text:style-name="T1">replace</text:span>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src_root</text:span></text:span><text:span text:style-name="T1">, </text:span><text:span text:style-name="string_5f_python"><text:span text:style-name="T1">""</text:span></text:span><text:span text:style-name="symbol0_5f_python"><text:span text:style-name="T1">))</text:span></text:span></text:p>
      <text:p text:style-name="P1"><text:span text:style-name="T1"><text:s text:c="28"/></text:span><text:span text:style-name="keyword0_5f_python"><text:span text:style-name="T1">if</text:span></text:span><text:span text:style-name="T1"> </text:span><text:span text:style-name="keyword0_5f_python"><text:span text:style-name="T1">not</text:span></text:span><text:span text:style-name="T1"> </text:span><text:span text:style-name="keyword2_5f_python"><text:span text:style-name="T1">os</text:span></text:span><text:span text:style-name="T1">.</text:span><text:span text:style-name="member0_5f_python"><text:span text:style-name="T1">path</text:span></text:span><text:span text:style-name="T1">.</text:span><text:span text:style-name="member0_5f_python"><text:span text:style-name="T1">exists</text:span></text:span><text:span text:style-name="symbol0_5f_python"><text:span text:style-name="T1">(</text:span></text:span><text:span text:style-name="T1">dest_path</text:span><text:span text:style-name="symbol0_5f_python"><text:span text:style-name="T1">)</text:span></text:span><text:span text:style-name="T1">:</text:span></text:p>
      <text:p text:style-name="P1"><text:span text:style-name="T1"><text:s text:c="32"/></text:span><text:span text:style-name="keyword2_5f_python"><text:span text:style-name="T1">os</text:span></text:span><text:span text:style-name="T1">.</text:span><text:span text:style-name="member0_5f_python"><text:span text:style-name="T1">mkdir</text:span></text:span><text:span text:style-name="symbol0_5f_python"><text:span text:style-name="T1">(</text:span></text:span><text:span text:style-name="T1">dest_path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walk_results</text:span></text:span><text:span text:style-name="T1"> = </text:span><text:span text:style-name="keyword2_5f_python"><text:span text:style-name="T1">os</text:span></text:span><text:span text:style-name="T1">.</text:span><text:span text:style-name="member0_5f_python"><text:span text:style-name="T1">walk</text:span>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src_root</text:span></text:span><text:span text:style-name="symbol0_5f_python"><text:span text:style-name="T1">)</text:span>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get_src_filelist</text:span></text:span><text:span text:style-name="symbol0_5f_python"><text:span text:style-name="T1">()</text:span></text:span></text:p>
      <text:p text:style-name="P1"><text:span text:style-name="T1"/></text:p>
      <text:p text:style-name="P1"><text:span text:style-name="T1"><text:s text:c="8"/></text:span><text:span text:style-name="keyword0_5f_python"><text:span text:style-name="T1">else</text:span></text:span><text:span text:style-name="T1">: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go_butt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text = </text:span><text:span text:style-name="string_5f_python"><text:span text:style-name="T1">"GO !"</text:span></text:span><text:span text:style-name="symbol0_5f_python"><text:span text:style-name="T1">)</text:span>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after_cancel</text:span>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next_dup</text:span></text:span><text:span text:style-name="symbol0_5f_python"><text:span text:style-name="T1">)</text:span></text:span><text:span text:style-name="T1"> </text:span><text:span text:style-name="comment0_5f_python"><text:span text:style-name="T1"># cancel the next iteration of next_dup</text:span></text:span></text:p>
      <text:p text:style-name="P1"><text:span text:style-name="T1"><text:s text:c="12"/></text:span><text:span text:style-name="keyword0_5f_python"><text:span text:style-name="T1">print</text:span></text:span><text:span text:style-name="symbol0_5f_python"><text:span text:style-name="T1">(</text:span></text:span><text:span text:style-name="string_5f_python"><text:span text:style-name="T1">"Attempting to CANCEL"</text:span></text:span><text:span text:style-name="symbol0_5f_python"><text:span text:style-name="T1">)</text:span></text:span></text:p>
      <text:p text:style-name="P1"><text:soft-page-break/><text:span text:style-name="T1"><text:s text:c="12"/></text:span><text:span text:style-name="keyword2_5f_python"><text:span text:style-name="T1">os</text:span></text:span><text:span text:style-name="T1">.</text:span><text:span text:style-name="member0_5f_python"><text:span text:style-name="T1">system</text:span></text:span><text:span text:style-name="symbol0_5f_python"><text:span text:style-name="T1">(</text:span></text:span><text:span text:style-name="string_5f_python"><text:span text:style-name="T1">"sudo kill %s"</text:span></text:span><text:span text:style-name="T1"> </text:span><text:span text:style-name="symbol0_5f_python"><text:span text:style-name="T1">%</text:span></text:span><text:span text:style-name="T1"> 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dup_process</text:span></text:span><text:span text:style-name="T1">.</text:span><text:span text:style-name="member0_5f_python"><text:span text:style-name="T1">pid</text:span></text:span><text:span text:style-name="T1">, </text:span><text:span text:style-name="symbol0_5f_python"><text:span text:style-name="T1">))</text:span></text:span></text:p>
      <text:p text:style-name="P1"><text:span text:style-name="T1"/></text:p>
      <text:p text:style-name="P1"><text:span text:style-name="T1"><text:s text:c="12"/>info = </text:span><text:span text:style-name="string_5f_python"><text:span text:style-name="T1">"</text:span></text:span><text:span text:style-name="escaped_5f_python"><text:span text:style-name="T1">\n\n</text:span></text:span><text:span text:style-name="string_5f_python"><text:span text:style-name="T1"> <text:s/>FILE COPY CANCELLED with "</text:span></text:span><text:span text:style-name="T1"> + </text:span><text:span text:style-name="keyword1_5f_python"><text:span text:style-name="T1">str</text:span>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err</text:span></text:span><text:span text:style-name="symbol0_5f_python"><text:span text:style-name="T1">)</text:span></text:span><text:span text:style-name="T1"> + </text:span><text:span text:style-name="string_5f_python"><text:span text:style-name="T1">" errors"</text:span>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monitor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state = </text:span><text:span text:style-name="string_5f_python"><text:span text:style-name="T1">"normal"</text:span></text:span><text:span text:style-name="symbol0_5f_python"><text:span text:style-name="T1">)</text:span>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monitor</text:span></text:span><text:span text:style-name="T1">.</text:span><text:span text:style-name="member0_5f_python"><text:span text:style-name="T1">insert</text:span></text:span><text:span text:style-name="symbol0_5f_python"><text:span text:style-name="T1">(</text:span></text:span><text:span text:style-name="T1">END, info</text:span><text:span text:style-name="symbol0_5f_python"><text:span text:style-name="T1">)</text:span>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monitor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state = </text:span><text:span text:style-name="string_5f_python"><text:span text:style-name="T1">"disabled"</text:span></text:span><text:span text:style-name="symbol0_5f_python"><text:span text:style-name="T1">)</text:span>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monitor</text:span></text:span><text:span text:style-name="T1">.</text:span><text:span text:style-name="member0_5f_python"><text:span text:style-name="T1">see</text:span></text:span><text:span text:style-name="symbol0_5f_python"><text:span text:style-name="T1">(</text:span></text:span><text:span text:style-name="T1">END</text:span><text:span text:style-name="symbol0_5f_python"><text:span text:style-name="T1">)</text:span></text:span></text:p>
      <text:p text:style-name="P1"><text:span text:style-name="T1"><text:s text:c="12"/></text:span></text:p>
      <text:p text:style-name="P1"><text:span text:style-name="T1"><text:s text:c="4"/></text:span><text:span text:style-name="keyword0_5f_python"><text:span text:style-name="T1">def</text:span></text:span><text:span text:style-name="T1"> get_src_filelist</text:span><text:span text:style-name="symbol0_5f_python"><text:span text:style-name="T1">(</text:span></text:span><text:span text:style-name="keyword1_5f_python"><text:span text:style-name="T1">self</text:span></text:span><text:span text:style-name="symbol0_5f_python"><text:span text:style-name="T1">)</text:span></text:span><text:span text:style-name="T1">:</text:span></text:p>
      <text:p text:style-name="P1"><text:span text:style-name="T1"><text:s text:c="8"/></text:span><text:span text:style-name="keyword0_5f_python"><text:span text:style-name="T1">try</text:span></text:span><text:span text:style-name="T1">:</text:span></text:p>
      <text:p text:style-name="P1"><text:span text:style-name="T1"><text:s text:c="12"/>root, dirs, files = next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walk_results</text:span></text:span><text:span text:style-name="symbol0_5f_python"><text:span text:style-name="T1">)</text:span>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walk_root</text:span></text:span><text:span text:style-name="T1"> = root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walk_filelist</text:span></text:span><text:span text:style-name="T1"> = </text:span><text:span text:style-name="symbol0_5f_python"><text:span text:style-name="T1">[]</text:span>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walk_filelist</text:span></text:span><text:span text:style-name="T1">.</text:span><text:span text:style-name="member0_5f_python"><text:span text:style-name="T1">extend</text:span></text:span><text:span text:style-name="symbol0_5f_python"><text:span text:style-name="T1">(</text:span></text:span><text:span text:style-name="T1">files</text:span><text:span text:style-name="symbol0_5f_python"><text:span text:style-name="T1">)</text:span>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walk_filecount</text:span></text:span><text:span text:style-name="T1"> = </text:span><text:span text:style-name="keyword1_5f_python"><text:span text:style-name="T1">len</text:span>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walk_filelist</text:span></text:span><text:span text:style-name="symbol0_5f_python"><text:span text:style-name="T1">)</text:span>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walk_counter</text:span></text:span><text:span text:style-name="T1"> = </text:span><text:span text:style-name="number_5f_python"><text:span text:style-name="T1">0</text:span></text:span></text:p>
      <text:p text:style-name="P1"><text:span text:style-name="T1"/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duplicate_file</text:span></text:span><text:span text:style-name="symbol0_5f_python"><text:span text:style-name="T1">()</text:span></text:span></text:p>
      <text:p text:style-name="P1"><text:span text:style-name="T1"/></text:p>
      <text:p text:style-name="P1"><text:span text:style-name="T1"><text:s text:c="8"/></text:span><text:span text:style-name="keyword0_5f_python"><text:span text:style-name="T1">except</text:span></text:span><text:span text:style-name="T1">:</text:span></text:p>
      <text:p text:style-name="P1"><text:span text:style-name="T1"><text:s text:c="12"/>info = </text:span><text:span text:style-name="string_5f_python"><text:span text:style-name="T1">"</text:span></text:span><text:span text:style-name="escaped_5f_python"><text:span text:style-name="T1">\n</text:span></text:span><text:span text:style-name="string_5f_python"><text:span text:style-name="T1">#### <text:s text:c="3"/>FILE COPY COMPLETE with "</text:span></text:span><text:span text:style-name="T1"> + </text:span><text:span text:style-name="keyword1_5f_python"><text:span text:style-name="T1">str</text:span>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err</text:span></text:span><text:span text:style-name="symbol0_5f_python"><text:span text:style-name="T1">)</text:span></text:span><text:span text:style-name="T1"> + </text:span><text:span text:style-name="string_5f_python"><text:span text:style-name="T1">" errors <text:s text:c="3"/>####</text:span></text:span><text:span text:style-name="escaped_5f_python"><text:span text:style-name="T1">\n\n</text:span></text:span><text:span text:style-name="string_5f_python"><text:span text:style-name="T1">"</text:span>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monitor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state = </text:span><text:span text:style-name="string_5f_python"><text:span text:style-name="T1">"normal"</text:span></text:span><text:span text:style-name="symbol0_5f_python"><text:span text:style-name="T1">)</text:span>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monitor</text:span></text:span><text:span text:style-name="T1">.</text:span><text:span text:style-name="member0_5f_python"><text:span text:style-name="T1">insert</text:span></text:span><text:span text:style-name="symbol0_5f_python"><text:span text:style-name="T1">(</text:span></text:span><text:span text:style-name="T1">END, info</text:span><text:span text:style-name="symbol0_5f_python"><text:span text:style-name="T1">)</text:span>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monitor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state = </text:span><text:span text:style-name="string_5f_python"><text:span text:style-name="T1">"disabled"</text:span></text:span><text:span text:style-name="symbol0_5f_python"><text:span text:style-name="T1">)</text:span>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monitor</text:span></text:span><text:span text:style-name="T1">.</text:span><text:span text:style-name="member0_5f_python"><text:span text:style-name="T1">see</text:span></text:span><text:span text:style-name="symbol0_5f_python"><text:span text:style-name="T1">(</text:span></text:span><text:span text:style-name="T1">END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go_butt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text = </text:span><text:span text:style-name="string_5f_python"><text:span text:style-name="T1">"GO !"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/></text:p>
      <text:p text:style-name="P1"><text:span text:style-name="T1"><text:s text:c="4"/></text:span><text:span text:style-name="keyword0_5f_python"><text:span text:style-name="T1">def</text:span></text:span><text:span text:style-name="T1"> duplicate_file</text:span><text:span text:style-name="symbol0_5f_python"><text:span text:style-name="T1">(</text:span></text:span><text:span text:style-name="keyword1_5f_python"><text:span text:style-name="T1">self</text:span></text:span><text:span text:style-name="symbol0_5f_python"><text:span text:style-name="T1">)</text:span></text:span><text:span text:style-name="T1">:</text:span></text:p>
      <text:p text:style-name="P1"><text:span text:style-name="T1"><text:s text:c="8"/></text:span><text:span text:style-name="keyword0_5f_python"><text:span text:style-name="T1">if</text:span></text:span><text:span text:style-name="T1"> </text:span><text:span text:style-name="keyword1_5f_python"><text:span text:style-name="T1">self</text:span></text:span><text:span text:style-name="T1">.</text:span><text:span text:style-name="member0_5f_python"><text:span text:style-name="T1">walk_root</text:span></text:span><text:span text:style-name="T1">.</text:span><text:span text:style-name="member0_5f_python"><text:span text:style-name="T1">find</text:span>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src_longpath</text:span></text:span><text:span text:style-name="symbol0_5f_python"><text:span text:style-name="T1">)</text:span></text:span><text:span text:style-name="T1"> </text:span><text:span text:style-name="symbol0_5f_python"><text:span text:style-name="T1">&gt;</text:span></text:span><text:span text:style-name="T1">= </text:span><text:span text:style-name="number_5f_python"><text:span text:style-name="T1">0</text:span></text:span><text:span text:style-name="T1"> </text:span><text:span text:style-name="keyword0_5f_python"><text:span text:style-name="T1">and</text:span></text:span><text:span text:style-name="T1"> </text:span><text:span text:style-name="keyword1_5f_python"><text:span text:style-name="T1">self</text:span></text:span><text:span text:style-name="T1">.</text:span><text:span text:style-name="member0_5f_python"><text:span text:style-name="T1">walk_filecount</text:span></text:span><text:span text:style-name="T1"> </text:span><text:span text:style-name="symbol0_5f_python"><text:span text:style-name="T1">&gt;</text:span></text:span><text:span text:style-name="T1"> </text:span><text:span text:style-name="number_5f_python"><text:span text:style-name="T1">0</text:span></text:span><text:span text:style-name="T1">:</text:span></text:p>
      <text:p text:style-name="P1"><text:span text:style-name="T1"><text:s text:c="12"/>item = </text:span><text:span text:style-name="keyword1_5f_python"><text:span text:style-name="T1">self</text:span></text:span><text:span text:style-name="T1">.</text:span><text:span text:style-name="member0_5f_python"><text:span text:style-name="T1">walk_filelist</text:span></text:span><text:span text:style-name="symbol0_5f_python"><text:span text:style-name="T1">[</text:span></text:span><text:span text:style-name="keyword1_5f_python"><text:span text:style-name="T1">self</text:span></text:span><text:span text:style-name="T1">.</text:span><text:span text:style-name="member0_5f_python"><text:span text:style-name="T1">walk_counter</text:span></text:span><text:span text:style-name="symbol0_5f_python"><text:span text:style-name="T1">]</text:span></text:span></text:p>
      <text:p text:style-name="P1"><text:span text:style-name="T1"/></text:p>
      <text:p text:style-name="P1"><text:span text:style-name="T1"><text:s text:c="12"/></text:span><text:span text:style-name="comment0_5f_python"><text:span text:style-name="T1"># replace spaces with underscore in source directory filenames</text:span></text:span></text:p>
      <text:p text:style-name="P1"><text:span text:style-name="T1"><text:s text:c="12"/></text:span><text:span text:style-name="keyword0_5f_python"><text:span text:style-name="T1">if</text:span></text:span><text:span text:style-name="T1"> item.</text:span><text:span text:style-name="member0_5f_python"><text:span text:style-name="T1">find</text:span></text:span><text:span text:style-name="symbol0_5f_python"><text:span text:style-name="T1">(</text:span></text:span><text:span text:style-name="string_5f_python"><text:span text:style-name="T1">" "</text:span></text:span><text:span text:style-name="symbol0_5f_python"><text:span text:style-name="T1">)</text:span></text:span><text:span text:style-name="T1"> </text:span><text:span text:style-name="symbol0_5f_python"><text:span text:style-name="T1">&gt;</text:span></text:span><text:span text:style-name="T1">= </text:span><text:span text:style-name="number_5f_python"><text:span text:style-name="T1">0</text:span></text:span><text:span text:style-name="T1">:</text:span></text:p>
      <text:p text:style-name="P1"><text:span text:style-name="T1"><text:s text:c="16"/>item_cln = item.</text:span><text:span text:style-name="member0_5f_python"><text:span text:style-name="T1">replace</text:span></text:span><text:span text:style-name="symbol0_5f_python"><text:span text:style-name="T1">(</text:span></text:span><text:span text:style-name="string_5f_python"><text:span text:style-name="T1">" "</text:span></text:span><text:span text:style-name="T1">, </text:span><text:span text:style-name="string_5f_python"><text:span text:style-name="T1">"_"</text:span></text:span><text:span text:style-name="symbol0_5f_python"><text:span text:style-name="T1">)</text:span></text:span></text:p>
      <text:p text:style-name="P1"><text:span text:style-name="T1"><text:s text:c="16"/></text:span><text:span text:style-name="keyword2_5f_python"><text:span text:style-name="T1">os</text:span></text:span><text:span text:style-name="T1">.</text:span><text:span text:style-name="member0_5f_python"><text:span text:style-name="T1">rename</text:span></text:span><text:span text:style-name="symbol0_5f_python"><text:span text:style-name="T1">(</text:span></text:span><text:span text:style-name="keyword2_5f_python"><text:span text:style-name="T1">os</text:span></text:span><text:span text:style-name="T1">.</text:span><text:span text:style-name="member0_5f_python"><text:span text:style-name="T1">path</text:span></text:span><text:span text:style-name="T1">.</text:span><text:span text:style-name="member0_5f_python"><text:span text:style-name="T1">join</text:span>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walk_root</text:span></text:span><text:span text:style-name="T1">, item</text:span><text:span text:style-name="symbol0_5f_python"><text:span text:style-name="T1">)</text:span></text:span><text:span text:style-name="T1">, </text:span><text:span text:style-name="keyword2_5f_python"><text:span text:style-name="T1">os</text:span></text:span><text:span text:style-name="T1">.</text:span><text:span text:style-name="member0_5f_python"><text:span text:style-name="T1">path</text:span></text:span><text:span text:style-name="T1">.</text:span><text:span text:style-name="member0_5f_python"><text:span text:style-name="T1">join</text:span>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walk_root</text:span></text:span><text:span text:style-name="T1">, item_cln</text:span><text:span text:style-name="symbol0_5f_python"><text:span text:style-name="T1">))</text:span></text:span></text:p>
      <text:p text:style-name="P1"><text:span text:style-name="T1"><text:s text:c="12"/></text:span><text:span text:style-name="keyword0_5f_python"><text:span text:style-name="T1">else</text:span></text:span><text:span text:style-name="T1">:</text:span></text:p>
      <text:p text:style-name="P1"><text:span text:style-name="T1"><text:s text:c="16"/>item_cln = item</text:span></text:p>
      <text:p text:style-name="P1"><text:span text:style-name="T1"/></text:p>
      <text:p text:style-name="P1"><text:span text:style-name="T1"><text:s text:c="12"/></text:span><text:span text:style-name="comment0_5f_python"><text:span text:style-name="T1"># start duplicating file</text:span></text:span></text:p>
      <text:p text:style-name="P1"><text:span text:style-name="T1"><text:s text:c="12"/>src_file = </text:span><text:span text:style-name="keyword2_5f_python"><text:span text:style-name="T1">os</text:span></text:span><text:span text:style-name="T1">.</text:span><text:span text:style-name="member0_5f_python"><text:span text:style-name="T1">path</text:span></text:span><text:span text:style-name="T1">.</text:span><text:span text:style-name="member0_5f_python"><text:span text:style-name="T1">join</text:span>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walk_root</text:span></text:span><text:span text:style-name="T1">, item_cln</text:span><text:span text:style-name="symbol0_5f_python"><text:span text:style-name="T1">)</text:span></text:span></text:p>
      <text:p text:style-name="P1"><text:span text:style-name="T1"><text:s text:c="12"/></text:span><text:span text:style-name="keyword2_5f_python"><text:span text:style-name="T1">cmd</text:span></text:span><text:span text:style-name="T1"> = </text:span><text:span text:style-name="symbol0_5f_python"><text:span text:style-name="T1">[]</text:span></text:span></text:p>
      <text:p text:style-name="P1"><text:span text:style-name="T1"><text:s text:c="12"/></text:span><text:span text:style-name="keyword2_5f_python"><text:span text:style-name="T1">cmd</text:span></text:span><text:span text:style-name="T1">.</text:span><text:span text:style-name="member0_5f_python"><text:span text:style-name="T1">append</text:span></text:span><text:span text:style-name="symbol0_5f_python"><text:span text:style-name="T1">(</text:span></text:span><text:span text:style-name="string_5f_python"><text:span text:style-name="T1">"dc3dd"</text:span></text:span><text:span text:style-name="symbol0_5f_python"><text:span text:style-name="T1">)</text:span></text:span></text:p>
      <text:p text:style-name="P1"><text:span text:style-name="T1"><text:s text:c="12"/></text:span><text:span text:style-name="keyword2_5f_python"><text:span text:style-name="T1">cmd</text:span></text:span><text:span text:style-name="T1">.</text:span><text:span text:style-name="member0_5f_python"><text:span text:style-name="T1">append</text:span></text:span><text:span text:style-name="symbol0_5f_python"><text:span text:style-name="T1">(</text:span></text:span><text:span text:style-name="string_5f_python"><text:span text:style-name="T1">"if="</text:span></text:span><text:span text:style-name="T1"> + src_file</text:span><text:span text:style-name="symbol0_5f_python"><text:span text:style-name="T1">)</text:span></text:span></text:p>
      <text:p text:style-name="P1"><text:span text:style-name="T1"><text:s text:c="12"/></text:span><text:span text:style-name="keyword0_5f_python"><text:span text:style-name="T1">for</text:span></text:span><text:span text:style-name="T1"> dest_fldr </text:span><text:span text:style-name="keyword0_5f_python"><text:span text:style-name="T1">in</text:span></text:span><text:span text:style-name="T1"> </text:span><text:span text:style-name="keyword1_5f_python"><text:span text:style-name="T1">self</text:span></text:span><text:span text:style-name="T1">.</text:span><text:span text:style-name="member0_5f_python"><text:span text:style-name="T1">dest_fldr_list</text:span></text:span><text:span text:style-name="T1">:</text:span></text:p>
      <text:p text:style-name="P1"><text:span text:style-name="T1"><text:s text:c="16"/>dest_file = </text:span><text:span text:style-name="keyword2_5f_python"><text:span text:style-name="T1">os</text:span></text:span><text:span text:style-name="T1">.</text:span><text:span text:style-name="member0_5f_python"><text:span text:style-name="T1">path</text:span></text:span><text:span text:style-name="T1">.</text:span><text:span text:style-name="member0_5f_python"><text:span text:style-name="T1">join</text:span></text:span><text:span text:style-name="symbol0_5f_python"><text:span text:style-name="T1">(</text:span></text:span><text:span text:style-name="T1">dest_fldr, src_file.</text:span><text:span text:style-name="member0_5f_python"><text:span text:style-name="T1">replace</text:span>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src_root</text:span></text:span><text:span text:style-name="T1">, </text:span><text:span text:style-name="string_5f_python"><text:span text:style-name="T1">""</text:span></text:span><text:span text:style-name="symbol0_5f_python"><text:span text:style-name="T1">))</text:span></text:span></text:p>
      <text:p text:style-name="P1"><text:span text:style-name="T1"><text:s text:c="16"/></text:span><text:span text:style-name="keyword2_5f_python"><text:span text:style-name="T1">cmd</text:span></text:span><text:span text:style-name="T1">.</text:span><text:span text:style-name="member0_5f_python"><text:span text:style-name="T1">append</text:span></text:span><text:span text:style-name="symbol0_5f_python"><text:span text:style-name="T1">(</text:span></text:span><text:span text:style-name="string_5f_python"><text:span text:style-name="T1">"of="</text:span></text:span><text:span text:style-name="T1"> + dest_file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talk_to_dc3dd</text:span></text:span><text:span text:style-name="symbol0_5f_python"><text:span text:style-name="T1">(</text:span></text:span><text:span text:style-name="T1">src_file, </text:span><text:span text:style-name="keyword2_5f_python"><text:span text:style-name="T1">cmd</text:span></text:span><text:span text:style-name="T1">, </text:span><text:span text:style-name="keyword1_5f_python"><text:span text:style-name="T1">self</text:span></text:span><text:span text:style-name="T1">.</text:span><text:span text:style-name="member0_5f_python"><text:span text:style-name="T1">monitor</text:span></text:span><text:span text:style-name="symbol0_5f_python"><text:span text:style-name="T1">)</text:span>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walk_counter</text:span></text:span><text:span text:style-name="T1"> += </text:span><text:span text:style-name="number_5f_python"><text:span text:style-name="T1">1</text:span></text:span></text:p>
      <text:p text:style-name="P1"><text:span text:style-name="T1"><text:s text:c="12"/></text:span><text:span text:style-name="keyword0_5f_python"><text:span text:style-name="T1">if</text:span></text:span><text:span text:style-name="T1"> </text:span><text:span text:style-name="keyword1_5f_python"><text:span text:style-name="T1">self</text:span></text:span><text:span text:style-name="T1">.</text:span><text:span text:style-name="member0_5f_python"><text:span text:style-name="T1">walk_counter</text:span></text:span><text:span text:style-name="T1"> </text:span><text:span text:style-name="symbol0_5f_python"><text:span text:style-name="T1">&lt;</text:span></text:span><text:span text:style-name="T1"> </text:span><text:span text:style-name="keyword1_5f_python"><text:span text:style-name="T1">self</text:span></text:span><text:span text:style-name="T1">.</text:span><text:span text:style-name="member0_5f_python"><text:span text:style-name="T1">walk_filecount</text:span></text:span><text:span text:style-name="T1">:</text:span></text:p>
      <text:p text:style-name="P1"><text:soft-page-break/><text:span text:style-name="T1"><text:s text:c="16"/></text:span><text:span text:style-name="keyword1_5f_python"><text:span text:style-name="T1">self</text:span></text:span><text:span text:style-name="T1">.</text:span><text:span text:style-name="member0_5f_python"><text:span text:style-name="T1">next_dup</text:span></text:span><text:span text:style-name="T1"> = </text:span><text:span text:style-name="keyword1_5f_python"><text:span text:style-name="T1">self</text:span></text:span><text:span text:style-name="T1">.</text:span><text:span text:style-name="member0_5f_python"><text:span text:style-name="T1">after</text:span></text:span><text:span text:style-name="symbol0_5f_python"><text:span text:style-name="T1">(</text:span></text:span><text:span text:style-name="number_5f_python"><text:span text:style-name="T1">500</text:span></text:span><text:span text:style-name="T1">, </text:span><text:span text:style-name="keyword1_5f_python"><text:span text:style-name="T1">self</text:span></text:span><text:span text:style-name="T1">.</text:span><text:span text:style-name="member0_5f_python"><text:span text:style-name="T1">duplicate_file</text:span></text:span><text:span text:style-name="symbol0_5f_python"><text:span text:style-name="T1">)</text:span></text:span><text:span text:style-name="T1"> </text:span><text:span text:style-name="comment0_5f_python"><text:span text:style-name="T1"># schedule next file, named to enable 'cancel'</text:span></text:span></text:p>
      <text:p text:style-name="P1"><text:span text:style-name="T1"/></text:p>
      <text:p text:style-name="P1"><text:span text:style-name="T1"><text:s text:c="12"/></text:span><text:span text:style-name="keyword0_5f_python"><text:span text:style-name="T1">else</text:span></text:span><text:span text:style-name="T1">:</text:span></text:p>
      <text:p text:style-name="P1"><text:span text:style-name="T1"><text:s text:c="16"/></text:span><text:span text:style-name="keyword1_5f_python"><text:span text:style-name="T1">self</text:span></text:span><text:span text:style-name="T1">.</text:span><text:span text:style-name="member0_5f_python"><text:span text:style-name="T1">next_dup</text:span></text:span><text:span text:style-name="T1"> = </text:span><text:span text:style-name="keyword1_5f_python"><text:span text:style-name="T1">self</text:span></text:span><text:span text:style-name="T1">.</text:span><text:span text:style-name="member0_5f_python"><text:span text:style-name="T1">get_src_filelist</text:span></text:span><text:span text:style-name="symbol0_5f_python"><text:span text:style-name="T1">()</text:span></text:span></text:p>
      <text:p text:style-name="P1"><text:span text:style-name="T1"/></text:p>
      <text:p text:style-name="P1"><text:span text:style-name="T1"><text:s text:c="8"/></text:span><text:span text:style-name="keyword0_5f_python"><text:span text:style-name="T1">else</text:span></text:span><text:span text:style-name="T1">: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next_dup</text:span></text:span><text:span text:style-name="T1"> = </text:span><text:span text:style-name="keyword1_5f_python"><text:span text:style-name="T1">self</text:span></text:span><text:span text:style-name="T1">.</text:span><text:span text:style-name="member0_5f_python"><text:span text:style-name="T1">get_src_filelist</text:span></text:span><text:span text:style-name="symbol0_5f_python"><text:span text:style-name="T1">()</text:span></text:span><text:span text:style-name="T1"> </text:span><text:span text:style-name="comment0_5f_python"><text:span text:style-name="T1"># next step in os.walk</text:span></text:span></text:p>
      <text:p text:style-name="P1"><text:span text:style-name="T1"/></text:p>
      <text:p text:style-name="P1"><text:span text:style-name="T1"><text:s text:c="4"/></text:span><text:span text:style-name="comment0_5f_python"><text:span text:style-name="T1">#----------------END DIRECTORY COPIER------------------------</text:span>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<text:s text:c="4"/></text:span><text:span text:style-name="comment0_5f_python"><text:span text:style-name="T1">#----------------DRIVE CLONER-------------------------------------</text:span></text:span></text:p>
      <text:p text:style-name="P1"><text:span text:style-name="T1"/></text:p>
      <text:p text:style-name="P1"><text:span text:style-name="T1"><text:s text:c="4"/></text:span><text:span text:style-name="keyword0_5f_python"><text:span text:style-name="T1">def</text:span></text:span><text:span text:style-name="T1"> identifyDrives</text:span><text:span text:style-name="symbol0_5f_python"><text:span text:style-name="T1">(</text:span></text:span><text:span text:style-name="keyword1_5f_python"><text:span text:style-name="T1">self</text:span></text:span><text:span text:style-name="symbol0_5f_python"><text:span text:style-name="T1">)</text:span></text:span><text:span text:style-name="T1">:</text:span></text:p>
      <text:p text:style-name="P1"><text:span text:style-name="T1"><text:s text:c="8"/>lsblk_results = </text:span><text:span text:style-name="symbol0_5f_python"><text:span text:style-name="T1">[]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device_list</text:span></text:span><text:span text:style-name="T1"> = </text:span><text:span text:style-name="symbol0_5f_python"><text:span text:style-name="T1">[]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drive_locks</text:span></text:span><text:span text:style-name="T1"> = </text:span><text:span text:style-name="symbol0_5f_python"><text:span text:style-name="T1">[]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devs</text:span></text:span><text:span text:style-name="T1"> = </text:span><text:span text:style-name="number_5f_python"><text:span text:style-name="T1">0</text:span></text:span></text:p>
      <text:p text:style-name="P1"><text:span text:style-name="T1"><text:s text:c="8"/>lsblk = </text:span><text:span text:style-name="keyword2_5f_python"><text:span text:style-name="T1">subprocess</text:span></text:span><text:span text:style-name="T1">.</text:span><text:span text:style-name="member0_5f_python"><text:span text:style-name="T1">Popen</text:span></text:span><text:span text:style-name="symbol0_5f_python"><text:span text:style-name="T1">([</text:span></text:span><text:span text:style-name="string_5f_python"><text:span text:style-name="T1">'lsblk'</text:span></text:span><text:span text:style-name="symbol0_5f_python"><text:span text:style-name="T1">]</text:span></text:span><text:span text:style-name="T1">, stdout=</text:span><text:span text:style-name="keyword2_5f_python"><text:span text:style-name="T1">subprocess</text:span></text:span><text:span text:style-name="T1">.</text:span><text:span text:style-name="member0_5f_python"><text:span text:style-name="T1">PIPE</text:span></text:span><text:span text:style-name="T1">, stderr=</text:span><text:span text:style-name="keyword2_5f_python"><text:span text:style-name="T1">subprocess</text:span></text:span><text:span text:style-name="T1">.</text:span><text:span text:style-name="member0_5f_python"><text:span text:style-name="T1">STDOUT</text:span></text:span><text:span text:style-name="symbol0_5f_python"><text:span text:style-name="T1">)</text:span></text:span></text:p>
      <text:p text:style-name="P1"><text:span text:style-name="T1"><text:s text:c="8"/></text:span><text:span text:style-name="keyword0_5f_python"><text:span text:style-name="T1">for</text:span></text:span><text:span text:style-name="T1"> line </text:span><text:span text:style-name="keyword0_5f_python"><text:span text:style-name="T1">in</text:span></text:span><text:span text:style-name="T1"> lsblk.</text:span><text:span text:style-name="member0_5f_python"><text:span text:style-name="T1">stdout</text:span></text:span><text:span text:style-name="T1">: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devs</text:span></text:span><text:span text:style-name="T1"> += </text:span><text:span text:style-name="number_5f_python"><text:span text:style-name="T1">1</text:span></text:span></text:p>
      <text:p text:style-name="P1"><text:span text:style-name="T1"><text:s text:c="12"/>line = line.</text:span><text:span text:style-name="member0_5f_python"><text:span text:style-name="T1">decode</text:span></text:span><text:span text:style-name="symbol0_5f_python"><text:span text:style-name="T1">(</text:span></text:span><text:span text:style-name="string_5f_python"><text:span text:style-name="T1">'ascii'</text:span></text:span><text:span text:style-name="T1">, </text:span><text:span text:style-name="string_5f_python"><text:span text:style-name="T1">'ignore'</text:span></text:span><text:span text:style-name="symbol0_5f_python"><text:span text:style-name="T1">)</text:span></text:span><text:span text:style-name="T1"> </text:span><text:span text:style-name="comment0_5f_python"><text:span text:style-name="T1"># 'ascii' or 'utf-8', 'ignore' errors in the decoding</text:span></text:span></text:p>
      <text:p text:style-name="P1"><text:span text:style-name="T1"><text:s text:c="12"/>parts = </text:span><text:span text:style-name="keyword2_5f_python"><text:span text:style-name="T1">re</text:span></text:span><text:span text:style-name="T1">.</text:span><text:span text:style-name="member0_5f_python"><text:span text:style-name="T1">split</text:span></text:span><text:span text:style-name="symbol0_5f_python"><text:span text:style-name="T1">(</text:span></text:span><text:span text:style-name="T1">r</text:span><text:span text:style-name="string_5f_python"><text:span text:style-name="T1">'</text:span></text:span><text:span text:style-name="escaped_5f_python"><text:span text:style-name="T1">\s</text:span></text:span><text:span text:style-name="string_5f_python"><text:span text:style-name="T1">+'</text:span></text:span><text:span text:style-name="T1">, line.</text:span><text:span text:style-name="member0_5f_python"><text:span text:style-name="T1">strip</text:span></text:span><text:span text:style-name="symbol0_5f_python"><text:span text:style-name="T1">())</text:span></text:span></text:p>
      <text:p text:style-name="P1"><text:span text:style-name="T1"><text:s text:c="12"/>name, majmin, rm, size, ro, devtype = parts</text:span><text:span text:style-name="symbol0_5f_python"><text:span text:style-name="T1">[</text:span></text:span><text:span text:style-name="T1">:</text:span><text:span text:style-name="number_5f_python"><text:span text:style-name="T1">6</text:span></text:span><text:span text:style-name="symbol0_5f_python"><text:span text:style-name="T1">]</text:span></text:span></text:p>
      <text:p text:style-name="P1"><text:span text:style-name="T1"><text:s text:c="12"/></text:span><text:span text:style-name="keyword0_5f_python"><text:span text:style-name="T1">if</text:span></text:span><text:span text:style-name="T1"> </text:span><text:span text:style-name="keyword1_5f_python"><text:span text:style-name="T1">len</text:span></text:span><text:span text:style-name="symbol0_5f_python"><text:span text:style-name="T1">(</text:span></text:span><text:span text:style-name="T1">parts</text:span><text:span text:style-name="symbol0_5f_python"><text:span text:style-name="T1">)</text:span></text:span><text:span text:style-name="T1"> </text:span><text:span text:style-name="symbol0_5f_python"><text:span text:style-name="T1">&gt;</text:span></text:span><text:span text:style-name="T1"> </text:span><text:span text:style-name="number_5f_python"><text:span text:style-name="T1">6</text:span></text:span><text:span text:style-name="T1">:</text:span></text:p>
      <text:p text:style-name="P1"><text:span text:style-name="T1"><text:s text:c="16"/>mountpoint = parts</text:span><text:span text:style-name="symbol0_5f_python"><text:span text:style-name="T1">[</text:span></text:span><text:span text:style-name="number_5f_python"><text:span text:style-name="T1">6</text:span></text:span><text:span text:style-name="symbol0_5f_python"><text:span text:style-name="T1">]</text:span></text:span></text:p>
      <text:p text:style-name="P1"><text:span text:style-name="T1"><text:s text:c="12"/></text:span><text:span text:style-name="keyword0_5f_python"><text:span text:style-name="T1">else</text:span></text:span><text:span text:style-name="T1">:</text:span></text:p>
      <text:p text:style-name="P1"><text:span text:style-name="T1"><text:s text:c="16"/>mountpoint = </text:span><text:span text:style-name="keyword1_5f_python"><text:span text:style-name="T1">None</text:span></text:span></text:p>
      <text:p text:style-name="P1"><text:span text:style-name="T1"/></text:p>
      <text:p text:style-name="P1"><text:span text:style-name="T1"><text:s text:c="12"/>lsblk_results.</text:span><text:span text:style-name="member0_5f_python"><text:span text:style-name="T1">append</text:span></text:span><text:span text:style-name="symbol0_5f_python"><text:span text:style-name="T1">([</text:span></text:span><text:span text:style-name="T1">name, majmin, rm, size, ro, devtype, mountpoint</text:span><text:span text:style-name="symbol0_5f_python"><text:span text:style-name="T1">])</text:span>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device_list</text:span></text:span><text:span text:style-name="T1">.</text:span><text:span text:style-name="member0_5f_python"><text:span text:style-name="T1">append</text:span></text:span><text:span text:style-name="symbol0_5f_python"><text:span text:style-name="T1">([</text:span></text:span><text:span text:style-name="T1">name, mountpoint</text:span><text:span text:style-name="symbol0_5f_python"><text:span text:style-name="T1">])</text:span></text:span></text:p>
      <text:p text:style-name="P1"><text:span text:style-name="T1"/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monitorID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state = </text:span><text:span text:style-name="string_5f_python"><text:span text:style-name="T1">"normal"</text:span>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monitorID</text:span></text:span><text:span text:style-name="T1">.</text:span><text:span text:style-name="member0_5f_python"><text:span text:style-name="T1">insert</text:span></text:span><text:span text:style-name="symbol0_5f_python"><text:span text:style-name="T1">(</text:span></text:span><text:span text:style-name="T1">END, </text:span><text:span text:style-name="string_5f_python"><text:span text:style-name="T1">"</text:span></text:span><text:span text:style-name="escaped_5f_python"><text:span text:style-name="T1">\t</text:span></text:span><text:span text:style-name="string_5f_python"><text:span text:style-name="T1">*** <text:s text:c="2"/>System Devices Report (command line: lsblk) <text:s text:c="2"/>***</text:span></text:span><text:span text:style-name="escaped_5f_python"><text:span text:style-name="T1">\n</text:span></text:span><text:span text:style-name="string_5f_python"><text:span text:style-name="T1">"</text:span></text:span><text:span text:style-name="symbol0_5f_python"><text:span text:style-name="T1">)</text:span></text:span></text:p>
      <text:p text:style-name="P1"><text:span text:style-name="T1"><text:s text:c="8"/></text:span></text:p>
      <text:p text:style-name="P1"><text:span text:style-name="T1"><text:s text:c="8"/></text:span><text:span text:style-name="keyword0_5f_python"><text:span text:style-name="T1">for</text:span></text:span><text:span text:style-name="T1"> i </text:span><text:span text:style-name="keyword0_5f_python"><text:span text:style-name="T1">in</text:span></text:span><text:span text:style-name="T1"> </text:span><text:span text:style-name="keyword1_5f_python"><text:span text:style-name="T1">range</text:span></text:span><text:span text:style-name="symbol0_5f_python"><text:span text:style-name="T1">(</text:span></text:span><text:span text:style-name="number_5f_python"><text:span text:style-name="T1">7</text:span></text:span><text:span text:style-name="symbol0_5f_python"><text:span text:style-name="T1">)</text:span></text:span><text:span text:style-name="T1">: </text:span><text:span text:style-name="keyword1_5f_python"><text:span text:style-name="T1">self</text:span></text:span><text:span text:style-name="T1">.</text:span><text:span text:style-name="member0_5f_python"><text:span text:style-name="T1">monitorID</text:span></text:span><text:span text:style-name="T1">.</text:span><text:span text:style-name="member0_5f_python"><text:span text:style-name="T1">insert</text:span></text:span><text:span text:style-name="symbol0_5f_python"><text:span text:style-name="T1">(</text:span></text:span><text:span text:style-name="T1">END, lsblk_results</text:span><text:span text:style-name="symbol0_5f_python"><text:span text:style-name="T1">[</text:span></text:span><text:span text:style-name="number_5f_python"><text:span text:style-name="T1">0</text:span></text:span><text:span text:style-name="symbol0_5f_python"><text:span text:style-name="T1">][</text:span></text:span><text:span text:style-name="T1">i</text:span><text:span text:style-name="symbol0_5f_python"><text:span text:style-name="T1">]</text:span></text:span><text:span text:style-name="T1"> + </text:span><text:span text:style-name="string_5f_python"><text:span text:style-name="T1">"</text:span></text:span><text:span text:style-name="escaped_5f_python"><text:span text:style-name="T1">\t</text:span></text:span><text:span text:style-name="string_5f_python"><text:span text:style-name="T1">"</text:span></text:span><text:span text:style-name="symbol0_5f_python"><text:span text:style-name="T1">)</text:span></text:span></text:p>
      <text:p text:style-name="P1"><text:span text:style-name="T1"><text:s text:c="8"/></text:span><text:span text:style-name="keyword0_5f_python"><text:span text:style-name="T1">for</text:span></text:span><text:span text:style-name="T1"> d </text:span><text:span text:style-name="keyword0_5f_python"><text:span text:style-name="T1">in</text:span></text:span><text:span text:style-name="T1"> </text:span><text:span text:style-name="keyword1_5f_python"><text:span text:style-name="T1">range</text:span></text:span><text:span text:style-name="symbol0_5f_python"><text:span text:style-name="T1">(</text:span></text:span><text:span text:style-name="number_5f_python"><text:span text:style-name="T1">1</text:span></text:span><text:span text:style-name="T1">, </text:span><text:span text:style-name="keyword1_5f_python"><text:span text:style-name="T1">self</text:span></text:span><text:span text:style-name="T1">.</text:span><text:span text:style-name="member0_5f_python"><text:span text:style-name="T1">devs</text:span></text:span><text:span text:style-name="symbol0_5f_python"><text:span text:style-name="T1">)</text:span></text:span><text:span text:style-name="T1">: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monitorID</text:span></text:span><text:span text:style-name="T1">.</text:span><text:span text:style-name="member0_5f_python"><text:span text:style-name="T1">insert</text:span></text:span><text:span text:style-name="symbol0_5f_python"><text:span text:style-name="T1">(</text:span></text:span><text:span text:style-name="T1">END, </text:span><text:span text:style-name="string_5f_python"><text:span text:style-name="T1">"</text:span></text:span><text:span text:style-name="escaped_5f_python"><text:span text:style-name="T1">\n</text:span></text:span><text:span text:style-name="string_5f_python"><text:span text:style-name="T1">"</text:span></text:span><text:span text:style-name="symbol0_5f_python"><text:span text:style-name="T1">)</text:span></text:span></text:p>
      <text:p text:style-name="P1"><text:span text:style-name="T1"><text:s text:c="12"/></text:span><text:span text:style-name="keyword0_5f_python"><text:span text:style-name="T1">for</text:span></text:span><text:span text:style-name="T1"> i </text:span><text:span text:style-name="keyword0_5f_python"><text:span text:style-name="T1">in</text:span></text:span><text:span text:style-name="T1"> </text:span><text:span text:style-name="keyword1_5f_python"><text:span text:style-name="T1">range</text:span></text:span><text:span text:style-name="symbol0_5f_python"><text:span text:style-name="T1">(</text:span></text:span><text:span text:style-name="number_5f_python"><text:span text:style-name="T1">7</text:span></text:span><text:span text:style-name="symbol0_5f_python"><text:span text:style-name="T1">)</text:span></text:span><text:span text:style-name="T1">:</text:span></text:p>
      <text:p text:style-name="P1"><text:span text:style-name="T1"><text:s text:c="16"/></text:span><text:span text:style-name="keyword0_5f_python"><text:span text:style-name="T1">if</text:span></text:span><text:span text:style-name="T1"> lsblk_results</text:span><text:span text:style-name="symbol0_5f_python"><text:span text:style-name="T1">[</text:span></text:span><text:span text:style-name="T1">d</text:span><text:span text:style-name="symbol0_5f_python"><text:span text:style-name="T1">][</text:span></text:span><text:span text:style-name="T1">i</text:span><text:span text:style-name="symbol0_5f_python"><text:span text:style-name="T1">]</text:span></text:span><text:span text:style-name="T1"> </text:span><text:span text:style-name="symbol0_5f_python"><text:span text:style-name="T1">!</text:span></text:span><text:span text:style-name="T1">= </text:span><text:span text:style-name="keyword1_5f_python"><text:span text:style-name="T1">None</text:span></text:span><text:span text:style-name="T1">:</text:span></text:p>
      <text:p text:style-name="P1"><text:span text:style-name="T1"><text:s text:c="20"/></text:span><text:span text:style-name="keyword1_5f_python"><text:span text:style-name="T1">self</text:span></text:span><text:span text:style-name="T1">.</text:span><text:span text:style-name="member0_5f_python"><text:span text:style-name="T1">monitorID</text:span></text:span><text:span text:style-name="T1">.</text:span><text:span text:style-name="member0_5f_python"><text:span text:style-name="T1">insert</text:span></text:span><text:span text:style-name="symbol0_5f_python"><text:span text:style-name="T1">(</text:span></text:span><text:span text:style-name="T1">END, lsblk_results</text:span><text:span text:style-name="symbol0_5f_python"><text:span text:style-name="T1">[</text:span></text:span><text:span text:style-name="T1">d</text:span><text:span text:style-name="symbol0_5f_python"><text:span text:style-name="T1">][</text:span></text:span><text:span text:style-name="T1">i</text:span><text:span text:style-name="symbol0_5f_python"><text:span text:style-name="T1">]</text:span></text:span><text:span text:style-name="T1"> + </text:span><text:span text:style-name="string_5f_python"><text:span text:style-name="T1">"</text:span></text:span><text:span text:style-name="escaped_5f_python"><text:span text:style-name="T1">\t</text:span></text:span><text:span text:style-name="string_5f_python"><text:span text:style-name="T1">"</text:span>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monitorID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state = </text:span><text:span text:style-name="string_5f_python"><text:span text:style-name="T1">"disabled"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8"/></text:span><text:span text:style-name="comment0_5f_python"><text:span text:style-name="T1">## <text:s/>LOCK DRIVES</text:span></text:span></text:p>
      <text:p text:style-name="P1"><text:span text:style-name="T1"><text:s text:c="8"/></text:span><text:span text:style-name="keyword0_5f_python"><text:span text:style-name="T1">try</text:span></text:span><text:span text:style-name="T1">:</text:span></text:p>
      <text:p text:style-name="P1"><text:span text:style-name="T1"><text:s text:c="12"/></text:span><text:span text:style-name="keyword0_5f_python"><text:span text:style-name="T1">if</text:span></text:span><text:span text:style-name="T1"> </text:span><text:span text:style-name="keyword1_5f_python"><text:span text:style-name="T1">self</text:span></text:span><text:span text:style-name="T1">.</text:span><text:span text:style-name="member0_5f_python"><text:span text:style-name="T1">lockdrives</text:span></text:span><text:span text:style-name="T1">.</text:span><text:span text:style-name="member0_5f_python"><text:span text:style-name="T1">winfo_exists</text:span></text:span><text:span text:style-name="symbol0_5f_python"><text:span text:style-name="T1">()</text:span></text:span><text:span text:style-name="T1">: </text:span><text:span text:style-name="keyword1_5f_python"><text:span text:style-name="T1">self</text:span></text:span><text:span text:style-name="T1">.</text:span><text:span text:style-name="member0_5f_python"><text:span text:style-name="T1">lockdrives</text:span></text:span><text:span text:style-name="T1">.</text:span><text:span text:style-name="member0_5f_python"><text:span text:style-name="T1">destroy</text:span></text:span><text:span text:style-name="symbol0_5f_python"><text:span text:style-name="T1">()</text:span></text:span></text:p>
      <text:p text:style-name="P1"><text:span text:style-name="T1"><text:s text:c="8"/></text:span><text:span text:style-name="keyword0_5f_python"><text:span text:style-name="T1">except</text:span></text:span><text:span text:style-name="T1">: </text:span><text:span text:style-name="keyword0_5f_python"><text:span text:style-name="T1">pass</text:span></text:span></text:p>
      <text:p text:style-name="P1"><text:span text:style-name="T1"><text:s text:c="8"/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lockdrives</text:span></text:span><text:span text:style-name="T1"> = Frame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nBook</text:span></text:span><text:span text:style-name="T1">, padding = </text:span><text:span text:style-name="symbol0_5f_python"><text:span text:style-name="T1">(</text:span></text:span><text:span text:style-name="number_5f_python"><text:span text:style-name="T1">5</text:span></text:span><text:span text:style-name="T1">, </text:span><text:span text:style-name="number_5f_python"><text:span text:style-name="T1">5</text:span></text:span><text:span text:style-name="T1">, </text:span><text:span text:style-name="number_5f_python"><text:span text:style-name="T1">5</text:span></text:span><text:span text:style-name="T1">, </text:span><text:span text:style-name="number_5f_python"><text:span text:style-name="T1">5</text:span></text:span><text:span text:style-name="symbol0_5f_python"><text:span text:style-name="T1">)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nBook</text:span></text:span><text:span text:style-name="T1">.</text:span><text:span text:style-name="member0_5f_python"><text:span text:style-name="T1">add</text:span>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lockdrives</text:span></text:span><text:span text:style-name="T1">, text = </text:span><text:span text:style-name="string_5f_python"><text:span text:style-name="T1">"Lock Drives"</text:span></text:span><text:span text:style-name="T1">, sticky = </text:span><text:span text:style-name="string_5f_python"><text:span text:style-name="T1">'nswe'</text:span></text:span><text:span text:style-name="symbol0_5f_python"><text:span text:style-name="T1">)</text:span></text:span></text:p>
      <text:p text:style-name="P1"><text:soft-page-break/><text:span text:style-name="T1"/></text:p>
      <text:p text:style-name="P1"><text:span text:style-name="T1"><text:s text:c="8"/>info = </text:span><text:span text:style-name="string_5f_python"><text:span text:style-name="T1">"Check those drives you want to EXCLUDE from the selection lists"</text:span></text:span></text:p>
      <text:p text:style-name="P1"><text:span text:style-name="T1"><text:s text:c="8"/>Label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lockdrives</text:span></text:span><text:span text:style-name="T1">, text = info</text:span><text:span text:style-name="symbol0_5f_python"><text:span text:style-name="T1">)</text:span></text:span><text:span text:style-name="T1">.</text:span><text:span text:style-name="member0_5f_python"><text:span text:style-name="T1">grid</text:span></text:span><text:span text:style-name="symbol0_5f_python"><text:span text:style-name="T1">(</text:span></text:span><text:span text:style-name="T1">columnspan = </text:span><text:span text:style-name="number_5f_python"><text:span text:style-name="T1">3</text:span></text:span><text:span text:style-name="T1">, sticky = W</text:span><text:span text:style-name="symbol0_5f_python"><text:span text:style-name="T1">)</text:span></text:span></text:p>
      <text:p text:style-name="P1"><text:span text:style-name="T1"><text:s text:c="8"/>info = </text:span><text:span text:style-name="string_5f_python"><text:span text:style-name="T1">"(Note, drives 'mmcblk*' are initially locked by default)</text:span></text:span><text:span text:style-name="escaped_5f_python"><text:span text:style-name="T1">\n</text:span></text:span><text:span text:style-name="string_5f_python"><text:span text:style-name="T1">"</text:span></text:span></text:p>
      <text:p text:style-name="P1"><text:span text:style-name="T1"><text:s text:c="8"/>Label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lockdrives</text:span></text:span><text:span text:style-name="T1">, text = info</text:span><text:span text:style-name="symbol0_5f_python"><text:span text:style-name="T1">)</text:span></text:span><text:span text:style-name="T1">.</text:span><text:span text:style-name="member0_5f_python"><text:span text:style-name="T1">grid</text:span></text:span><text:span text:style-name="symbol0_5f_python"><text:span text:style-name="T1">(</text:span></text:span><text:span text:style-name="T1">columnspan = </text:span><text:span text:style-name="number_5f_python"><text:span text:style-name="T1">3</text:span></text:span><text:span text:style-name="T1">, sticky = W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8"/></text:span><text:span text:style-name="keyword0_5f_python"><text:span text:style-name="T1">for</text:span></text:span><text:span text:style-name="T1"> d </text:span><text:span text:style-name="keyword0_5f_python"><text:span text:style-name="T1">in</text:span></text:span><text:span text:style-name="T1"> </text:span><text:span text:style-name="keyword1_5f_python"><text:span text:style-name="T1">range</text:span></text:span><text:span text:style-name="symbol0_5f_python"><text:span text:style-name="T1">(</text:span></text:span><text:span text:style-name="number_5f_python"><text:span text:style-name="T1">1</text:span></text:span><text:span text:style-name="T1">, </text:span><text:span text:style-name="keyword1_5f_python"><text:span text:style-name="T1">self</text:span></text:span><text:span text:style-name="T1">.</text:span><text:span text:style-name="member0_5f_python"><text:span text:style-name="T1">devs</text:span></text:span><text:span text:style-name="symbol0_5f_python"><text:span text:style-name="T1">)</text:span></text:span><text:span text:style-name="T1">: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drive_locks</text:span></text:span><text:span text:style-name="T1">.</text:span><text:span text:style-name="member0_5f_python"><text:span text:style-name="T1">append</text:span></text:span><text:span text:style-name="symbol0_5f_python"><text:span text:style-name="T1">(</text:span></text:span><text:span text:style-name="T1">BooleanVar</text:span><text:span text:style-name="symbol0_5f_python"><text:span text:style-name="T1">())</text:span></text:span></text:p>
      <text:p text:style-name="P1"><text:span text:style-name="T1"><text:s text:c="12"/></text:span><text:span text:style-name="keyword0_5f_python"><text:span text:style-name="T1">if</text:span></text:span><text:span text:style-name="T1"> </text:span><text:span text:style-name="keyword1_5f_python"><text:span text:style-name="T1">self</text:span></text:span><text:span text:style-name="T1">.</text:span><text:span text:style-name="member0_5f_python"><text:span text:style-name="T1">device_list</text:span></text:span><text:span text:style-name="symbol0_5f_python"><text:span text:style-name="T1">[</text:span></text:span><text:span text:style-name="T1">d</text:span><text:span text:style-name="symbol0_5f_python"><text:span text:style-name="T1">][</text:span></text:span><text:span text:style-name="number_5f_python"><text:span text:style-name="T1">1</text:span></text:span><text:span text:style-name="symbol0_5f_python"><text:span text:style-name="T1">]</text:span></text:span><text:span text:style-name="T1">:</text:span></text:p>
      <text:p text:style-name="P1"><text:span text:style-name="T1"><text:s text:c="16"/>Label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lockdrives</text:span></text:span><text:span text:style-name="T1">, text = </text:span><text:span text:style-name="keyword1_5f_python"><text:span text:style-name="T1">self</text:span></text:span><text:span text:style-name="T1">.</text:span><text:span text:style-name="member0_5f_python"><text:span text:style-name="T1">device_list</text:span></text:span><text:span text:style-name="symbol0_5f_python"><text:span text:style-name="T1">[</text:span></text:span><text:span text:style-name="T1">d</text:span><text:span text:style-name="symbol0_5f_python"><text:span text:style-name="T1">][</text:span></text:span><text:span text:style-name="number_5f_python"><text:span text:style-name="T1">1</text:span></text:span><text:span text:style-name="symbol0_5f_python"><text:span text:style-name="T1">])</text:span></text:span><text:span text:style-name="T1">.</text:span><text:span text:style-name="member0_5f_python"><text:span text:style-name="T1">grid</text:span></text:span><text:span text:style-name="symbol0_5f_python"><text:span text:style-name="T1">(</text:span></text:span><text:span text:style-name="T1">row = d + </text:span><text:span text:style-name="number_5f_python"><text:span text:style-name="T1">1</text:span></text:span><text:span text:style-name="T1">, column = </text:span><text:span text:style-name="number_5f_python"><text:span text:style-name="T1">0</text:span></text:span><text:span text:style-name="T1">, sticky = E</text:span><text:span text:style-name="symbol0_5f_python"><text:span text:style-name="T1">)</text:span></text:span></text:p>
      <text:p text:style-name="P1"><text:span text:style-name="T1"><text:s text:c="12"/>name = </text:span><text:span text:style-name="keyword1_5f_python"><text:span text:style-name="T1">self</text:span></text:span><text:span text:style-name="T1">.</text:span><text:span text:style-name="member0_5f_python"><text:span text:style-name="T1">device_list</text:span></text:span><text:span text:style-name="symbol0_5f_python"><text:span text:style-name="T1">[</text:span></text:span><text:span text:style-name="T1">d</text:span><text:span text:style-name="symbol0_5f_python"><text:span text:style-name="T1">][</text:span></text:span><text:span text:style-name="number_5f_python"><text:span text:style-name="T1">0</text:span></text:span><text:span text:style-name="symbol0_5f_python"><text:span text:style-name="T1">]</text:span></text:span></text:p>
      <text:p text:style-name="P1"><text:span text:style-name="T1"><text:s text:c="12"/></text:span><text:span text:style-name="keyword0_5f_python"><text:span text:style-name="T1">if</text:span></text:span><text:span text:style-name="T1"> name</text:span><text:span text:style-name="symbol0_5f_python"><text:span text:style-name="T1">[</text:span></text:span><text:span text:style-name="T1">:</text:span><text:span text:style-name="number_5f_python"><text:span text:style-name="T1">6</text:span></text:span><text:span text:style-name="symbol0_5f_python"><text:span text:style-name="T1">]</text:span></text:span><text:span text:style-name="T1"> == </text:span><text:span text:style-name="string_5f_python"><text:span text:style-name="T1">"mmcblk"</text:span></text:span><text:span text:style-name="T1">:</text:span></text:p>
      <text:p text:style-name="P1"><text:span text:style-name="T1"><text:s text:c="16"/></text:span><text:span text:style-name="keyword1_5f_python"><text:span text:style-name="T1">self</text:span></text:span><text:span text:style-name="T1">.</text:span><text:span text:style-name="member0_5f_python"><text:span text:style-name="T1">drive_locks</text:span></text:span><text:span text:style-name="symbol0_5f_python"><text:span text:style-name="T1">[</text:span></text:span><text:span text:style-name="T1">d</text:span><text:span text:style-name="number_5f_python"><text:span text:style-name="T1">-1</text:span></text:span><text:span text:style-name="symbol0_5f_python"><text:span text:style-name="T1">]</text:span></text:span><text:span text:style-name="T1">.</text:span><text:span text:style-name="member0_5f_python"><text:span text:style-name="T1">set</text:span></text:span><text:span text:style-name="symbol0_5f_python"><text:span text:style-name="T1">(</text:span></text:span><text:span text:style-name="keyword1_5f_python"><text:span text:style-name="T1">True</text:span></text:span><text:span text:style-name="symbol0_5f_python"><text:span text:style-name="T1">)</text:span></text:span></text:p>
      <text:p text:style-name="P1"><text:span text:style-name="T1"><text:s text:c="12"/>Checkbutton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lockdrives</text:span></text:span><text:span text:style-name="T1">, text = name, variable = </text:span><text:span text:style-name="keyword1_5f_python"><text:span text:style-name="T1">self</text:span></text:span><text:span text:style-name="T1">.</text:span><text:span text:style-name="member0_5f_python"><text:span text:style-name="T1">drive_locks</text:span></text:span><text:span text:style-name="symbol0_5f_python"><text:span text:style-name="T1">[</text:span></text:span><text:span text:style-name="T1">d - </text:span><text:span text:style-name="number_5f_python"><text:span text:style-name="T1">1</text:span></text:span><text:span text:style-name="symbol0_5f_python"><text:span text:style-name="T1">]</text:span></text:span><text:span text:style-name="T1">,</text:span></text:p>
      <text:p text:style-name="P1"><text:span text:style-name="T1"><text:s text:c="24"/>width = </text:span><text:span text:style-name="number_5f_python"><text:span text:style-name="T1">12</text:span></text:span><text:span text:style-name="T1">, command = </text:span><text:span text:style-name="keyword0_5f_python"><text:span text:style-name="T1">lambda</text:span></text:span><text:span text:style-name="T1">: </text:span><text:span text:style-name="keyword1_5f_python"><text:span text:style-name="T1">self</text:span></text:span><text:span text:style-name="T1">.</text:span><text:span text:style-name="member0_5f_python"><text:span text:style-name="T1">createDriveList</text:span></text:span><text:span text:style-name="symbol0_5f_python"><text:span text:style-name="T1">())</text:span></text:span><text:span text:style-name="T1">.</text:span><text:span text:style-name="member0_5f_python"><text:span text:style-name="T1">grid</text:span></text:span><text:span text:style-name="symbol0_5f_python"><text:span text:style-name="T1">(</text:span></text:span><text:span text:style-name="T1">row = d + </text:span><text:span text:style-name="number_5f_python"><text:span text:style-name="T1">1</text:span></text:span><text:span text:style-name="T1">, column = </text:span><text:span text:style-name="number_5f_python"><text:span text:style-name="T1">1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createDriveList</text:span></text:span><text:span text:style-name="symbol0_5f_python"><text:span text:style-name="T1">(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src_combo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state = </text:span><text:span text:style-name="string_5f_python"><text:span text:style-name="T1">"readonly"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4"/></text:span><text:span text:style-name="keyword0_5f_python"><text:span text:style-name="T1">def</text:span></text:span><text:span text:style-name="T1"> createDriveList</text:span><text:span text:style-name="symbol0_5f_python"><text:span text:style-name="T1">(</text:span></text:span><text:span text:style-name="keyword1_5f_python"><text:span text:style-name="T1">self</text:span></text:span><text:span text:style-name="symbol0_5f_python"><text:span text:style-name="T1">)</text:span></text:span><text:span text:style-name="T1">: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drive_list</text:span></text:span><text:span text:style-name="T1"> = </text:span><text:span text:style-name="symbol0_5f_python"><text:span text:style-name="T1">[]</text:span></text:span></text:p>
      <text:p text:style-name="P1"><text:span text:style-name="T1"><text:s text:c="8"/></text:span><text:span text:style-name="keyword0_5f_python"><text:span text:style-name="T1">for</text:span></text:span><text:span text:style-name="T1"> d </text:span><text:span text:style-name="keyword0_5f_python"><text:span text:style-name="T1">in</text:span></text:span><text:span text:style-name="T1"> </text:span><text:span text:style-name="keyword1_5f_python"><text:span text:style-name="T1">range</text:span></text:span><text:span text:style-name="symbol0_5f_python"><text:span text:style-name="T1">(</text:span></text:span><text:span text:style-name="number_5f_python"><text:span text:style-name="T1">1</text:span></text:span><text:span text:style-name="T1">, </text:span><text:span text:style-name="keyword1_5f_python"><text:span text:style-name="T1">self</text:span></text:span><text:span text:style-name="T1">.</text:span><text:span text:style-name="member0_5f_python"><text:span text:style-name="T1">devs</text:span></text:span><text:span text:style-name="symbol0_5f_python"><text:span text:style-name="T1">)</text:span></text:span><text:span text:style-name="T1">:</text:span></text:p>
      <text:p text:style-name="P1"><text:span text:style-name="T1"><text:s text:c="12"/></text:span><text:span text:style-name="keyword0_5f_python"><text:span text:style-name="T1">if</text:span></text:span><text:span text:style-name="T1"> </text:span><text:span text:style-name="keyword1_5f_python"><text:span text:style-name="T1">self</text:span></text:span><text:span text:style-name="T1">.</text:span><text:span text:style-name="member0_5f_python"><text:span text:style-name="T1">drive_locks</text:span></text:span><text:span text:style-name="symbol0_5f_python"><text:span text:style-name="T1">[</text:span></text:span><text:span text:style-name="T1">d </text:span><text:span text:style-name="number_5f_python"><text:span text:style-name="T1">-1</text:span></text:span><text:span text:style-name="symbol0_5f_python"><text:span text:style-name="T1">]</text:span></text:span><text:span text:style-name="T1">.</text:span><text:span text:style-name="member0_5f_python"><text:span text:style-name="T1">get</text:span></text:span><text:span text:style-name="symbol0_5f_python"><text:span text:style-name="T1">()</text:span></text:span><text:span text:style-name="T1"> == </text:span><text:span text:style-name="keyword1_5f_python"><text:span text:style-name="T1">False</text:span></text:span><text:span text:style-name="T1">:</text:span></text:p>
      <text:p text:style-name="P1"><text:span text:style-name="T1"><text:s text:c="16"/></text:span><text:span text:style-name="keyword1_5f_python"><text:span text:style-name="T1">self</text:span></text:span><text:span text:style-name="T1">.</text:span><text:span text:style-name="member0_5f_python"><text:span text:style-name="T1">drive_list</text:span></text:span><text:span text:style-name="T1">.</text:span><text:span text:style-name="member0_5f_python"><text:span text:style-name="T1">append</text:span>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device_list</text:span></text:span><text:span text:style-name="symbol0_5f_python"><text:span text:style-name="T1">[</text:span></text:span><text:span text:style-name="T1">d</text:span><text:span text:style-name="symbol0_5f_python"><text:span text:style-name="T1">][</text:span></text:span><text:span text:style-name="number_5f_python"><text:span text:style-name="T1">0</text:span></text:span><text:span text:style-name="symbol0_5f_python"><text:span text:style-name="T1">])</text:span></text:span></text:p>
      <text:p text:style-name="P1"><text:span text:style-name="T1"><text:s text:c="8"/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src_combo</text:span></text:span><text:span text:style-name="T1">.</text:span><text:span text:style-name="member0_5f_python"><text:span text:style-name="T1">set</text:span></text:span><text:span text:style-name="symbol0_5f_python"><text:span text:style-name="T1">(</text:span></text:span><text:span text:style-name="string_5f_python"><text:span text:style-name="T1">""</text:span>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src_combo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values = </text:span><text:span text:style-name="keyword1_5f_python"><text:span text:style-name="T1">self</text:span></text:span><text:span text:style-name="T1">.</text:span><text:span text:style-name="member0_5f_python"><text:span text:style-name="T1">drive_list</text:span></text:span><text:span text:style-name="symbol0_5f_python"><text:span text:style-name="T1">)</text:span></text:span></text:p>
      <text:p text:style-name="P1"><text:span text:style-name="T1"><text:s text:c="8"/></text:span><text:span text:style-name="keyword0_5f_python"><text:span text:style-name="T1">for</text:span></text:span><text:span text:style-name="T1"> i </text:span><text:span text:style-name="keyword0_5f_python"><text:span text:style-name="T1">in</text:span></text:span><text:span text:style-name="T1"> </text:span><text:span text:style-name="keyword1_5f_python"><text:span text:style-name="T1">range</text:span>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no_of_dest_drives</text:span></text:span><text:span text:style-name="symbol0_5f_python"><text:span text:style-name="T1">)</text:span></text:span><text:span text:style-name="T1">: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dest_combo</text:span></text:span><text:span text:style-name="symbol0_5f_python"><text:span text:style-name="T1">[</text:span></text:span><text:span text:style-name="T1">i</text:span><text:span text:style-name="symbol0_5f_python"><text:span text:style-name="T1">]</text:span></text:span><text:span text:style-name="T1">.</text:span><text:span text:style-name="member0_5f_python"><text:span text:style-name="T1">set</text:span></text:span><text:span text:style-name="symbol0_5f_python"><text:span text:style-name="T1">(</text:span></text:span><text:span text:style-name="string_5f_python"><text:span text:style-name="T1">""</text:span></text:span><text:span text:style-name="symbol0_5f_python"><text:span text:style-name="T1">)</text:span>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dest_combo</text:span></text:span><text:span text:style-name="symbol0_5f_python"><text:span text:style-name="T1">[</text:span></text:span><text:span text:style-name="T1">i</text:span><text:span text:style-name="symbol0_5f_python"><text:span text:style-name="T1">]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values = </text:span><text:span text:style-name="keyword1_5f_python"><text:span text:style-name="T1">self</text:span></text:span><text:span text:style-name="T1">.</text:span><text:span text:style-name="member0_5f_python"><text:span text:style-name="T1">drive_list</text:span></text:span><text:span text:style-name="T1">, state = </text:span><text:span text:style-name="string_5f_python"><text:span text:style-name="T1">"disabled"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dest</text:span></text:span><text:span text:style-name="T1"> = </text:span><text:span text:style-name="symbol0_5f_python"><text:span text:style-name="T1">[]</text:span></text:span></text:p>
      <text:p text:style-name="P1"><text:span text:style-name="T1"/></text:p>
      <text:p text:style-name="P1"><text:span text:style-name="T1"><text:s text:c="4"/></text:span><text:span text:style-name="keyword0_5f_python"><text:span text:style-name="T1">def</text:span></text:span><text:span text:style-name="T1"> comboSelected</text:span><text:span text:style-name="symbol0_5f_python"><text:span text:style-name="T1">(</text:span></text:span><text:span text:style-name="keyword1_5f_python"><text:span text:style-name="T1">self</text:span></text:span><text:span text:style-name="T1">, comboName</text:span><text:span text:style-name="symbol0_5f_python"><text:span text:style-name="T1">)</text:span></text:span><text:span text:style-name="T1">:</text:span></text:p>
      <text:p text:style-name="P1"><text:span text:style-name="T1"><text:s text:c="8"/></text:span><text:span text:style-name="keyword0_5f_python"><text:span text:style-name="T1">if</text:span></text:span><text:span text:style-name="T1"> comboName == </text:span><text:span text:style-name="string_5f_python"><text:span text:style-name="T1">'src'</text:span></text:span><text:span text:style-name="T1">: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dest_combo</text:span></text:span><text:span text:style-name="symbol0_5f_python"><text:span text:style-name="T1">[</text:span></text:span><text:span text:style-name="number_5f_python"><text:span text:style-name="T1">0</text:span></text:span><text:span text:style-name="symbol0_5f_python"><text:span text:style-name="T1">]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state = </text:span><text:span text:style-name="string_5f_python"><text:span text:style-name="T1">"readonly"</text:span></text:span><text:span text:style-name="symbol0_5f_python"><text:span text:style-name="T1">)</text:span></text:span></text:p>
      <text:p text:style-name="P1"><text:span text:style-name="T1"><text:s text:c="8"/></text:span><text:span text:style-name="keyword0_5f_python"><text:span text:style-name="T1">elif</text:span></text:span><text:span text:style-name="T1"> comboName</text:span><text:span text:style-name="symbol0_5f_python"><text:span text:style-name="T1">[</text:span></text:span><text:span text:style-name="T1">:</text:span><text:span text:style-name="number_5f_python"><text:span text:style-name="T1">4</text:span></text:span><text:span text:style-name="symbol0_5f_python"><text:span text:style-name="T1">]</text:span></text:span><text:span text:style-name="T1"> == </text:span><text:span text:style-name="string_5f_python"><text:span text:style-name="T1">"dest"</text:span></text:span><text:span text:style-name="T1">:</text:span></text:p>
      <text:p text:style-name="P1"><text:span text:style-name="T1"><text:s text:c="12"/>x = </text:span><text:span text:style-name="keyword1_5f_python"><text:span text:style-name="T1">int</text:span></text:span><text:span text:style-name="symbol0_5f_python"><text:span text:style-name="T1">(</text:span></text:span><text:span text:style-name="T1">comboName</text:span><text:span text:style-name="symbol0_5f_python"><text:span text:style-name="T1">[</text:span></text:span><text:span text:style-name="number_5f_python"><text:span text:style-name="T1">4</text:span></text:span><text:span text:style-name="T1">:</text:span><text:span text:style-name="symbol0_5f_python"><text:span text:style-name="T1">])</text:span></text:span><text:span text:style-name="T1"> </text:span><text:span text:style-name="comment0_5f_python"><text:span text:style-name="T1"># drives numbered 1 to X, array elements are 0 to X-1</text:span></text:span></text:p>
      <text:p text:style-name="P1"><text:span text:style-name="T1"><text:s text:c="12"/></text:span><text:span text:style-name="keyword0_5f_python"><text:span text:style-name="T1">if</text:span></text:span><text:span text:style-name="T1"> x == </text:span><text:span text:style-name="number_5f_python"><text:span text:style-name="T1">1</text:span></text:span><text:span text:style-name="T1">:</text:span></text:p>
      <text:p text:style-name="P1"><text:span text:style-name="T1"><text:s text:c="16"/></text:span><text:span text:style-name="keyword1_5f_python"><text:span text:style-name="T1">self</text:span></text:span><text:span text:style-name="T1">.</text:span><text:span text:style-name="member0_5f_python"><text:span text:style-name="T1">start_butt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state = </text:span><text:span text:style-name="string_5f_python"><text:span text:style-name="T1">"normal"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dest</text:span></text:span><text:span text:style-name="T1">.</text:span><text:span text:style-name="member0_5f_python"><text:span text:style-name="T1">append</text:span>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dest_combo</text:span></text:span><text:span text:style-name="symbol0_5f_python"><text:span text:style-name="T1">[</text:span></text:span><text:span text:style-name="T1">x </text:span><text:span text:style-name="number_5f_python"><text:span text:style-name="T1">-1</text:span></text:span><text:span text:style-name="symbol0_5f_python"><text:span text:style-name="T1">]</text:span></text:span><text:span text:style-name="T1">.</text:span><text:span text:style-name="member0_5f_python"><text:span text:style-name="T1">get</text:span></text:span><text:span text:style-name="symbol0_5f_python"><text:span text:style-name="T1">())</text:span></text:span></text:p>
      <text:p text:style-name="P1"><text:span text:style-name="T1"><text:s text:c="12"/></text:span><text:span text:style-name="keyword0_5f_python"><text:span text:style-name="T1">if</text:span></text:span><text:span text:style-name="T1"> x </text:span><text:span text:style-name="symbol0_5f_python"><text:span text:style-name="T1">&lt;</text:span></text:span><text:span text:style-name="T1"> </text:span><text:span text:style-name="keyword1_5f_python"><text:span text:style-name="T1">self</text:span></text:span><text:span text:style-name="T1">.</text:span><text:span text:style-name="member0_5f_python"><text:span text:style-name="T1">no_of_dest_drives</text:span></text:span><text:span text:style-name="T1">:</text:span></text:p>
      <text:p text:style-name="P1"><text:span text:style-name="T1"><text:s text:c="16"/></text:span><text:span text:style-name="keyword1_5f_python"><text:span text:style-name="T1">self</text:span></text:span><text:span text:style-name="T1">.</text:span><text:span text:style-name="member0_5f_python"><text:span text:style-name="T1">dest_combo</text:span></text:span><text:span text:style-name="symbol0_5f_python"><text:span text:style-name="T1">[</text:span></text:span><text:span text:style-name="T1">x</text:span><text:span text:style-name="symbol0_5f_python"><text:span text:style-name="T1">]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state = </text:span><text:span text:style-name="string_5f_python"><text:span text:style-name="T1">"readonly"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4"/></text:span><text:span text:style-name="keyword0_5f_python"><text:span text:style-name="T1">def</text:span></text:span><text:span text:style-name="T1"> startDriveClone</text:span><text:span text:style-name="symbol0_5f_python"><text:span text:style-name="T1">(</text:span></text:span><text:span text:style-name="keyword1_5f_python"><text:span text:style-name="T1">self</text:span></text:span><text:span text:style-name="symbol0_5f_python"><text:span text:style-name="T1">)</text:span></text:span><text:span text:style-name="T1">:</text:span></text:p>
      <text:p text:style-name="P1"><text:span text:style-name="T1"><text:s text:c="8"/></text:span><text:span text:style-name="keyword0_5f_python"><text:span text:style-name="T1">if</text:span></text:span><text:span text:style-name="T1"> </text:span><text:span text:style-name="keyword1_5f_python"><text:span text:style-name="T1">self</text:span></text:span><text:span text:style-name="T1">.</text:span><text:span text:style-name="member0_5f_python"><text:span text:style-name="T1">start_butt</text:span></text:span><text:span text:style-name="symbol0_5f_python"><text:span text:style-name="T1">[</text:span></text:span><text:span text:style-name="string_5f_python"><text:span text:style-name="T1">"text"</text:span></text:span><text:span text:style-name="symbol0_5f_python"><text:span text:style-name="T1">]</text:span></text:span><text:span text:style-name="T1"> == </text:span><text:span text:style-name="string_5f_python"><text:span text:style-name="T1">"START !"</text:span></text:span><text:span text:style-name="T1">: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start_butt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text = </text:span><text:span text:style-name="string_5f_python"><text:span text:style-name="T1">"CANCEL !!!"</text:span></text:span><text:span text:style-name="symbol0_5f_python"><text:span text:style-name="T1">)</text:span></text:span></text:p>
      <text:p text:style-name="P1"><text:span text:style-name="T1"><text:s text:c="12"/>src = </text:span><text:span text:style-name="keyword1_5f_python"><text:span text:style-name="T1">self</text:span></text:span><text:span text:style-name="T1">.</text:span><text:span text:style-name="member0_5f_python"><text:span text:style-name="T1">src_combo</text:span></text:span><text:span text:style-name="T1">.</text:span><text:span text:style-name="member0_5f_python"><text:span text:style-name="T1">get</text:span></text:span><text:span text:style-name="symbol0_5f_python"><text:span text:style-name="T1">()</text:span>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err</text:span></text:span><text:span text:style-name="T1"> = </text:span><text:span text:style-name="number_5f_python"><text:span text:style-name="T1">0</text:span></text:span></text:p>
      <text:p text:style-name="P1"><text:soft-page-break/><text:span text:style-name="T1"><text:s text:c="12"/></text:span></text:p>
      <text:p text:style-name="P1"><text:span text:style-name="T1"><text:s text:c="12"/></text:span><text:span text:style-name="keyword2_5f_python"><text:span text:style-name="T1">cmd</text:span></text:span><text:span text:style-name="T1"> = </text:span><text:span text:style-name="symbol0_5f_python"><text:span text:style-name="T1">[</text:span></text:span><text:span text:style-name="string_5f_python"><text:span text:style-name="T1">"sudo"</text:span></text:span><text:span text:style-name="T1">, </text:span><text:span text:style-name="string_5f_python"><text:span text:style-name="T1">"dc3dd"</text:span></text:span><text:span text:style-name="T1">, </text:span><text:span text:style-name="string_5f_python"><text:span text:style-name="T1">"if=/dev/"</text:span></text:span><text:span text:style-name="T1"> + src</text:span><text:span text:style-name="symbol0_5f_python"><text:span text:style-name="T1">]</text:span></text:span></text:p>
      <text:p text:style-name="P1"><text:span text:style-name="T1"><text:s text:c="12"/></text:span><text:span text:style-name="keyword0_5f_python"><text:span text:style-name="T1">for</text:span></text:span><text:span text:style-name="T1"> i </text:span><text:span text:style-name="keyword0_5f_python"><text:span text:style-name="T1">in</text:span></text:span><text:span text:style-name="T1"> </text:span><text:span text:style-name="keyword1_5f_python"><text:span text:style-name="T1">range</text:span></text:span><text:span text:style-name="symbol0_5f_python"><text:span text:style-name="T1">(</text:span></text:span><text:span text:style-name="keyword1_5f_python"><text:span text:style-name="T1">len</text:span>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dest</text:span></text:span><text:span text:style-name="symbol0_5f_python"><text:span text:style-name="T1">))</text:span></text:span><text:span text:style-name="T1">:</text:span></text:p>
      <text:p text:style-name="P1"><text:span text:style-name="T1"><text:s text:c="16"/></text:span><text:span text:style-name="keyword2_5f_python"><text:span text:style-name="T1">cmd</text:span></text:span><text:span text:style-name="T1">.</text:span><text:span text:style-name="member0_5f_python"><text:span text:style-name="T1">append</text:span></text:span><text:span text:style-name="symbol0_5f_python"><text:span text:style-name="T1">(</text:span></text:span><text:span text:style-name="string_5f_python"><text:span text:style-name="T1">"of=/dev/"</text:span></text:span><text:span text:style-name="T1"> + </text:span><text:span text:style-name="keyword1_5f_python"><text:span text:style-name="T1">self</text:span></text:span><text:span text:style-name="T1">.</text:span><text:span text:style-name="member0_5f_python"><text:span text:style-name="T1">dest</text:span></text:span><text:span text:style-name="symbol0_5f_python"><text:span text:style-name="T1">[</text:span></text:span><text:span text:style-name="T1">i</text:span><text:span text:style-name="symbol0_5f_python"><text:span text:style-name="T1">])</text:span>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talk_to_dc3dd</text:span></text:span><text:span text:style-name="symbol0_5f_python"><text:span text:style-name="T1">(</text:span></text:span><text:span text:style-name="T1">src, </text:span><text:span text:style-name="keyword2_5f_python"><text:span text:style-name="T1">cmd</text:span></text:span><text:span text:style-name="T1">,</text:span><text:span text:style-name="keyword1_5f_python"><text:span text:style-name="T1">self</text:span></text:span><text:span text:style-name="T1">.</text:span><text:span text:style-name="member0_5f_python"><text:span text:style-name="T1">monitor2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8"/></text:span><text:span text:style-name="keyword0_5f_python"><text:span text:style-name="T1">else</text:span></text:span><text:span text:style-name="T1">:</text:span></text:p>
      <text:p text:style-name="P1"><text:span text:style-name="T1"><text:s text:c="12"/></text:span><text:span text:style-name="keyword1_5f_python"><text:span text:style-name="T1">self</text:span></text:span><text:span text:style-name="T1">.</text:span><text:span text:style-name="member0_5f_python"><text:span text:style-name="T1">start_butt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text = </text:span><text:span text:style-name="string_5f_python"><text:span text:style-name="T1">"START !"</text:span></text:span><text:span text:style-name="symbol0_5f_python"><text:span text:style-name="T1">)</text:span></text:span></text:p>
      <text:p text:style-name="P1"><text:span text:style-name="T1"><text:s text:c="12"/></text:span><text:span text:style-name="keyword2_5f_python"><text:span text:style-name="T1">os</text:span></text:span><text:span text:style-name="T1">.</text:span><text:span text:style-name="member0_5f_python"><text:span text:style-name="T1">system</text:span></text:span><text:span text:style-name="symbol0_5f_python"><text:span text:style-name="T1">(</text:span></text:span><text:span text:style-name="string_5f_python"><text:span text:style-name="T1">"sudo kill %s"</text:span></text:span><text:span text:style-name="T1"> </text:span><text:span text:style-name="symbol0_5f_python"><text:span text:style-name="T1">%</text:span></text:span><text:span text:style-name="T1"> </text:span><text:span text:style-name="symbol0_5f_python"><text:span text:style-name="T1">(</text:span></text:span><text:span text:style-name="keyword1_5f_python"><text:span text:style-name="T1">self</text:span></text:span><text:span text:style-name="T1">.</text:span><text:span text:style-name="member0_5f_python"><text:span text:style-name="T1">dup_process</text:span></text:span><text:span text:style-name="T1">.</text:span><text:span text:style-name="member0_5f_python"><text:span text:style-name="T1">pid</text:span></text:span><text:span text:style-name="T1">, </text:span><text:span text:style-name="symbol0_5f_python"><text:span text:style-name="T1">))</text:span></text:span></text:p>
      <text:p text:style-name="P1"><text:span text:style-name="T1"><text:s text:c="12"/></text:span><text:span text:style-name="comment0_5f_python"><text:span text:style-name="T1"># alternative might be subprocess.Popen("sudo kill %s" % (self.dup_process.pid, ))</text:span></text:span></text:p>
      <text:p text:style-name="P1"><text:span text:style-name="T1"/></text:p>
      <text:p text:style-name="P1"><text:span text:style-name="T1"><text:s text:c="8"/></text:span></text:p>
      <text:p text:style-name="P1"><text:span text:style-name="T1"><text:s text:c="4"/></text:span><text:span text:style-name="comment0_5f_python"><text:span text:style-name="T1">#----------------END DRIVE CLONER------------------------------</text:span>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comment0_5f_python"><text:span text:style-name="T1">#-------------------------------------------------</text:span></text:span></text:p>
      <text:p text:style-name="P1"><text:span text:style-name="comment0_5f_python"><text:span text:style-name="T1"># Widget Classes</text:span></text:span></text:p>
      <text:p text:style-name="P1"><text:span text:style-name="comment0_5f_python"><text:span text:style-name="T1">#-------------------------------------------------</text:span></text:span></text:p>
      <text:p text:style-name="P1"><text:span text:style-name="T1"/></text:p>
      <text:p text:style-name="P1"><text:span text:style-name="keyword0_5f_python"><text:span text:style-name="T1">class</text:span></text:span><text:span text:style-name="T1"> Browse_Label</text:span><text:span text:style-name="symbol0_5f_python"><text:span text:style-name="T1">(</text:span></text:span><text:span text:style-name="T1">Label</text:span><text:span text:style-name="symbol0_5f_python"><text:span text:style-name="T1">)</text:span></text:span><text:span text:style-name="T1">:</text:span></text:p>
      <text:p text:style-name="P1"><text:span text:style-name="T1"><text:s text:c="4"/></text:span><text:span text:style-name="keyword0_5f_python"><text:span text:style-name="T1">def</text:span></text:span><text:span text:style-name="T1"> </text:span><text:span text:style-name="keyword3_5f_python"><text:span text:style-name="T1">__init__</text:span></text:span><text:span text:style-name="symbol0_5f_python"><text:span text:style-name="T1">(</text:span></text:span><text:span text:style-name="keyword1_5f_python"><text:span text:style-name="T1">self</text:span></text:span><text:span text:style-name="T1">, master, labeltxt, pos</text:span><text:span text:style-name="symbol0_5f_python"><text:span text:style-name="T1">)</text:span></text:span><text:span text:style-name="T1">:</text:span></text:p>
      <text:p text:style-name="P1"><text:span text:style-name="T1"><text:s text:c="8"/>Label.</text:span><text:span text:style-name="keyword3_5f_python"><text:span text:style-name="T1">__init__</text:span></text:span><text:span text:style-name="symbol0_5f_python"><text:span text:style-name="T1">(</text:span></text:span><text:span text:style-name="keyword1_5f_python"><text:span text:style-name="T1">self</text:span></text:span><text:span text:style-name="T1">, master = master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8"/>r = pos</text:span><text:span text:style-name="symbol0_5f_python"><text:span text:style-name="T1">[</text:span></text:span><text:span text:style-name="number_5f_python"><text:span text:style-name="T1">0</text:span></text:span><text:span text:style-name="symbol0_5f_python"><text:span text:style-name="T1">]</text:span></text:span></text:p>
      <text:p text:style-name="P1"><text:span text:style-name="T1"><text:s text:c="8"/>c = pos</text:span><text:span text:style-name="symbol0_5f_python"><text:span text:style-name="T1">[</text:span></text:span><text:span text:style-name="number_5f_python"><text:span text:style-name="T1">1</text:span></text:span><text:span text:style-name="symbol0_5f_python"><text:span text:style-name="T1">]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text = labeltxt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grid</text:span></text:span><text:span text:style-name="symbol0_5f_python"><text:span text:style-name="T1">(</text:span></text:span><text:span text:style-name="T1">row = r, column = c</text:span><text:span text:style-name="symbol0_5f_python"><text:span text:style-name="T1">)</text:span></text:span></text:p>
      <text:p text:style-name="P1"><text:span text:style-name="T1"/></text:p>
      <text:p text:style-name="P1"><text:span text:style-name="keyword0_5f_python"><text:span text:style-name="T1">class</text:span></text:span><text:span text:style-name="T1"> Browse_Entry</text:span><text:span text:style-name="symbol0_5f_python"><text:span text:style-name="T1">(</text:span></text:span><text:span text:style-name="T1">Entry</text:span><text:span text:style-name="symbol0_5f_python"><text:span text:style-name="T1">)</text:span></text:span><text:span text:style-name="T1">:</text:span></text:p>
      <text:p text:style-name="P1"><text:span text:style-name="T1"><text:s text:c="4"/></text:span><text:span text:style-name="keyword0_5f_python"><text:span text:style-name="T1">def</text:span></text:span><text:span text:style-name="T1"> </text:span><text:span text:style-name="keyword3_5f_python"><text:span text:style-name="T1">__init__</text:span></text:span><text:span text:style-name="symbol0_5f_python"><text:span text:style-name="T1">(</text:span></text:span><text:span text:style-name="keyword1_5f_python"><text:span text:style-name="T1">self</text:span></text:span><text:span text:style-name="T1">, master, varName, pos</text:span><text:span text:style-name="symbol0_5f_python"><text:span text:style-name="T1">)</text:span></text:span><text:span text:style-name="T1">:</text:span></text:p>
      <text:p text:style-name="P1"><text:span text:style-name="T1"><text:s text:c="8"/>Entry.</text:span><text:span text:style-name="keyword3_5f_python"><text:span text:style-name="T1">__init__</text:span></text:span><text:span text:style-name="symbol0_5f_python"><text:span text:style-name="T1">(</text:span></text:span><text:span text:style-name="keyword1_5f_python"><text:span text:style-name="T1">self</text:span></text:span><text:span text:style-name="T1">, master = master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8"/>r = pos</text:span><text:span text:style-name="symbol0_5f_python"><text:span text:style-name="T1">[</text:span></text:span><text:span text:style-name="number_5f_python"><text:span text:style-name="T1">0</text:span></text:span><text:span text:style-name="symbol0_5f_python"><text:span text:style-name="T1">]</text:span></text:span></text:p>
      <text:p text:style-name="P1"><text:span text:style-name="T1"><text:s text:c="8"/>c = pos</text:span><text:span text:style-name="symbol0_5f_python"><text:span text:style-name="T1">[</text:span></text:span><text:span text:style-name="number_5f_python"><text:span text:style-name="T1">1</text:span></text:span><text:span text:style-name="symbol0_5f_python"><text:span text:style-name="T1">]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textvariable = varName, width = </text:span><text:span text:style-name="number_5f_python"><text:span text:style-name="T1">25</text:span>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state = </text:span><text:span text:style-name="string_5f_python"><text:span text:style-name="T1">"disabled"</text:span>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grid</text:span></text:span><text:span text:style-name="symbol0_5f_python"><text:span text:style-name="T1">(</text:span></text:span><text:span text:style-name="T1">row = r, column = c, padx = </text:span><text:span text:style-name="number_5f_python"><text:span text:style-name="T1">5</text:span></text:span><text:span text:style-name="T1">, pady = </text:span><text:span text:style-name="number_5f_python"><text:span text:style-name="T1">5</text:span></text:span><text:span text:style-name="symbol0_5f_python"><text:span text:style-name="T1">)</text:span></text:span></text:p>
      <text:p text:style-name="P1"><text:span text:style-name="T1"/></text:p>
      <text:p text:style-name="P1"><text:span text:style-name="keyword0_5f_python"><text:span text:style-name="T1">class</text:span></text:span><text:span text:style-name="T1"> Browse_Combo</text:span><text:span text:style-name="symbol0_5f_python"><text:span text:style-name="T1">(</text:span></text:span><text:span text:style-name="T1">Combobox</text:span><text:span text:style-name="symbol0_5f_python"><text:span text:style-name="T1">)</text:span></text:span><text:span text:style-name="T1">:</text:span></text:p>
      <text:p text:style-name="P1"><text:span text:style-name="T1"><text:s text:c="4"/></text:span><text:span text:style-name="keyword0_5f_python"><text:span text:style-name="T1">def</text:span></text:span><text:span text:style-name="T1"> </text:span><text:span text:style-name="keyword3_5f_python"><text:span text:style-name="T1">__init__</text:span></text:span><text:span text:style-name="symbol0_5f_python"><text:span text:style-name="T1">(</text:span></text:span><text:span text:style-name="keyword1_5f_python"><text:span text:style-name="T1">self</text:span></text:span><text:span text:style-name="T1">, master, owner, comboName, pos</text:span><text:span text:style-name="symbol0_5f_python"><text:span text:style-name="T1">)</text:span></text:span><text:span text:style-name="T1">:</text:span></text:p>
      <text:p text:style-name="P1"><text:span text:style-name="T1"><text:s text:c="8"/>Combobox.</text:span><text:span text:style-name="keyword3_5f_python"><text:span text:style-name="T1">__init__</text:span></text:span><text:span text:style-name="symbol0_5f_python"><text:span text:style-name="T1">(</text:span></text:span><text:span text:style-name="keyword1_5f_python"><text:span text:style-name="T1">self</text:span></text:span><text:span text:style-name="T1">, master = master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8"/>r = pos</text:span><text:span text:style-name="symbol0_5f_python"><text:span text:style-name="T1">[</text:span></text:span><text:span text:style-name="number_5f_python"><text:span text:style-name="T1">0</text:span></text:span><text:span text:style-name="symbol0_5f_python"><text:span text:style-name="T1">]</text:span></text:span></text:p>
      <text:p text:style-name="P1"><text:span text:style-name="T1"><text:s text:c="8"/>c = pos</text:span><text:span text:style-name="symbol0_5f_python"><text:span text:style-name="T1">[</text:span></text:span><text:span text:style-name="number_5f_python"><text:span text:style-name="T1">1</text:span></text:span><text:span text:style-name="symbol0_5f_python"><text:span text:style-name="T1">]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width = </text:span><text:span text:style-name="number_5f_python"><text:span text:style-name="T1">25</text:span></text:span><text:span text:style-name="T1">, state = </text:span><text:span text:style-name="string_5f_python"><text:span text:style-name="T1">"disabled"</text:span>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grid</text:span></text:span><text:span text:style-name="symbol0_5f_python"><text:span text:style-name="T1">(</text:span></text:span><text:span text:style-name="T1">row = r, column = c, padx = </text:span><text:span text:style-name="number_5f_python"><text:span text:style-name="T1">5</text:span></text:span><text:span text:style-name="T1">, pady = </text:span><text:span text:style-name="number_5f_python"><text:span text:style-name="T1">5</text:span>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bind</text:span></text:span><text:span text:style-name="symbol0_5f_python"><text:span text:style-name="T1">(</text:span></text:span><text:span text:style-name="string_5f_python"><text:span text:style-name="T1">'&lt;&lt;ComboboxSelected&gt;&gt;'</text:span></text:span><text:span text:style-name="T1">, </text:span><text:span text:style-name="keyword0_5f_python"><text:span text:style-name="T1">lambda</text:span></text:span><text:span text:style-name="T1"> event: owner.</text:span><text:span text:style-name="member0_5f_python"><text:span text:style-name="T1">comboSelected</text:span></text:span><text:span text:style-name="symbol0_5f_python"><text:span text:style-name="T1">(</text:span></text:span><text:span text:style-name="T1">comboName</text:span><text:span text:style-name="symbol0_5f_python"><text:span text:style-name="T1">))</text:span></text:span></text:p>
      <text:p text:style-name="P1"><text:span text:style-name="T1"/></text:p>
      <text:p text:style-name="P1"><text:span text:style-name="keyword0_5f_python"><text:span text:style-name="T1">class</text:span></text:span><text:span text:style-name="T1"> Browse_Button</text:span><text:span text:style-name="symbol0_5f_python"><text:span text:style-name="T1">(</text:span></text:span><text:span text:style-name="T1">Button</text:span><text:span text:style-name="symbol0_5f_python"><text:span text:style-name="T1">)</text:span></text:span><text:span text:style-name="T1">:</text:span></text:p>
      <text:p text:style-name="P1"><text:span text:style-name="T1"><text:s text:c="4"/></text:span><text:span text:style-name="keyword0_5f_python"><text:span text:style-name="T1">def</text:span></text:span><text:span text:style-name="T1"> </text:span><text:span text:style-name="keyword3_5f_python"><text:span text:style-name="T1">__init__</text:span></text:span><text:span text:style-name="symbol0_5f_python"><text:span text:style-name="T1">(</text:span></text:span><text:span text:style-name="keyword1_5f_python"><text:span text:style-name="T1">self</text:span></text:span><text:span text:style-name="T1">, master, owner, buttonName, pos</text:span><text:span text:style-name="symbol0_5f_python"><text:span text:style-name="T1">)</text:span></text:span><text:span text:style-name="T1">:</text:span></text:p>
      <text:p text:style-name="P1"><text:span text:style-name="T1"><text:s text:c="8"/>Button.</text:span><text:span text:style-name="keyword3_5f_python"><text:span text:style-name="T1">__init__</text:span></text:span><text:span text:style-name="symbol0_5f_python"><text:span text:style-name="T1">(</text:span></text:span><text:span text:style-name="keyword1_5f_python"><text:span text:style-name="T1">self</text:span></text:span><text:span text:style-name="T1">, master = master</text:span><text:span text:style-name="symbol0_5f_python"><text:span text:style-name="T1">)</text:span></text:span></text:p>
      <text:p text:style-name="P1"><text:soft-page-break/><text:span text:style-name="T1"/></text:p>
      <text:p text:style-name="P1"><text:span text:style-name="T1"><text:s text:c="8"/>r = pos</text:span><text:span text:style-name="symbol0_5f_python"><text:span text:style-name="T1">[</text:span></text:span><text:span text:style-name="number_5f_python"><text:span text:style-name="T1">0</text:span></text:span><text:span text:style-name="symbol0_5f_python"><text:span text:style-name="T1">]</text:span></text:span></text:p>
      <text:p text:style-name="P1"><text:span text:style-name="T1"><text:s text:c="8"/>c = pos</text:span><text:span text:style-name="symbol0_5f_python"><text:span text:style-name="T1">[</text:span></text:span><text:span text:style-name="number_5f_python"><text:span text:style-name="T1">1</text:span></text:span><text:span text:style-name="symbol0_5f_python"><text:span text:style-name="T1">]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text = </text:span><text:span text:style-name="string_5f_python"><text:span text:style-name="T1">"Browse"</text:span></text:span><text:span text:style-name="T1">, command = </text:span><text:span text:style-name="keyword0_5f_python"><text:span text:style-name="T1">lambda</text:span></text:span><text:span text:style-name="T1">:owner.</text:span><text:span text:style-name="member0_5f_python"><text:span text:style-name="T1">buttonHandler</text:span></text:span><text:span text:style-name="symbol0_5f_python"><text:span text:style-name="T1">(</text:span></text:span><text:span text:style-name="T1">buttonName</text:span><text:span text:style-name="symbol0_5f_python"><text:span text:style-name="T1">)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configure</text:span></text:span><text:span text:style-name="symbol0_5f_python"><text:span text:style-name="T1">(</text:span></text:span><text:span text:style-name="T1">state = </text:span><text:span text:style-name="string_5f_python"><text:span text:style-name="T1">"disabled"</text:span></text:span><text:span text:style-name="symbol0_5f_python"><text:span text:style-name="T1">)</text:span></text:span></text:p>
      <text:p text:style-name="P1"><text:span text:style-name="T1"><text:s text:c="8"/></text:span><text:span text:style-name="keyword1_5f_python"><text:span text:style-name="T1">self</text:span></text:span><text:span text:style-name="T1">.</text:span><text:span text:style-name="member0_5f_python"><text:span text:style-name="T1">grid</text:span></text:span><text:span text:style-name="symbol0_5f_python"><text:span text:style-name="T1">(</text:span></text:span><text:span text:style-name="T1">row = r, column = c, padx = </text:span><text:span text:style-name="number_5f_python"><text:span text:style-name="T1">5</text:span></text:span><text:span text:style-name="T1">, pady = </text:span><text:span text:style-name="number_5f_python"><text:span text:style-name="T1">5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/></text:p>
      <text:p text:style-name="P1"><text:span text:style-name="comment0_5f_python"><text:span text:style-name="T1">#-------------------------------------------------</text:span></text:span></text:p>
      <text:p text:style-name="P1"><text:span text:style-name="comment0_5f_python"><text:span text:style-name="T1"># MAIN</text:span></text:span></text:p>
      <text:p text:style-name="P1"><text:span text:style-name="comment0_5f_python"><text:span text:style-name="T1">#-------------------------------------------------</text:span></text:span></text:p>
      <text:p text:style-name="P1"><text:span text:style-name="T1"/></text:p>
      <text:p text:style-name="P1"><text:span text:style-name="keyword0_5f_python"><text:span text:style-name="T1">if</text:span></text:span><text:span text:style-name="T1"> __name__ == </text:span><text:span text:style-name="string_5f_python"><text:span text:style-name="T1">"__main__"</text:span></text:span><text:span text:style-name="T1">:</text:span></text:p>
      <text:p text:style-name="P1"><text:span text:style-name="T1"/></text:p>
      <text:p text:style-name="P1"><text:span text:style-name="T1"><text:s text:c="4"/>root = Tk</text:span><text:span text:style-name="symbol0_5f_python"><text:span text:style-name="T1">()</text:span></text:span></text:p>
      <text:p text:style-name="P1"><text:span text:style-name="T1"><text:s text:c="4"/>app = Dup_GUI</text:span><text:span text:style-name="symbol0_5f_python"><text:span text:style-name="T1">(</text:span></text:span><text:span text:style-name="T1">root</text:span><text:span text:style-name="symbol0_5f_python"><text:span text:style-name="T1">)</text:span></text:span></text:p>
      <text:p text:style-name="P1"><text:span text:style-name="T1"><text:s text:c="4"/>app.</text:span><text:span text:style-name="member0_5f_python"><text:span text:style-name="T1">master</text:span></text:span><text:span text:style-name="T1">.</text:span><text:span text:style-name="member0_5f_python"><text:span text:style-name="T1">title</text:span></text:span><text:span text:style-name="symbol0_5f_python"><text:span text:style-name="T1">(</text:span></text:span><text:span text:style-name="string_5f_python"><text:span text:style-name="T1">"Python Duplicator"</text:span>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4"/>no_of_dest_drives = </text:span><text:span text:style-name="number_5f_python"><text:span text:style-name="T1">4</text:span></text:span></text:p>
      <text:p text:style-name="P1"><text:span text:style-name="T1"><text:s text:c="4"/>app.</text:span><text:span text:style-name="member0_5f_python"><text:span text:style-name="T1">duplicator</text:span></text:span><text:span text:style-name="T1"> = Duplicator</text:span><text:span text:style-name="symbol0_5f_python"><text:span text:style-name="T1">(</text:span></text:span><text:span text:style-name="T1">app.</text:span><text:span text:style-name="member0_5f_python"><text:span text:style-name="T1">mainFrame</text:span></text:span><text:span text:style-name="T1">, app, no_of_dest_drives</text:span><text:span text:style-name="symbol0_5f_python"><text:span text:style-name="T1">)</text:span></text:span></text:p>
      <text:p text:style-name="P1"><text:span text:style-name="T1"/></text:p>
      <text:p text:style-name="P1"><text:span text:style-name="T1"><text:s text:c="4"/>root.</text:span><text:span text:style-name="member0_5f_python"><text:span text:style-name="T1">mainloop</text:span></text:span><text:span text:style-name="symbol0_5f_python"><text:span text:style-name="T1">(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comment0_5f_python" style:display-name="comment0_python" style:family="text">
      <style:text-properties fo:color="#808080" fo:font-style="italic" fo:font-weight="normal"/>
    </style:style>
    <style:style style:name="string_5f_python" style:display-name="string_python" style:family="text">
      <style:text-properties fo:color="#483d8b" fo:font-style="normal" fo:font-weight="normal"/>
    </style:style>
    <style:style style:name="keyword0_5f_python" style:display-name="keyword0_python" style:family="text">
      <style:text-properties fo:color="#ff7700" fo:font-style="normal" fo:font-weight="bold"/>
    </style:style>
    <style:style style:name="keyword2_5f_python" style:display-name="keyword2_python" style:family="text">
      <style:text-properties fo:color="#dc143c" fo:font-style="normal" fo:font-weight="normal"/>
    </style:style>
    <style:style style:name="member0_5f_python" style:display-name="member0_python" style:family="text">
      <style:text-properties fo:color="#000000" fo:font-style="normal" fo:font-weight="normal"/>
    </style:style>
    <style:style style:name="symbol0_5f_python" style:display-name="symbol0_python" style:family="text">
      <style:text-properties fo:color="#66cc66" fo:font-style="normal" fo:font-weight="normal"/>
    </style:style>
    <style:style style:name="keyword1_5f_python" style:display-name="keyword1_python" style:family="text">
      <style:text-properties fo:color="#008000" fo:font-style="normal" fo:font-weight="normal"/>
    </style:style>
    <style:style style:name="keyword3_5f_python" style:display-name="keyword3_python" style:family="text">
      <style:text-properties fo:color="#0000cd" fo:font-style="normal" fo:font-weight="normal"/>
    </style:style>
    <style:style style:name="number_5f_python" style:display-name="number_python" style:family="text">
      <style:text-properties fo:color="#ff4500" fo:font-style="normal" fo:font-weight="normal"/>
    </style:style>
    <style:style style:name="escaped_5f_python" style:display-name="escaped_python" style:family="text">
      <style:text-properties fo:color="#000099" fo:font-style="normal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0:15:33</meta:creation-date>
    <dc:date>2015-03-10T13:16:30</dc:date>
    <meta:editing-duration>PT2H36M</meta:editing-duration>
    <meta:editing-cycles>2</meta:editing-cycles>
    <meta:generator>LibreOffice/3.6$Linux_ARM_EABI LibreOffice_project/360m1$Build-2</meta:generator>
    <meta:document-statistic meta:table-count="0" meta:image-count="0" meta:object-count="0" meta:page-count="15" meta:paragraph-count="573" meta:word-count="2574" meta:character-count="28019" meta:non-whitespace-character-count="20542"/>
  </office:meta>
</office:document-meta>
</file>